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0000000000800000008BD5449D7ED510C64.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0800000008A5D87D6368619DAA.png" manifest:media-type="image/png"/>
  <manifest:file-entry manifest:full-path="layout-cache" manifest:media-type="application/binary"/>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OpenSymbol2" svg:font-family="OpenSymbol"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9.149cm" table:align="left" fo:background-color="transparent">
        <style:background-image/>
      </style:table-properties>
    </style:style>
    <style:style style:name="Table1.A" style:family="table-column">
      <style:table-column-properties style:column-width="1.667cm"/>
    </style:style>
    <style:style style:name="Table1.B" style:family="table-column">
      <style:table-column-properties style:column-width="1.244cm"/>
    </style:style>
    <style:style style:name="Table1.E" style:family="table-column">
      <style:table-column-properties style:column-width="1.245cm"/>
    </style:style>
    <style:style style:name="Table1.F" style:family="table-column">
      <style:table-column-properties style:column-width="1.258cm"/>
    </style:style>
    <style:style style:name="Table1.G" style:family="table-column">
      <style:table-column-properties style:column-width="1.249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1.B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2" style:family="table-row">
      <style:table-row-properties style:min-row-height="0.794cm" fo:background-color="transparent">
        <style:background-image/>
      </style:table-row-properties>
    </style:style>
    <style:style style:name="Table1.A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Tableau1" style:family="table">
      <style:table-properties style:width="9.149cm" table:align="left" fo:background-color="transparent">
        <style:background-image/>
      </style:table-properties>
    </style:style>
    <style:style style:name="Tableau1.A" style:family="table-column">
      <style:table-column-properties style:column-width="1.672cm"/>
    </style:style>
    <style:style style:name="Tableau1.B" style:family="table-column">
      <style:table-column-properties style:column-width="1.247cm"/>
    </style:style>
    <style:style style:name="Tableau1.D" style:family="table-column">
      <style:table-column-properties style:column-width="1.249cm"/>
    </style:style>
    <style:style style:name="Tableau1.G" style:family="table-column">
      <style:table-column-properties style:column-width="1.24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Standard">
      <style:text-properties officeooo:paragraph-rsid="007c1fac"/>
    </style:style>
    <style:style style:name="P7" style:family="paragraph" style:parent-style-name="Standard">
      <style:text-properties officeooo:rsid="0094f775" officeooo:paragraph-rsid="00be6aa4"/>
    </style:style>
    <style:style style:name="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6"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text-properties officeooo:rsid="00178920" officeooo:paragraph-rsid="00178920"/>
    </style:style>
    <style:style style:name="P19" style:family="paragraph" style:parent-style-name="Footer">
      <style:text-properties officeooo:paragraph-rsid="002aae15"/>
    </style:style>
    <style:style style:name="P20"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_5f_En-tête">
      <style:text-properties fo:language="zxx" fo:country="none" officeooo:rsid="004e0c0b" officeooo:paragraph-rsid="004e0c0b" style:language-asian="zxx" style:country-asian="none"/>
    </style:style>
    <style:style style:name="P28" style:family="paragraph" style:parent-style-name="Folio">
      <style:paragraph-properties fo:text-align="center" style:justify-single-word="false"/>
      <style:text-properties fo:font-size="8pt" officeooo:paragraph-rsid="001ce334" style:font-size-asian="8pt" style:font-size-complex="8pt"/>
    </style:style>
    <style:style style:name="P29" style:family="paragraph" style:parent-style-name="Standard" style:master-page-name="">
      <loext:graphic-properties draw:fill="none"/>
      <style:paragraph-properties fo:margin-left="0cm" fo:margin-right="0cm" fo:margin-top="0.101cm" fo:margin-bottom="0.101cm" loext:contextual-spacing="false" fo:line-height="0.43cm" fo:orphans="2" fo:widows="2" fo:text-indent="0cm" style:auto-text-indent="false" style:page-number="auto" fo:background-color="transparent" style:shadow="none">
        <style:tab-stops/>
      </style:paragraph-properties>
      <style:text-properties officeooo:paragraph-rsid="00b96d35"/>
    </style:style>
    <style:style style:name="P30" style:family="paragraph" style:parent-style-name="_5f_Paragraphe_20_livret_20_" style:master-page-name="">
      <loext:graphic-properties draw:fill="none"/>
      <style:paragraph-properties fo:margin-left="0cm" fo:margin-right="0cm" fo:margin-top="0.499cm" fo:margin-bottom="0cm" loext:contextual-spacing="false" fo:text-align="start" style:justify-single-word="false" fo:text-indent="0cm" style:auto-text-indent="false" style:page-number="auto" fo:background-color="transparent" style:shadow="none">
        <style:tab-stops/>
      </style:paragraph-properties>
    </style:style>
    <style:style style:name="P31" style:family="paragraph" style:parent-style-name="Standard" style:master-page-name="">
      <style:paragraph-properties fo:margin-top="0cm" fo:margin-bottom="0cm" loext:contextual-spacing="false" style:page-number="auto" fo:break-before="auto" fo:break-after="auto"/>
      <style:text-properties style:font-name="Bitstream Vera Sans2" fo:font-size="10pt" officeooo:paragraph-rsid="00290c92" style:font-size-asian="10pt" style:font-size-complex="10pt"/>
    </style:style>
    <style:style style:name="P32" style:family="paragraph" style:parent-style-name="Standard">
      <style:paragraph-properties fo:margin-top="0cm" fo:margin-bottom="0cm" loext:contextual-spacing="false" fo:text-align="center" style:justify-single-word="false"/>
      <style:text-properties officeooo:paragraph-rsid="003089c0"/>
    </style:style>
    <style:style style:name="P33" style:family="paragraph" style:parent-style-name="_5f_Paragraphe_20_livret_20_">
      <style:text-properties style:font-name="Bitstream Vera Sans2" fo:font-weight="normal" officeooo:paragraph-rsid="007c1fac" style:font-weight-asian="normal" style:font-weight-complex="normal"/>
    </style:style>
    <style:style style:name="P34" style:family="paragraph" style:parent-style-name="_5f_Paragraphe_20_livret_20_">
      <style:text-properties style:font-name="Bitstream Vera Sans2" fo:font-size="5pt" fo:font-weight="normal" officeooo:paragraph-rsid="007c1fac" style:font-size-asian="5pt" style:font-weight-asian="normal" style:font-size-complex="5pt" style:font-weight-complex="normal"/>
    </style:style>
    <style:style style:name="P35" style:family="paragraph" style:parent-style-name="_5f_Paragraphe_20_livret_20_">
      <style:text-properties style:font-name="Bitstream Vera Sans2" fo:font-size="10pt" fo:font-weight="normal" officeooo:paragraph-rsid="007c1fac" style:font-size-asian="10pt" style:font-weight-asian="normal" style:font-size-complex="10pt" style:font-weight-complex="normal"/>
    </style:style>
    <style:style style:name="P36" style:family="paragraph" style:parent-style-name="_5f_Paragraphe_20_livret_20_">
      <style:text-properties fo:font-size="5pt" officeooo:paragraph-rsid="007ca1da" style:font-size-asian="5pt" style:font-size-complex="5pt"/>
    </style:style>
    <style:style style:name="P37" style:family="paragraph" style:parent-style-name="_5f_Paragraphe_20_livret_20_">
      <style:text-properties fo:font-size="2pt" officeooo:paragraph-rsid="007ca1da" style:font-size-asian="2pt" style:font-size-complex="2pt"/>
    </style:style>
    <style:style style:name="P38" style:family="paragraph" style:parent-style-name="_5f_Paragraphe_20_livret_20_">
      <style:text-properties officeooo:paragraph-rsid="007ca1da"/>
    </style:style>
    <style:style style:name="P39" style:family="paragraph" style:parent-style-name="_5f_Paragraphe_20_livret_20_">
      <style:text-properties officeooo:paragraph-rsid="00355032"/>
    </style:style>
    <style:style style:name="P40" style:family="paragraph" style:parent-style-name="_5f_Paragraphe_20_livret_20_">
      <style:text-properties officeooo:paragraph-rsid="00592593"/>
    </style:style>
    <style:style style:name="P41" style:family="paragraph" style:parent-style-name="FILET_5f_POINTILLES">
      <style:text-properties officeooo:paragraph-rsid="00b5b071"/>
    </style:style>
    <style:style style:name="P42" style:family="paragraph" style:parent-style-name="FILET_5f_POINTILLES">
      <style:text-properties officeooo:paragraph-rsid="00b7eb5e"/>
    </style:style>
    <style:style style:name="P43" style:family="paragraph" style:parent-style-name="_5f_Paragraphe_20_livret_20_">
      <style:paragraph-properties fo:margin-left="0cm" fo:margin-right="6.165cm" fo:margin-top="0.199cm" fo:margin-bottom="0.101cm" loext:contextual-spacing="false" fo:text-indent="0cm" style:auto-text-indent="false"/>
      <style:text-properties style:font-name="Bitstream Vera Sans2" fo:font-size="10pt" fo:font-weight="normal" officeooo:paragraph-rsid="007c1fac" style:font-size-asian="10pt" style:font-weight-asian="normal" style:font-size-complex="10pt" style:font-weight-complex="normal"/>
    </style:style>
    <style:style style:name="P44" style:family="paragraph" style:parent-style-name="_5f_Paragraphe_20_livret_20_réponse_20_élève">
      <style:paragraph-properties fo:margin-top="0.3cm" fo:margin-bottom="0.801cm" loext:contextual-spacing="false" fo:line-height="100%"/>
      <style:text-properties officeooo:paragraph-rsid="00b96d35"/>
    </style:style>
    <style:style style:name="P45" style:family="paragraph" style:parent-style-name="_5f_Paragraphe_20_livret_20_réponse_20_élève">
      <style:paragraph-properties fo:margin-top="0cm" fo:margin-bottom="0.101cm" loext:contextual-spacing="false" fo:line-height="100%"/>
      <style:text-properties officeooo:paragraph-rsid="00b96d35"/>
    </style:style>
    <style:style style:name="P46" style:family="paragraph" style:parent-style-name="FILET_5f_POINTILLES">
      <loext:graphic-properties draw:fill="none"/>
      <style:paragraph-properties fo:margin-left="0cm" fo:margin-right="3cm" fo:text-indent="0cm" style:auto-text-indent="false" fo:background-color="transparent" fo:keep-with-next="auto"/>
      <style:text-properties officeooo:paragraph-rsid="00b5b071"/>
    </style:style>
    <style:style style:name="P47" style:family="paragraph" style:parent-style-name="Standard">
      <style:paragraph-properties fo:margin-top="0cm" fo:margin-bottom="0.4cm" loext:contextual-spacing="false"/>
      <style:text-properties officeooo:paragraph-rsid="007c1fac"/>
    </style:style>
    <style:style style:name="P48" style:family="paragraph" style:parent-style-name="_5f_Paragraphe_20_livret_20_">
      <style:paragraph-properties fo:margin-top="0.499cm" fo:margin-bottom="0cm" loext:contextual-spacing="false"/>
    </style:style>
    <style:style style:name="P49" style:family="paragraph" style:parent-style-name="_5f_Paragraphe_20_livret_20_">
      <style:paragraph-properties fo:margin-top="0.499cm" fo:margin-bottom="0cm" loext:contextual-spacing="false"/>
      <style:text-properties fo:letter-spacing="-0.014cm"/>
    </style:style>
    <style:style style:name="P50" style:family="paragraph" style:parent-style-name="_5f_Paragraphe_20_livret_20_">
      <style:paragraph-properties fo:margin-top="0.101cm" fo:margin-bottom="0.131cm" loext:contextual-spacing="false"/>
    </style:style>
    <style:style style:name="P51" style:family="paragraph" style:parent-style-name="Exo_5f_Num">
      <style:text-properties officeooo:paragraph-rsid="00a2eeab"/>
    </style:style>
    <style:style style:name="P52" style:family="paragraph" style:parent-style-name="Exo_5f_Num" style:list-style-name="Num_5f_Exo">
      <style:text-properties officeooo:paragraph-rsid="00b7eb5e"/>
    </style:style>
    <style:style style:name="P53" style:family="paragraph" style:parent-style-name="Exo_5f_Num" style:list-style-name="Num_5f_Exo">
      <style:text-properties officeooo:paragraph-rsid="007c1fac"/>
    </style:style>
    <style:style style:name="P54" style:family="paragraph" style:parent-style-name="Exo_5f_Num" style:list-style-name="Num_5f_Exo">
      <style:paragraph-properties fo:text-align="justify" style:justify-single-word="false"/>
      <style:text-properties officeooo:paragraph-rsid="00b96d35"/>
    </style:style>
    <style:style style:name="P55" style:family="paragraph" style:parent-style-name="Exo_5f_Num">
      <style:text-properties officeooo:paragraph-rsid="007b40cc"/>
    </style:style>
    <style:style style:name="P56" style:family="paragraph" style:parent-style-name="Exo_5f_Num">
      <style:paragraph-properties fo:margin-top="0.9cm" fo:margin-bottom="0.101cm" loext:contextual-spacing="false"/>
    </style:style>
    <style:style style:name="P57" style:family="paragraph" style:parent-style-name="Exo_5f_Num" style:master-page-name="">
      <loext:graphic-properties draw:fill="none"/>
      <style:paragraph-properties fo:margin-left="0cm" fo:margin-right="3cm" fo:margin-top="0.801cm" fo:margin-bottom="0.101cm" loext:contextual-spacing="false" fo:text-indent="0cm" style:auto-text-indent="false" style:page-number="auto" fo:background-color="transparent" fo:keep-with-next="auto"/>
      <style:text-properties officeooo:paragraph-rsid="00b5b071"/>
    </style:style>
    <style:style style:name="P58" style:family="paragraph" style:parent-style-name="Exo_5f_Num" style:master-page-name="">
      <loext:graphic-properties draw:fill="none"/>
      <style:paragraph-properties fo:margin-left="0cm" fo:margin-right="3.401cm" fo:margin-top="0.801cm" fo:margin-bottom="0.101cm" loext:contextual-spacing="false" fo:line-height="100%" fo:text-align="start" style:justify-single-word="false" fo:text-indent="0cm" style:auto-text-indent="false" style:page-number="auto" fo:background-color="transparent" fo:keep-with-next="auto"/>
      <style:text-properties officeooo:paragraph-rsid="00b5b071"/>
    </style:style>
    <style:style style:name="P59" style:family="paragraph" style:parent-style-name="Exo_5f_Num" style:list-style-name="Num_5f_Exo">
      <style:paragraph-properties fo:margin-top="0.801cm" fo:margin-bottom="0.199cm" loext:contextual-spacing="false"/>
      <style:text-properties officeooo:paragraph-rsid="00be6aa4"/>
    </style:style>
    <style:style style:name="P60" style:family="paragraph" style:parent-style-name="Exo_5f_Num" style:list-style-name="Num_5f_Exo">
      <style:paragraph-properties fo:margin-top="1cm" fo:margin-bottom="0.101cm" loext:contextual-spacing="false"/>
    </style:style>
    <style:style style:name="P61" style:family="paragraph" style:parent-style-name="Exo_5f_Num">
      <style:paragraph-properties fo:margin-top="0.75cm" fo:margin-bottom="0.101cm" loext:contextual-spacing="false"/>
    </style:style>
    <style:style style:name="P62" style:family="paragraph" style:parent-style-name="Exo_5f_Num" style:list-style-name="Num_5f_Exo">
      <style:paragraph-properties fo:margin-top="0.94cm" fo:margin-bottom="0.101cm" loext:contextual-spacing="false" fo:text-align="start" style:justify-single-word="false"/>
      <style:text-properties officeooo:paragraph-rsid="00bcdb73"/>
    </style:style>
    <style:style style:name="P63" style:family="paragraph" style:parent-style-name="Exo_5f_Num">
      <style:paragraph-properties fo:margin-top="0.4cm" fo:margin-bottom="0.101cm" loext:contextual-spacing="false"/>
    </style:style>
    <style:style style:name="P64" style:family="paragraph" style:parent-style-name="FILET_5f_POINTILLES" style:list-style-name="_5f_Numérotation_20_des_20_exercices_20_livrets"/>
    <style:style style:name="P65" style:family="paragraph" style:parent-style-name="FILET_5f_POINTILLES" style:list-style-name="liste_5f_abc"/>
    <style:style style:name="P66" style:family="paragraph" style:parent-style-name="Standard" style:list-style-name="liste_5f_abc"/>
    <style:style style:name="P67" style:family="paragraph" style:parent-style-name="Standard" style:list-style-name="liste_5f_abc">
      <style:text-properties officeooo:paragraph-rsid="00a03b4e"/>
    </style:style>
    <style:style style:name="P68" style:family="paragraph" style:parent-style-name="Standard" style:list-style-name="_5f_Numérotation_20_des_20_exercices_20_livrets">
      <style:text-properties officeooo:paragraph-rsid="00ca5d8e"/>
    </style:style>
    <style:style style:name="P69" style:family="paragraph" style:parent-style-name="Standard" style:list-style-name="liste_5f_abc">
      <style:paragraph-properties fo:margin-top="0cm" fo:margin-bottom="0cm" loext:contextual-spacing="false"/>
      <style:text-properties fo:font-size="8pt" officeooo:paragraph-rsid="00bca6cf" style:font-size-asian="8pt" style:font-size-complex="8pt"/>
    </style:style>
    <style:style style:name="P70" style:family="paragraph" style:parent-style-name="Standard" style:list-style-name="Num_5f_Exo">
      <style:paragraph-properties fo:margin-top="0cm" fo:margin-bottom="0cm" loext:contextual-spacing="false" fo:text-align="justify" style:justify-single-word="false"/>
      <style:text-properties officeooo:paragraph-rsid="0072a77e"/>
    </style:style>
    <style:style style:name="P71" style:family="paragraph" style:parent-style-name="Standard" style:list-style-name="liste_5f_abc">
      <loext:graphic-properties draw:fill="none"/>
      <style:paragraph-properties fo:margin-left="0cm" fo:margin-right="3.401cm" fo:margin-top="0.199cm" fo:margin-bottom="0.199cm" loext:contextual-spacing="false" fo:line-height="100%" fo:text-align="start" style:justify-single-word="false" fo:text-indent="0cm" style:auto-text-indent="false" fo:background-color="transparent" fo:keep-with-next="auto"/>
      <style:text-properties officeooo:paragraph-rsid="00676c8b"/>
    </style:style>
    <style:style style:name="P72" style:family="paragraph" style:parent-style-name="Standard" style:list-style-name="liste_5f_abc">
      <loext:graphic-properties draw:fill="none"/>
      <style:paragraph-properties fo:margin-top="0.3cm" fo:margin-bottom="0.199cm" loext:contextual-spacing="false" fo:text-align="start" style:justify-single-word="false" fo:background-color="transparent"/>
      <style:text-properties officeooo:paragraph-rsid="00b5b071"/>
    </style:style>
    <style:style style:name="P73" style:family="paragraph" style:parent-style-name="Table_20_Contents" style:list-style-name="Num_5f_Exo">
      <style:paragraph-properties fo:margin-top="0cm" fo:margin-bottom="0cm" loext:contextual-spacing="false"/>
      <style:text-properties fo:font-size="9pt" fo:font-weight="bold" style:font-size-asian="9pt" style:font-weight-asian="bold" style:font-size-complex="9pt" style:font-weight-complex="bold"/>
    </style:style>
    <style:style style:name="P74" style:family="paragraph" style:parent-style-name="Table_20_Heading" style:list-style-name="Num_5f_Exo">
      <style:paragraph-properties fo:margin-top="0cm" fo:margin-bottom="0cm" loext:contextual-spacing="false" fo:text-align="center" style:justify-single-word="false"/>
      <style:text-properties style:font-name="Bitstream Vera Sans2" fo:font-size="9pt" fo:font-style="normal" fo:font-weight="normal" officeooo:paragraph-rsid="00681910" style:font-size-asian="9pt" style:font-style-asian="normal" style:font-weight-asian="normal" style:font-size-complex="9pt" style:font-style-complex="normal" style:font-weight-complex="normal"/>
    </style:style>
    <style:style style:name="P75" style:family="paragraph" style:parent-style-name="Table_20_Heading" style:list-style-name="Num_5f_Exo">
      <style:paragraph-properties fo:margin-top="0cm" fo:margin-bottom="0cm" loext:contextual-spacing="false" fo:text-align="center" style:justify-single-word="false"/>
      <style:text-properties style:font-name="Bitstream Vera Sans2" fo:font-size="9pt" fo:font-style="normal" fo:font-weight="normal" officeooo:paragraph-rsid="00b7eb5e" style:font-size-asian="9pt" style:font-style-asian="normal" style:font-weight-asian="normal" style:font-size-complex="9pt" style:font-style-complex="normal" style:font-weight-complex="normal"/>
    </style:style>
    <style:style style:name="P76" style:family="paragraph" style:parent-style-name="_5f_Paragraphe_20_livret_20_" style:list-style-name="liste_5f_abc">
      <style:text-properties officeooo:paragraph-rsid="0051a86f"/>
    </style:style>
    <style:style style:name="P77" style:family="paragraph" style:parent-style-name="_5f_Paragraphe_20_livret_20_" style:list-style-name="liste_5f_abc">
      <style:text-properties officeooo:paragraph-rsid="0057edc1"/>
    </style:style>
    <style:style style:name="P78" style:family="paragraph" style:parent-style-name="_5f_Paragraphe_20_livret_20_" style:list-style-name="liste_5f_abc">
      <style:text-properties officeooo:paragraph-rsid="00592593"/>
    </style:style>
    <style:style style:name="P79" style:family="paragraph" style:parent-style-name="_5f_Paragraphe_20_livret_20_" style:list-style-name="liste_5f_abc">
      <style:text-properties officeooo:paragraph-rsid="003089c0"/>
    </style:style>
    <style:style style:name="P80" style:family="paragraph" style:parent-style-name="_5f_Paragraphe_20_livret_20_" style:list-style-name="liste_5f_abc">
      <style:paragraph-properties fo:line-height="100%"/>
      <style:text-properties officeooo:rsid="0051dd75" officeooo:paragraph-rsid="0051dd75"/>
    </style:style>
    <style:style style:name="P81" style:family="paragraph" style:parent-style-name="_5f_Paragraphe_20_livret_20_" style:list-style-name="liste_5f_abc">
      <style:paragraph-properties fo:line-height="100%"/>
      <style:text-properties officeooo:rsid="00993439" officeooo:paragraph-rsid="00993439"/>
    </style:style>
    <style:style style:name="P82" style:family="paragraph" style:parent-style-name="_5f_Paragraphe_20_livret_20_" style:list-style-name="_5f_Numérotation_20_des_20_exercices_20_livrets">
      <style:text-properties officeooo:paragraph-rsid="00bca6cf"/>
    </style:style>
    <style:style style:name="P83" style:family="paragraph" style:parent-style-name="_5f_Paragraphe_20_livret_20_" style:list-style-name="_5f_Numérotation_20_des_20_exercices_20_livrets">
      <style:text-properties officeooo:paragraph-rsid="00bc4f21"/>
    </style:style>
    <style:style style:name="P84" style:family="paragraph" style:parent-style-name="_5f_Paragraphe_20_livret_20_" style:list-style-name="liste_5f_abc">
      <style:paragraph-properties fo:margin-top="0.101cm" fo:margin-bottom="0.4cm" loext:contextual-spacing="false" fo:line-height="100%"/>
      <style:text-properties officeooo:paragraph-rsid="00993439"/>
    </style:style>
    <style:style style:name="P85" style:family="paragraph" style:parent-style-name="_5f_Paragraphe_20_livret_20_" style:list-style-name="liste_5f_abc">
      <style:paragraph-properties fo:margin-top="0.499cm" fo:margin-bottom="0.101cm" loext:contextual-spacing="false"/>
      <style:text-properties officeooo:paragraph-rsid="005788bc"/>
    </style:style>
    <style:style style:name="P86" style:family="paragraph" style:parent-style-name="_5f_Paragraphe_20_livret_20_" style:list-style-name="liste_5f_abc">
      <style:paragraph-properties fo:margin-top="0cm" fo:margin-bottom="0cm" loext:contextual-spacing="false"/>
      <style:text-properties officeooo:paragraph-rsid="00592593"/>
    </style:style>
    <style:style style:name="P87" style:family="paragraph" style:parent-style-name="_5f_Paragraphe_20_livret_20_" style:list-style-name="liste_5f_abc">
      <style:paragraph-properties fo:margin-top="1.85cm" fo:margin-bottom="0cm" loext:contextual-spacing="false" fo:line-height="0.499cm" fo:text-align="start" style:justify-single-word="false"/>
      <style:text-properties officeooo:paragraph-rsid="003089c0"/>
    </style:style>
    <style:style style:name="P88" style:family="paragraph" style:parent-style-name="_5f_Paragraphe_20_livret_20_" style:list-style-name="liste_5f_abc">
      <style:paragraph-properties fo:margin-top="1cm" fo:margin-bottom="0cm" loext:contextual-spacing="false" fo:line-height="0.499cm" fo:text-align="start" style:justify-single-word="false"/>
      <style:text-properties officeooo:paragraph-rsid="003089c0"/>
    </style:style>
    <style:style style:name="P89" style:family="paragraph" style:parent-style-name="_5f_Paragraphe_20_livret_20_" style:list-style-name="liste_5f_abc">
      <style:paragraph-properties fo:margin-top="1.499cm" fo:margin-bottom="0cm" loext:contextual-spacing="false" fo:line-height="0.499cm" fo:text-align="justify" style:justify-single-word="false"/>
      <style:text-properties officeooo:paragraph-rsid="00a12d4a"/>
    </style:style>
    <style:style style:name="P90" style:family="paragraph" style:parent-style-name="_5f_Paragraphe_20_livret_20_" style:list-style-name="liste_5f_abc">
      <loext:graphic-properties draw:fill="none"/>
      <style:paragraph-properties fo:margin-left="0cm" fo:margin-right="3cm" fo:text-indent="0cm" style:auto-text-indent="false" fo:background-color="transparent" fo:keep-with-next="auto"/>
    </style:style>
    <style:style style:name="P91" style:family="paragraph" style:parent-style-name="_5f_Paragraphe_20_livret_20_" style:list-style-name="liste_5f_abc">
      <loext:graphic-properties draw:fill="none"/>
      <style:paragraph-properties fo:margin-left="0cm" fo:margin-right="3cm" fo:text-indent="0cm" style:auto-text-indent="false" fo:background-color="transparent" fo:keep-with-next="auto"/>
      <style:text-properties officeooo:paragraph-rsid="00b5b071"/>
    </style:style>
    <style:style style:name="P92" style:family="paragraph" style:parent-style-name="_5f_Paragraphe_20_livret_20_" style:list-style-name="Num_5f_Exo" style:master-page-name="">
      <loext:graphic-properties draw:fill="none"/>
      <style:paragraph-properties fo:margin-left="0cm" fo:margin-right="3.5cm" fo:text-align="justify" style:justify-single-word="false" fo:text-indent="0cm" style:auto-text-indent="false" style:page-number="auto" fo:background-color="transparent" style:shadow="none">
        <style:tab-stops/>
      </style:paragraph-properties>
      <style:text-properties officeooo:paragraph-rsid="00b96d35"/>
    </style:style>
    <style:style style:name="P93" style:family="paragraph" style:parent-style-name="_5f_Paragraphe_20_livret_20_" style:list-style-name="Num_5f_Exo" style:master-page-name="">
      <loext:graphic-properties draw:fill="none"/>
      <style:paragraph-properties fo:margin-left="0cm" fo:margin-right="3.799cm" fo:margin-top="0.101cm" fo:margin-bottom="0.101cm" loext:contextual-spacing="false" fo:text-align="start" style:justify-single-word="false" fo:text-indent="0cm" style:auto-text-indent="false" style:page-number="auto" fo:background-color="transparent" style:shadow="none">
        <style:tab-stops/>
      </style:paragraph-properties>
      <style:text-properties officeooo:paragraph-rsid="00b96d35"/>
    </style:style>
    <style:style style:name="P94" style:family="paragraph" style:parent-style-name="_5f_Paragraphe_20_livret_20_" style:list-style-name="Num_5f_Exo" style:master-page-name="">
      <loext:graphic-properties draw:fill="none"/>
      <style:paragraph-properties fo:margin-left="0cm" fo:margin-right="4.2cm" fo:margin-top="0.101cm" fo:margin-bottom="0cm" loext:contextual-spacing="false" fo:text-align="start" style:justify-single-word="false" fo:text-indent="0cm" style:auto-text-indent="false" style:page-number="auto" fo:background-color="transparent" style:shadow="none">
        <style:tab-stops/>
      </style:paragraph-properties>
      <style:text-properties officeooo:paragraph-rsid="00c097e0"/>
    </style:style>
    <style:style style:name="P95" style:family="paragraph" style:parent-style-name="_5f_Paragraphe_20_livret_20_" style:list-style-name="liste_5f_abc">
      <style:paragraph-properties fo:margin-top="0.3cm" fo:margin-bottom="0cm" loext:contextual-spacing="false"/>
    </style:style>
    <style:style style:name="P96" style:family="paragraph" style:parent-style-name="_5f_Paragraphe_20_livret_20_" style:list-style-name="liste_5f_abc">
      <style:paragraph-properties fo:margin-top="0.3cm" fo:margin-bottom="0cm" loext:contextual-spacing="false"/>
      <style:text-properties officeooo:paragraph-rsid="007c1fac"/>
    </style:style>
    <style:style style:name="P97" style:family="paragraph" style:parent-style-name="_5f_Paragraphe_20_livret_20_" style:list-style-name="liste_5f_abc">
      <style:paragraph-properties fo:margin-top="0.3cm" fo:margin-bottom="0cm" loext:contextual-spacing="false"/>
      <style:text-properties officeooo:paragraph-rsid="007ca1da"/>
    </style:style>
    <style:style style:name="P98" style:family="paragraph" style:parent-style-name="_5f_Paragraphe_20_livret_20_" style:list-style-name="liste_5f_abc">
      <style:paragraph-properties fo:margin-top="0.3cm" fo:margin-bottom="0cm" loext:contextual-spacing="false"/>
      <style:text-properties officeooo:paragraph-rsid="00bcdb73"/>
    </style:style>
    <style:style style:name="P99" style:family="paragraph" style:parent-style-name="_5f_Paragraphe_20_livret_20_" style:list-style-name="liste_5f_abc">
      <style:paragraph-properties fo:margin-top="0.101cm" fo:margin-bottom="0cm" loext:contextual-spacing="false"/>
    </style:style>
    <style:style style:name="P100" style:family="paragraph" style:parent-style-name="_5f_Paragraphe_20_livret_20_">
      <style:paragraph-properties fo:margin-top="0.101cm" fo:margin-bottom="0cm" loext:contextual-spacing="false"/>
      <style:text-properties officeooo:paragraph-rsid="00592593"/>
    </style:style>
    <style:style style:name="P101" style:family="paragraph" style:parent-style-name="_5f_Paragraphe_20_livret_20_réponse_20_élève" style:list-style-name="Num_5f_Exo"/>
    <style:style style:name="P102" style:family="paragraph" style:parent-style-name="_5f_Paragraphe_20_livret_20_réponse_20_élève" style:list-style-name="Num_5f_Exo">
      <style:text-properties officeooo:paragraph-rsid="00b96d35"/>
    </style:style>
    <style:style style:name="P103" style:family="paragraph" style:parent-style-name="_5f_Paragraphe_20_livret_20_réponse_20_élève" style:list-style-name="Num_5f_Exo">
      <style:text-properties officeooo:paragraph-rsid="00bca6cf"/>
    </style:style>
    <style:style style:name="P104" style:family="paragraph" style:parent-style-name="_5f_Paragraphe_20_livret_20_réponse_20_élève" style:list-style-name="L1">
      <style:paragraph-properties fo:margin-left="0cm" fo:margin-right="3.5cm" fo:text-indent="0cm" style:auto-text-indent="false"/>
      <style:text-properties officeooo:paragraph-rsid="0094f775"/>
    </style:style>
    <style:style style:name="P105" style:family="paragraph" style:parent-style-name="_5f_Paragraphe_20_livret_20_réponse_20_élève" style:list-style-name="L1">
      <style:paragraph-properties fo:margin-left="0cm" fo:margin-right="3.5cm" fo:text-indent="0cm" style:auto-text-indent="false"/>
      <style:text-properties officeooo:paragraph-rsid="00bc4f21"/>
    </style:style>
    <style:style style:name="P106" style:family="paragraph" style:parent-style-name="_5f_Paragraphe_20_livret_20_réponse_20_élève" style:list-style-name="L1">
      <style:paragraph-properties fo:margin-left="0cm" fo:margin-right="3.5cm" fo:text-indent="0cm" style:auto-text-indent="false">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271cm" style:leader-style="dotted" style:leader-text="."/>
          <style:tab-stop style:position="6.959cm" style:leader-style="dotted" style:leader-text="."/>
          <style:tab-stop style:position="7.594cm" style:leader-style="dotted" style:leader-text="."/>
          <style:tab-stop style:position="8.999cm" style:leader-style="dotted" style:leader-text="."/>
        </style:tab-stops>
      </style:paragraph-properties>
      <style:text-properties officeooo:paragraph-rsid="00bc4f21"/>
    </style:style>
    <style:style style:name="P107" style:family="paragraph" style:parent-style-name="_5f_Paragraphe_20_livret_20_réponse_20_élève" style:list-style-name="Num_5f_Exo">
      <style:paragraph-properties fo:margin-top="0cm" fo:margin-bottom="0cm" loext:contextual-spacing="false" fo:text-align="center" style:justify-single-word="false"/>
      <style:text-properties officeooo:paragraph-rsid="00681910"/>
    </style:style>
    <style:style style:name="P108" style:family="paragraph" style:parent-style-name="_5f_Paragraphe_20_livret_20_réponse_20_élève" style:list-style-name="Num_5f_Exo">
      <style:paragraph-properties fo:margin-top="0cm" fo:margin-bottom="0cm" loext:contextual-spacing="false" fo:text-align="center" style:justify-single-word="false"/>
      <style:text-properties officeooo:paragraph-rsid="00b7eb5e"/>
    </style:style>
    <style:style style:name="P109" style:family="paragraph" style:parent-style-name="_5f_Paragraphe_20_livret_20_réponse_20_élève" style:list-style-name="Num_5f_Exo" style:master-page-name="">
      <loext:graphic-properties draw:fill="none"/>
      <style:paragraph-properties fo:margin-left="0cm" fo:margin-right="0cm" fo:margin-top="0cm" fo:margin-bottom="0cm" loext:contextual-spacing="false" style:line-height-at-least="0.7cm" fo:text-align="justify" style:justify-single-word="false" fo:text-indent="0cm" style:auto-text-indent="false" style:page-number="auto" fo:background-color="transparent" style:shadow="none">
        <style:tab-stops/>
      </style:paragraph-properties>
      <style:text-properties officeooo:paragraph-rsid="00cacb20"/>
    </style:style>
    <style:style style:name="P110" style:family="paragraph" style:parent-style-name="_5f_Paragraphe_20_livret_20_réponse_20_élève" style:list-style-name="Num_5f_Exo">
      <loext:graphic-properties draw:fill="none"/>
      <style:paragraph-properties fo:margin-left="0cm" fo:margin-right="0cm" fo:margin-top="0.199cm" fo:margin-bottom="0cm" loext:contextual-spacing="false" style:line-height-at-least="0.7cm" fo:text-align="justify" style:justify-single-word="false" fo:text-indent="0cm" style:auto-text-indent="false" fo:background-color="transparent" style:shadow="none">
        <style:tab-stops/>
      </style:paragraph-properties>
    </style:style>
    <style:style style:name="P111" style:family="paragraph" style:parent-style-name="_5f_Paragraphe_20_livret_20_réponse_20_élève" style:list-style-name="Num_5f_Exo">
      <style:paragraph-properties fo:margin-top="0.199cm" fo:margin-bottom="0cm" loext:contextual-spacing="false"/>
    </style:style>
    <style:style style:name="P112" style:family="paragraph" style:parent-style-name="_5f_Pied_20_de_20_page" style:list-style-name="">
      <style:paragraph-properties fo:text-align="end" style:justify-single-word="false"/>
    </style:style>
    <style:style style:name="P113" style:family="paragraph" style:parent-style-name="_5f_Pied_20_de_20_page">
      <style:paragraph-properties fo:text-align="end" style:justify-single-word="false"/>
    </style:style>
    <style:style style:name="P114" style:family="paragraph" style:parent-style-name="_5f_Pied_20_de_20_page" style:list-style-name=""/>
    <style:style style:name="P1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16" style:family="paragraph" style:parent-style-name="_5f_Titre_20_d_27_exercices_20_livret" style:list-style-name="Num_5f_Exo">
      <style:paragraph-properties fo:text-align="justify" style:justify-single-word="false"/>
      <style:text-properties fo:font-style="normal" fo:font-weight="bold" officeooo:paragraph-rsid="006863b8" style:font-style-asian="normal" style:font-weight-asian="bold" style:font-style-complex="normal" style:font-weight-complex="bold"/>
    </style:style>
    <style:style style:name="P117" style:family="paragraph" style:parent-style-name="_5f_Titre_20_d_27_exercices_20_livret" style:list-style-name="Num_5f_Exo">
      <style:paragraph-properties fo:margin-top="1cm" fo:margin-bottom="0.199cm" loext:contextual-spacing="false" fo:text-align="justify" style:justify-single-word="false"/>
      <style:text-properties fo:font-style="normal" fo:font-weight="bold" officeooo:paragraph-rsid="006863b8" style:font-style-asian="normal" style:font-weight-asian="bold" style:font-style-complex="normal" style:font-weight-complex="bold"/>
    </style:style>
    <style:style style:name="P118"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style:page-number="104" fo:break-before="auto" fo:break-after="auto" style:shadow="none"/>
      <style:text-properties style:font-name="Bitstream Vera Sans2" fo:font-size="10pt" fo:font-style="normal" fo:font-weight="bold" officeooo:rsid="00290c92" officeooo:paragraph-rsid="00355032" style:font-size-asian="10pt" style:font-style-asian="normal" style:font-weight-asian="bold" style:font-size-complex="10pt" style:font-style-complex="normal" style:font-weight-complex="bold"/>
    </style:style>
    <style:style style:name="P11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fffff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writing-mode="lr-tb"/>
    </style:style>
    <style:style style:name="P12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2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5"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26" style:family="paragraph">
      <style:paragraph-properties fo:margin-left="0cm" fo:margin-right="0cm" fo:margin-top="0cm" fo:margin-bottom="0cm" fo:line-height="100%" fo:text-indent="0cm"/>
    </style:style>
    <style:style style:name="P12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29"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3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2" fo:font-size="11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2" style:family="paragraph">
      <loext:graphic-properties draw:fill="none" draw:fill-color="#99cc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6"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3" fo:font-size="9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000000"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Bitstream Vera Sans3" fo:font-size="1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2"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4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2" style:family="paragraph">
      <style:paragraph-properties fo:margin-left="0cm" fo:margin-right="0cm" fo:margin-top="0cm" fo:margin-bottom="0cm" fo:line-height="100%" fo:text-indent="0cm"/>
      <style:text-properties fo:font-size="10pt" style:font-size-asian="10pt" style:font-size-complex="10pt"/>
    </style:style>
    <style:style style:name="P14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2" fo:font-size="10pt" fo:font-style="italic"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44" style:family="paragraph">
      <loext:graphic-properties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45" style:family="paragraph">
      <loext:graphic-properties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46" style:family="paragraph">
      <loext:graphic-properties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4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ffffff"/>
      <style:text-properties fo:color="#6666ff" style:font-name="Bitstream Vera Sans2" fo:font-size="10pt" style:font-size-asian="10pt" style:font-size-complex="10pt"/>
    </style:style>
    <style:style style:name="P149" style:family="paragraph">
      <loext:graphic-properties draw:fill="none" draw:fill-color="#ffffff"/>
      <style:text-properties fo:color="#009900" style:font-name="Bitstream Vera Sans2" fo:font-size="10pt" style:font-size-asian="10pt" style:font-size-complex="10pt"/>
    </style:style>
    <style:style style:name="P15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2" fo:font-size="9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2"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5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4" style:family="paragraph">
      <loext:graphic-properties draw:fill="bitmap" draw:fill-color="#99ccff" draw:fill-image-name="Bitmape_20_17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5" style:family="paragraph">
      <loext:graphic-properties draw:fill="bitmap" draw:fill-color="#99ccff" draw:fill-image-name="Bitmape_20_17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2"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7" style:family="paragraph">
      <loext:graphic-properties draw:fill="solid" draw:fill-color="#80808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8" style:family="paragraph">
      <loext:graphic-properties draw:fill="none" draw:fill-color="#ffffff" draw:opacity="100%"/>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2"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5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60" style:family="paragraph">
      <loext:graphic-properties draw:fill="none" draw:fill-color="#ffffff"/>
      <style:text-properties style:font-name="Bitstream Vera Sans2" fo:font-size="10pt"/>
    </style:style>
    <style:style style:name="P161" style:family="paragraph">
      <loext:graphic-properties draw:fill="solid" draw:fill-color="#80808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3"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4" style:family="paragraph">
      <loext:graphic-properties draw:fill="solid" draw:fill-color="#b3b3b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5" style:family="paragraph">
      <loext:graphic-properties draw:fill="bitmap" draw:fill-color="#99ccff" draw:fill-image-name="Bitmape_20_2" draw:opacity="2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6" style:family="paragraph">
      <loext:graphic-properties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fo:hyphenate="false"/>
    </style:style>
    <style:style style:name="P167"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2" fo:font-size="1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168"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fo:hyphenate="false"/>
    </style:style>
    <style:style style:name="P169"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70" style:family="paragraph">
      <loext:graphic-properties draw:fill="none" draw:fill-color="#ffe3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71"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2"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7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2"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73"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74" style:family="paragraph">
      <style:paragraph-properties fo:margin-top="0cm" fo:margin-bottom="0.199cm" fo:text-align="center"/>
    </style:style>
    <style:style style:name="P175" style:family="paragraph">
      <loext:graphic-properties draw:fill-color="#d3802b"/>
      <style:paragraph-properties fo:margin-top="0cm" fo:margin-bottom="0.199cm" fo:text-align="center"/>
      <style:text-properties fo:color="#ffffff" style:font-name="Bitstream Vera Sans2" fo:font-size="11pt" fo:font-weight="bold" style:font-size-asian="11pt" style:font-weight-asian="bold" style:font-size-complex="11pt" style:font-weight-complex="bold"/>
    </style:style>
    <style:style style:name="P176" style:family="paragraph">
      <loext:graphic-properties draw:fill="none" draw:fill-color="#ffe3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7"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2" fo:font-size="11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8"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9" style:family="paragraph">
      <style:paragraph-properties fo:margin-left="0cm" fo:margin-right="0cm" fo:text-indent="0cm"/>
    </style:style>
    <style:style style:name="P180" style:family="paragraph">
      <loext:graphic-properties draw:fill="none" draw: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8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82"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183" style:family="paragraph">
      <loext:graphic-properties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184"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2" fo:font-size="11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85"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86" style:family="paragraph">
      <style:paragraph-properties fo:margin-left="0cm" fo:margin-right="0cm" fo:text-indent="0cm" style:text-autospace="ideograph-alpha" style:punctuation-wrap="simple" style:line-break="strict" style:writing-mode="lr-tb">
        <style:tab-stops/>
      </style:paragraph-properties>
      <style:text-properties fo:hyphenate="false"/>
    </style:style>
    <style:style style:name="P187"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fo:hyphenate="false"/>
    </style:style>
    <style:style style:name="P188"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189" style:family="paragraph">
      <loext:graphic-properties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19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9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2" style:family="paragraph">
      <style:paragraph-properties fo:text-align="center"/>
    </style:style>
    <style:style style:name="P193" style:family="paragraph">
      <loext:graphic-properties draw:fill="none" draw:fill-color="#ffffff"/>
      <style:paragraph-properties fo:text-align="center"/>
      <style:text-properties fo:color="#ffffff" style:font-name="Bitstream Vera Sans2" fo:font-size="16pt" fo:font-weight="bold" style:font-size-asian="16pt" style:font-weight-asian="bold" style:font-size-complex="16pt" style:font-weight-complex="bold"/>
    </style:style>
    <style:style style:name="P194" style:family="paragraph">
      <loext:graphic-properties draw:fill="solid" draw:fill-color="#1ca2b8"/>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264746"/>
    </style:style>
    <style:style style:name="T6" style:family="text">
      <style:text-properties officeooo:rsid="002aae15"/>
    </style:style>
    <style:style style:name="T7" style:family="text">
      <style:text-properties style:font-name="Bitstream Vera Sans2"/>
    </style:style>
    <style:style style:name="T8" style:family="text">
      <style:text-properties style:font-name="Bitstream Vera Sans2" fo:font-size="10pt" fo:font-style="normal" fo:font-weight="bold" officeooo:rsid="00290c92" style:font-size-asian="10pt" style:font-style-asian="normal" style:font-weight-asian="bold" style:font-size-complex="10pt" style:font-style-complex="normal" style:font-weight-complex="bold"/>
    </style:style>
    <style:style style:name="T9" style:family="text">
      <style:text-properties style:font-name="Bitstream Vera Sans2" fo:font-size="10pt" style:font-size-asian="10pt" style:font-size-complex="10pt"/>
    </style:style>
    <style:style style:name="T10" style:family="text">
      <style:text-properties fo:color="#000000"/>
    </style:style>
    <style:style style:name="T11" style:family="text">
      <style:text-properties fo:color="#000000" style:font-name="Bitstream Vera Sans2"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12" style:family="text">
      <style:text-properties fo:color="#000000" style:font-name="Bitstream Vera Sans2" fo:font-size="10pt" fo:font-style="normal" style:text-underline-style="none" fo:font-weight="normal" officeooo:rsid="004fb11b" fo:background-color="transparent" loext:char-shading-value="0" style:font-size-asian="10pt" style:font-style-asian="normal" style:font-weight-asian="normal" style:font-size-complex="10pt" style:font-style-complex="normal" style:font-weight-complex="normal"/>
    </style:style>
    <style:style style:name="T13" style:family="text">
      <style:text-properties fo:color="#000000" style:font-name="Bitstream Vera Sans2" fo:font-size="10pt" fo:font-style="normal" style:text-underline-style="none" fo:font-weight="normal" officeooo:rsid="0051a86f" fo:background-color="transparent" loext:char-shading-value="0" style:font-size-asian="10pt" style:font-style-asian="normal" style:font-weight-asian="normal" style:font-size-complex="10pt" style:font-style-complex="normal" style:font-weight-complex="normal"/>
    </style:style>
    <style:style style:name="T14" style:family="text">
      <style:text-properties fo:color="#000000" style:font-name="Bitstream Vera Sans2" fo:font-size="10pt" fo:font-style="normal" style:text-underline-style="none" fo:font-weight="normal" officeooo:rsid="008a9ccb" fo:background-color="transparent" loext:char-shading-value="0" style:font-size-asian="10pt" style:font-style-asian="normal" style:font-weight-asian="normal" style:font-size-complex="10pt" style:font-style-complex="normal" style:font-weight-complex="normal"/>
    </style:style>
    <style:style style:name="T15" style:family="text">
      <style:text-properties fo:color="#000000" style:text-position="0% 100%" style:font-name="OpenSymbol" fo:font-size="10pt" style:text-underline-style="none" fo:font-weight="normal" officeooo:rsid="0013f8a6" style:font-size-asian="11pt" style:font-style-asian="normal" style:font-weight-asian="normal" style:font-size-complex="11pt" style:font-style-complex="normal" style:font-weight-complex="normal"/>
    </style:style>
    <style:style style:name="T16" style:family="text">
      <style:text-properties fo:color="#000000" officeooo:rsid="007b40cc"/>
    </style:style>
    <style:style style:name="T17" style:family="text">
      <style:text-properties fo:color="#000000" officeooo:rsid="007b9dc7"/>
    </style:style>
    <style:style style:name="T18" style:family="text">
      <style:text-properties fo:color="#000000" officeooo:rsid="0081788f"/>
    </style:style>
    <style:style style:name="T19" style:family="text">
      <style:text-properties fo:color="#000000" officeooo:rsid="008a7b5e"/>
    </style:style>
    <style:style style:name="T20" style:family="text">
      <style:text-properties fo:color="#000000" officeooo:rsid="00b789d3"/>
    </style:style>
    <style:style style:name="T21" style:family="text">
      <style:text-properties fo:color="#000000" style:font-name="OpenSymbol"/>
    </style:style>
    <style:style style:name="T22" style:family="text">
      <style:text-properties fo:color="#000000" fo:letter-spacing="-0.007cm" officeooo:rsid="008303bc"/>
    </style:style>
    <style:style style:name="T23" style:family="text">
      <style:text-properties fo:color="#000000" style:font-name="Bitstream Vera Sans4" fo:font-size="10pt" fo:font-style="normal" fo:font-weight="normal" officeooo:rsid="00b5b071"/>
    </style:style>
    <style:style style:name="T24" style:family="text">
      <style:text-properties fo:color="#000000" style:font-name="Bitstream Vera Sans4" fo:font-size="10pt" fo:font-style="normal" fo:font-weight="normal" officeooo:rsid="007b40cc" fo:background-color="transparent" loext:char-shading-value="0" style:font-size-asian="10.5pt"/>
    </style:style>
    <style:style style:name="T25" style:family="text">
      <style:text-properties fo:color="#000000" style:font-name="Bitstream Vera Sans4" fo:font-size="10pt" fo:font-style="normal" fo:font-weight="normal" officeooo:rsid="00bf58ef" fo:background-color="transparent" loext:char-shading-value="0" style:font-size-asian="10.5pt"/>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53c494" style:font-weight-asian="normal" style:font-weight-complex="normal"/>
    </style:style>
    <style:style style:name="T28" style:family="text">
      <style:text-properties style:text-underline-style="none" fo:font-weight="normal" officeooo:rsid="009132a9" style:font-weight-asian="normal" style:font-weight-complex="normal"/>
    </style:style>
    <style:style style:name="T29" style:family="text">
      <style:text-properties style:font-name="OpenSymbol"/>
    </style:style>
    <style:style style:name="T30" style:family="text">
      <style:text-properties style:font-name="OpenSymbol" fo:font-size="10pt" style:font-size-asian="10pt" style:font-size-complex="10pt"/>
    </style:style>
    <style:style style:name="T31" style:family="text">
      <style:text-properties style:font-size-complex="10pt"/>
    </style:style>
    <style:style style:name="T32" style:family="text">
      <style:text-properties officeooo:rsid="0046736b"/>
    </style:style>
    <style:style style:name="T33" style:family="text">
      <style:text-properties officeooo:rsid="00483a91"/>
    </style:style>
    <style:style style:name="T34" style:family="text">
      <style:text-properties officeooo:rsid="0057edc1"/>
    </style:style>
    <style:style style:name="T35" style:family="text">
      <style:text-properties officeooo:rsid="00592593"/>
    </style:style>
    <style:style style:name="T36" style:family="text">
      <style:text-properties officeooo:rsid="005d7435"/>
    </style:style>
    <style:style style:name="T37" style:family="text">
      <style:text-properties officeooo:rsid="005ea050"/>
    </style:style>
    <style:style style:name="T38" style:family="text">
      <style:text-properties officeooo:rsid="00613508"/>
    </style:style>
    <style:style style:name="T39" style:family="text">
      <style:text-properties style:font-name="OpenSymbol2"/>
    </style:style>
    <style:style style:name="T40" style:family="text">
      <style:text-properties officeooo:rsid="006e1570"/>
    </style:style>
    <style:style style:name="T41" style:family="text">
      <style:text-properties officeooo:rsid="0078b33a"/>
    </style:style>
    <style:style style:name="T42" style:family="text">
      <style:text-properties officeooo:rsid="0094f775"/>
    </style:style>
    <style:style style:name="T43" style:family="text">
      <style:text-properties officeooo:rsid="00b5b071"/>
    </style:style>
    <style:style style:name="T44" style:family="text">
      <style:text-properties style:font-size-asian="10pt" style:font-size-complex="10pt"/>
    </style:style>
    <style:style style:name="T45" style:family="text">
      <style:text-properties officeooo:rsid="00b70e68"/>
    </style:style>
    <style:style style:name="T46" style:family="text">
      <style:text-properties fo:font-weight="normal" style:font-weight-asian="normal" style:font-weight-complex="normal"/>
    </style:style>
    <style:style style:name="T47" style:family="text">
      <style:text-properties style:text-position="0% 100%" fo:font-size="10pt" style:text-underline-style="none" fo:font-weight="normal" officeooo:rsid="00425cb8" style:font-size-asian="10pt" style:font-weight-asian="normal" style:font-size-complex="10pt" style:font-weight-complex="normal"/>
    </style:style>
    <style:style style:name="T48" style:family="text">
      <style:text-properties fo:letter-spacing="-0.004cm" officeooo:rsid="00592593"/>
    </style:style>
    <style:style style:name="T49" style:family="text">
      <style:text-properties officeooo:rsid="0051dd75"/>
    </style:style>
    <style:style style:name="T50" style:family="text">
      <style:text-properties fo:font-size="9pt" style:font-size-asian="9pt" style:font-size-complex="9pt"/>
    </style:style>
    <style:style style:name="T51" style:family="text">
      <style:text-properties style:use-window-font-color="true" style:font-name="Bitstream Vera Sans" fo:font-size="10pt" fo:font-weight="normal" officeooo:rsid="00bf58ef" style:font-size-asian="10.5pt"/>
    </style:style>
    <style:style style:name="T52" style:family="text">
      <style:text-properties officeooo:rsid="00be6aa4"/>
    </style:style>
    <style:style style:name="T53" style:family="text">
      <style:text-properties fo:letter-spacing="-0.007cm"/>
    </style:style>
    <style:style style:name="T54" style:family="text">
      <style:text-properties officeooo:rsid="00be9ae0"/>
    </style:style>
    <style:style style:name="T55" style:family="text">
      <style:text-properties officeooo:rsid="00bf58ef"/>
    </style:style>
    <style:style style:name="T56" style:family="text">
      <style:text-properties fo:letter-spacing="-0.011cm"/>
    </style:style>
    <style:style style:name="T57" style:family="text">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Bitstream Vera Sans3" fo:font-size="9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Bitstream Vera Sans2"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text-position="0% 100%" style:font-name="Bitstream Vera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style:text-overline-style="none" style:text-overline-color="font-color"/>
    </style:style>
    <style:style style:name="T65" style:family="text">
      <style:text-properties fo:color="#6666ff" style:font-name="Bitstream Vera Sans2" fo:font-size="10pt" style:font-size-asian="10pt" style:font-size-complex="10pt"/>
    </style:style>
    <style:style style:name="T66" style:family="text">
      <style:text-properties fo:color="#009900" style:font-name="Bitstream Vera Sans2" fo:font-size="10pt" style:font-size-asian="10pt" style:font-size-complex="10pt"/>
    </style:style>
    <style:style style:name="T67" style:family="text">
      <style:text-properties style:use-window-font-color="true" style:text-outline="false" style:text-line-through-style="none" style:text-line-through-type="none" style:font-name="Bitstream Vera Sans2" fo:font-size="9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8" style:family="text">
      <style:text-properties style:use-window-font-color="true" style:text-outline="false" style:text-line-through-style="none" style:text-line-through-type="none" style:font-name="Bitstream Vera Sans2" fo:font-size="10pt" fo:font-style="normal" fo:text-shadow="none" style:text-underline-style="none" fo:font-weight="normal" style:font-name-asian="Arial Unicode MS1" style:font-size-asian="18pt" style:font-style-asian="normal" style:font-weight-asian="normal" style:font-name-complex="Tahoma" style:font-size-complex="18pt" style:font-style-complex="normal" style:font-weight-complex="normal" style:text-emphasize="none" style:font-relief="none"/>
    </style:style>
    <style:style style:name="T69" style:family="text">
      <style:text-properties style:use-window-font-color="true" style:text-outline="false" style:text-line-through-style="none" style:text-line-through-type="none" style:font-name="Bitstream Vera Sans2"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70" style:family="text">
      <style:text-properties style:use-window-font-color="true" style:text-outline="false" style:text-line-through-style="none" style:text-line-through-type="none" style:font-name="Bitstream Vera Sans2"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71" style:family="text">
      <style:text-properties style:use-window-font-color="true"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72" style:family="text">
      <style:text-properties style:use-window-font-color="true" style:text-outline="false" style:text-line-through-style="none" style:text-line-through-type="none" style:font-name="Bitstream Vera Sans2"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73" style:family="text">
      <style:text-properties fo:color="#ffffff" style:font-name="Bitstream Vera Sans2" fo:font-size="11pt" fo:font-weight="bold" style:font-size-asian="11pt" style:font-weight-asian="bold" style:font-size-complex="11pt" style:font-weight-complex="bold"/>
    </style:style>
    <style:style style:name="T74"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76"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77" style:family="text">
      <style:text-properties style:use-window-font-color="true" style:text-outline="false" style:text-line-through-style="none" style:text-line-through-type="none" style:text-position="0% 100%" style:font-name="Bitstream Vera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style:style>
    <style:style style:name="T78" style:family="text">
      <style:text-properties fo:color="#ffffff"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fo:margin-top="0cm" fo:margin-bottom="0.049cm"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8" style:family="graphic" style:parent-style-name="Formula">
      <style:graphic-properties fo:margin-left="0cm" fo:margin-right="0cm"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fo:margin-left="0cm" fo:margin-right="0cm" style:vertical-pos="from-top" style:horizontal-pos="from-left" style:horizontal-rel="paragraph-content" fo:padding="0cm" fo:border="none"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min-label-distance="0.1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019cm" svg:stroke-color="#000000" draw:marker-start="" draw:marker-start-width="0.03cm" draw:marker-start-center="false" draw:marker-end="" draw:marker-end-width="0.03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 style:family="graphic">
      <style:graphic-properties draw:stroke="dash" draw:stroke-dash="Long_20_Dash" svg:stroke-width="0.019cm" svg:stroke-color="#000000" draw:marker-start="" draw:marker-start-width="0.03cm" draw:marker-start-center="false" draw:marker-end="" draw:marker-end-width="0.03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19cm" svg:stroke-color="#000000" draw:marker-start="" draw:marker-start-width="0.03cm" draw:marker-start-center="false" draw:marker-end="" draw:marker-end-width="0.03cm" draw:marker-end-center="false" draw:fill="solid" draw:fill-color="#ffffff" draw:opacity="0%" draw:textarea-horizontal-align="justify" draw:textarea-vertical-align="middle" draw:auto-grow-height="false" fo:min-height="0cm" fo:min-width="0cm"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none" svg:stroke-width="0.019cm" svg:stroke-color="#000000" draw:marker-start="" draw:marker-start-width="0.03cm" draw:marker-start-center="false" draw:marker-end="" draw:marker-end-width="0.03cm" draw:marker-end-center="false" draw:fill="none" draw:fill-color="#ffffff" draw:textarea-horizontal-align="justify" fo:min-height="0.411cm"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draw:stroke-dash="Dashed_20__28_var_29__20_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none" draw:stroke-dash="Dashed_20__28_var_29__20_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8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993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ed_20__28_var_29__20_655" svg:stroke-width="0.019cm" svg:stroke-color="#000000" draw:marker-start="" draw:marker-start-width="0.229cm" draw:marker-start-center="false" draw:marker-end="" draw:marker-end-width="0.229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471cm" fo:min-width="0.286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none" draw:stroke-dash="Dashed_20__28_var_29__20_656"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none" draw:stroke-dash="Dashed_20__28_var_29__20_657"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1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solid" draw:stroke-dash="Dashed_20__28_var_29__20_658" svg:stroke-width="0.019cm" svg:stroke-color="#000000" draw:marker-start="" draw:marker-start-width="0.229cm" draw:marker-start-center="false" draw:marker-end=""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6cm" fo:min-width="0.072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none" draw:stroke-dash="Dashed_20__28_var_29__20_659"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1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none" draw:stroke-dash="Dashed_20__28_var_29__20_660"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1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none" draw:stroke-dash="Dashed_20__28_var_29__20_661"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style:shrink-to-fit="false" draw:fit-to-contour="false" fo:max-height="0cm" fo:max-width="0cm" fo:min-height="0.41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 style:family="graphic">
      <style:graphic-properties draw:stroke="none" draw:stroke-dash="Dashed_20__28_var_29__20_6119" svg:stroke-width="0cm" svg:stroke-color="#000000" draw:marker-start="" draw:marker-start-width="0.3cm" draw:marker-start-center="false" draw:marker-end="" draw:marker-end-width="0.3cm" draw:marker-end-center="false" draw:fill="none" draw:fill-color="#99ccff" draw:textarea-horizontal-align="justify" fo:min-height="0.413cm" fo:padding-top="0cm" fo:padding-bottom="0cm" fo:padding-left="0cm" fo:padding-right="0cm" draw:shadow="hidden" draw:shadow-offset-x="0.3cm" draw:shadow-offset-y="0.3cm" draw:shadow-color="#808080" style:run-through="foreground"/>
    </style:style>
    <style:style style:name="gr22" style:family="graphic">
      <style:graphic-properties draw:stroke="none" draw:stroke-dash="Dashed_20__28_var_29__20_6122" svg:stroke-width="0cm" svg:stroke-color="#000000" draw:marker-start="" draw:marker-start-width="0.3cm" draw:marker-start-center="false" draw:marker-end="" draw:marker-end-width="0.3cm" draw:marker-end-center="false" draw:fill="none" draw:fill-color="#99ccff" draw:textarea-horizontal-align="justify" fo:min-height="0.415cm" fo:padding-top="0cm" fo:padding-bottom="0cm" fo:padding-left="0cm" fo:padding-right="0cm" draw:shadow="hidden" draw:shadow-offset-x="0.3cm" draw:shadow-offset-y="0.3cm" draw:shadow-color="#808080" style:run-through="foreground"/>
    </style:style>
    <style:style style:name="gr23" style:family="graphic">
      <style:graphic-properties draw:stroke="none" draw:stroke-dash="Dashed_20__28_var_29__20_6123" svg:stroke-width="0cm" svg:stroke-color="#000000" draw:marker-start="" draw:marker-start-width="0.3cm" draw:marker-start-center="false" draw:marker-end="" draw:marker-end-width="0.3cm" draw:marker-end-center="false" draw:fill="none" draw:fill-color="#99ccff" draw:textarea-horizontal-align="justify" draw:auto-grow-width="true" fo:min-height="0.415cm" fo:min-width="0.249cm" fo:padding-top="0cm" fo:padding-bottom="0cm" fo:padding-left="0cm" fo:padding-right="0cm" draw:shadow="hidden" draw:shadow-offset-x="0.3cm" draw:shadow-offset-y="0.3cm" draw:shadow-color="#808080" style:run-through="foreground"/>
    </style:style>
    <style:style style:name="gr24"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style:run-through="foreground"/>
    </style:style>
    <style:style style:name="gr26"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4cm" fo:min-width="0.198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4cm" fo:min-width="0.24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2cm" fo:min-width="0.213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19cm" svg:stroke-color="#000000" draw:marker-start="" draw:marker-start-width="0.3cm" draw:marker-start-center="false" draw:marker-end="" draw:marker-end-width="0.3cm" draw:marker-end-center="false" draw:fill="solid" draw:fill-color="#000000" draw:opacity="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false" draw:auto-grow-width="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138cm" fo:min-width="0.381cm" fo:padding-top="0.136cm" fo:padding-bottom="0.136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139cm" fo:min-width="0.18cm" fo:padding-top="0.136cm" fo:padding-bottom="0.136cm" fo:padding-left="0.259cm" fo:padding-right="0.259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8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139cm" fo:min-width="0cm" fo:padding-top="0.136cm" fo:padding-bottom="0.136cm" fo:padding-left="0.259cm" fo:padding-right="0.259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6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138cm" fo:min-width="0cm" fo:padding-top="0.136cm" fo:padding-bottom="0.136cm" fo:padding-left="0.259cm" fo:padding-right="0.259cm" draw:shadow="hidden" draw:shadow-offset-x="0.199cm" draw:shadow-offset-y="0.199cm" draw:shadow-color="#808080" style:run-through="foreground"/>
    </style:style>
    <style:style style:name="gr39" style:family="graphic">
      <style:graphic-properties draw:stroke="solid" svg:stroke-width="0.025cm" svg:stroke-color="#6666ff"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40"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41" style:family="graphic">
      <style:graphic-properties draw:stroke="solid" svg:stroke-width="0.025cm" svg:stroke-color="#0099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42" style:family="graphic">
      <style:graphic-properties draw:stroke="none" svg:stroke-width="0.025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04cm" fo:min-width="0.323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25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03cm" fo:min-width="0.3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25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03cm" fo:min-width="0.295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draw:shadow="hidden" draw:shadow-offset-x="0.199cm" draw:shadow-offset-y="0.199cm" draw:shadow-color="#808080" style:run-through="foreground"/>
    </style:style>
    <style:style style:name="gr4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47" style:family="graphic">
      <style:graphic-properties draw:stroke="solid" draw:stroke-dash="Dashed_20__28_var_29__20_6312"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width="0cm" fo:padding-top="0.138cm" fo:padding-bottom="0.138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6313"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width="0cm" fo:padding-top="0.138cm" fo:padding-bottom="0.138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Dashed_20__28_var_29__20_6314"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width="0cm" fo:padding-top="0.138cm" fo:padding-bottom="0.138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6315"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width="0cm" fo:padding-top="0.138cm" fo:padding-bottom="0.138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6316" svg:stroke-width="0.019cm" svg:stroke-color="#000000" draw:marker-start-width="0.229cm" draw:marker-start-center="false" draw:marker-end-width="0.229cm" draw:marker-end-center="false" svg:stroke-opacity="100%" draw:stroke-linejoin="round"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width="0cm" fo:padding-top="0.138cm" fo:padding-bottom="0.138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none" draw:stroke-dash="Dashed_20__28_var_29__20_6317"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1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none" draw:stroke-dash="Dashed_20__28_var_29__20_6318"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1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none" draw:stroke-dash="Dashed_20__28_var_29__20_6319"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13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none" draw:stroke-dash="Dashed_20__28_var_29__20_6320"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13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svg:stroke-width="0.019cm" svg:stroke-color="#000000" draw:marker-start-width="0.229cm" draw:marker-start-center="false"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svg:stroke-color="#000000" draw:fill="none" draw:fill-color="#ffffff" fo:min-height="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fo:min-height="0.954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fo:min-height="0.452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ed_20__28_var_29__20_6798"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ed_20__28_var_29__20_6799"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3" style:family="graphic">
      <style:graphic-properties draw:stroke="solid" draw:stroke-dash="Dashed_20__28_var_29__20_6800"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4" style:family="graphic">
      <style:graphic-properties draw:stroke="solid" draw:stroke-dash="Dashed_20__28_var_29__20_6801"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3cm" draw:marker-start-center="false" draw:marker-end="" draw:marker-end-width="0.3cm" draw:marker-end-center="false" draw:fill="bitmap" draw:fill-color="#99ccff" draw:fill-image-name="Bitmape_20_17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3cm" draw:marker-start-center="false" draw:marker-end="" draw:marker-end-width="0.3cm" draw:marker-end-center="false" draw:fill="bitmap" draw:fill-color="#99ccff" draw:fill-image-name="Bitmape_20_17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dash" draw:stroke-dash="_33__20_Dashes_20_3_20_Dots_20__28_var_29_"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fo:min-height="0.409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ffff" fo:min-height="1.111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dash" draw:stroke-dash="Dashed_20__28_var_29__20_6802" svg:stroke-width="0cm" svg:stroke-color="#000000" draw:marker-start="Symmetric_20_Arrow" draw:marker-start-width="0.15cm" draw:marker-start-center="false" draw:marker-end="Symmetric_20_Arrow" draw:marker-end-width="0.1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dash" draw:stroke-dash="Dashed_20__28_var_29__20_6803" svg:stroke-width="0cm" svg:stroke-color="#000000" draw:marker-start="Symmetric_20_Arrow" draw:marker-start-width="0.15cm" draw:marker-start-center="false" draw:marker-end="Symmetric_20_Arrow" draw:marker-end-width="0.1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ffffff" fo:min-height="0.448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svg:stroke-width="0cm" svg:stroke-color="#000000" draw:marker-start="" draw:marker-start-width="0.3cm" draw:marker-start-center="false" draw:marker-end="" draw:marker-end-width="0.3cm" draw:marker-end-center="false" draw:fill="none" draw:fill-color="#ffffff" draw:opacity="100%" fo:min-height="0.452cm" fo:padding-top="0.125cm" fo:padding-bottom="0.125cm" fo:padding-left="0.25cm" fo:padding-right="0.25cm" draw:shadow="hidden" draw:shadow-offset-x="0.3cm" draw:shadow-offset-y="0.3cm" draw:shadow-color="#808080" draw:shadow-opacity="100%" style:run-through="foreground"/>
    </style:style>
    <style:style style:name="gr77"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079cm" svg:stroke-color="#000000" draw:marker-start="" draw:marker-start-width="0.469cm" draw:marker-start-center="false" draw:marker-end="" draw:marker-end-width="0.469cm" draw:marker-end-center="false" draw:fill="solid" draw:fill-color="#99ccff" draw:textarea-horizontal-align="center" draw:textarea-vertical-align="middle" fo:padding-top="0.039cm" fo:padding-bottom="0.039cm" fo:padding-left="0.039cm" fo:padding-right="0.039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svg:stroke-width="0cm" svg:stroke-color="#000000" draw:marker-start="" draw:marker-start-width="0.3cm" draw:marker-start-center="false" draw:marker-end="" draw:marker-end-width="0.3cm" draw:marker-end-center="false" draw:fill="solid" draw:fill-color="#b3b3b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dash" draw:stroke-dash="Dashed_20__28_var_29__20_6795"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5" style:family="graphic">
      <style:graphic-properties draw:stroke="dash" draw:stroke-dash="Dashed_20__28_var_29__20_6796"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6" style:family="graphic">
      <style:graphic-properties draw:stroke="solid" draw:stroke-dash="Dashed_20__28_var_29__20_6797" svg:stroke-width="0.019cm" svg:stroke-color="#000000" draw:marker-start="Extrémité_20_de_20_ligne_20_1" draw:marker-start-width="0.101cm" draw:marker-start-center="false" draw:marker-end="Extrémité_20_de_20_ligne_20_1" draw:marker-end-width="0.101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 draw:marker-end-width="0.3cm" draw:marker-end-center="false" draw:fill="bitmap" draw:fill-color="#99ccff" draw:fill-image-name="Bitmape_20_2" draw:opacity="25%" draw:textarea-horizontal-align="center" draw:textarea-vertical-align="middle" fo:padding-top="0.125cm" fo:padding-bottom="0.125cm" fo:padding-left="0.25cm" fo:padding-right="0.25cm" draw:shadow="hidden" draw:shadow-offset-x="0.3cm" draw:shadow-offset-y="0.3cm" draw:shadow-color="#808080" draw:shadow-opacity="25%" style:run-through="foreground"/>
    </style:style>
    <style:style style:name="gr88" style:family="graphic">
      <style:graphic-properties draw:stroke="none" svg:stroke-width="0cm" svg:stroke-color="#000000" draw:marker-start="" draw:marker-start-width="0.3cm" draw:marker-start-center="false" draw:marker-end="" draw:marker-end-width="0.3cm" draw:marker-end-center="false" draw:fill="none" draw:fill-color="#ffffff" fo:min-height="0.436cm"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svg:stroke-width="0cm" svg:stroke-color="#000000" draw:marker-start="" draw:marker-start-width="0.3cm" draw:marker-start-center="false" draw:marker-end="" draw:marker-end-width="0.3cm" draw:marker-end-center="false" draw:fill="none" draw:fill-color="#ffffff" fo:min-height="0.434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draw:stroke-dash="Dashed_20__28_var_29__20_546" svg:stroke-width="0.019cm" svg:stroke-color="#000000" draw:marker-start="" draw:marker-start-width="0.229cm" draw:marker-start-center="false" draw:marker-end=""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547"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solid" draw:stroke-dash="Dashed_20__28_var_29__20_548"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solid" draw:stroke-dash="Dashed_20__28_var_29__20_549"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550"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551" svg:stroke-width="0.019cm" svg:stroke-color="#000000" draw:marker-start="" draw:marker-start-width="0.229cm" draw:marker-start-center="false" draw:marker-end=""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none" draw:stroke-dash="Dashed_20__28_var_29__20_552"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none" draw:stroke-dash="Dashed_20__28_var_29__20_553"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none" draw:stroke-dash="Dashed_20__28_var_29__20_554"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none" draw:stroke-dash="Dashed_20__28_var_29__20_555"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5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878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none" svg:stroke-width="0cm" svg:stroke-color="#000000" draw:marker-start="" draw:marker-start-width="0.3cm" draw:marker-start-center="false" draw:marker-end="" draw:marker-end-width="0.3cm" draw:marker-end-center="false" draw:fill="none" draw:fill-color="#ffe3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none" svg:stroke-width="0.019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4" style:family="graphic">
      <style:graphic-properties draw:stroke="none" draw:fill-color="#d3802b" draw:textarea-horizontal-align="justify" draw:textarea-vertical-align="middle" draw:auto-grow-height="false" fo:min-height="0.57cm" fo:min-width="3.893cm" style:run-through="foreground"/>
    </style:style>
    <style:style style:name="gr105" style:family="graphic">
      <style:graphic-properties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106" style:family="graphic">
      <style:graphic-properties draw:stroke="none" svg:stroke-width="0cm" svg:stroke-color="#000000" draw:marker-start-width="0.3cm" draw:marker-start-center="false" draw:marker-end-width="0.3cm" draw:marker-end-center="false" draw:fill="none" draw:fill-color="#ffe3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8" style:family="graphic">
      <style:graphic-properties draw:stroke="none" draw:stroke-dash="Dashed_20__28_var_29__20_6296"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09" style:family="graphic">
      <style:graphic-properties draw:stroke="none" draw:stroke-dash="Dashed_20__28_var_29__20_6297"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0" style:family="graphic">
      <style:graphic-properties draw:stroke="none" draw:stroke-dash="Dashed_20__28_var_29__20_6298"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draw:stroke-dash="Dashed_20__28_var_29__20_6137" svg:stroke-width="0cm" svg:stroke-color="#000000" draw:marker-start-width="0.3cm" draw:marker-start-center="false" draw:marker-end-width="0.3cm" draw:marker-end-center="false" svg:stroke-opacity="100%" draw:stroke-linejoin="round" draw:fill="none" draw: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none" draw:stroke-dash="Dashed_20__28_var_29__20_6139" svg:stroke-width="0.025cm" svg:stroke-color="#000000" draw:marker-start-width="0.316cm" draw:marker-start-center="false"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4" style:family="graphic">
      <style:graphic-properties draw:stroke="none" draw:stroke-dash="Dashed_20__28_var_29__20_6138" svg:stroke-width="0cm" svg:stroke-color="#000000" draw:marker-start-width="0.3cm" draw:marker-start-center="false" draw:marker-end-width="0.3cm" draw:marker-end-center="false" svg:stroke-opacity="100%" draw:stroke-linejoin="round" draw:fill="none" draw: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5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draw:stroke-dash="Dashed_20__28_var_29__20_6140" svg:stroke-width="0.019cm" svg:stroke-color="#000000" draw:marker-start-width="0.309cm" draw:marker-start-center="false" draw:marker-end-width="0.30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solid" draw:stroke-dash="Dashed_20__28_var_29__20_6141" svg:stroke-width="0.019cm" svg:stroke-color="#000000" draw:marker-start-width="0.309cm" draw:marker-start-center="false" draw:marker-end-width="0.30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7" style:family="graphic">
      <style:graphic-properties draw:stroke="solid" draw:stroke-dash="Dashed_20__28_var_29__20_6142" svg:stroke-width="0.019cm" svg:stroke-color="#000000" draw:marker-start-width="0.309cm" draw:marker-start-center="false" draw:marker-end-width="0.30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solid" draw:stroke-dash="Dashed_20__28_var_29__20_6143" svg:stroke-width="0.019cm" svg:stroke-color="#000000" draw:marker-start-width="0.309cm" draw:marker-start-center="false" draw:marker-end-width="0.309cm" draw:marker-end-center="false" svg:stroke-opacity="100%" draw:stroke-linejoin="round"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fo:margin-left="3.799cm" fo:margin-right="4.001cm" fo:margin-top="0cm" fo:margin-bottom="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draw:stroke="none" draw:stroke-dash="Dashed_20__28_var_29__20_6124"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21" style:family="graphic">
      <style:graphic-properties draw:stroke="none" draw:stroke-dash="Dashed_20__28_var_29__20_6125"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22" style:family="graphic">
      <style:graphic-properties draw:stroke="none" draw:stroke-dash="Dashed_20__28_var_29__20_6126" svg:stroke-width="0cm" svg:stroke-color="#000000" draw:marker-start-width="0.3cm" draw:marker-start-center="false" draw:marker-end-width="0.3cm" draw:marker-end-center="false" draw:fill="none" draw:fill-color="#99ccff" draw:auto-grow-width="true" fo:min-height="0.413cm" fo:min-width="0.353cm" fo:padding-top="0cm" fo:padding-bottom="0cm" fo:padding-left="0cm" fo:padding-right="0cm" draw:shadow="hidden" draw:shadow-offset-x="0.3cm" draw:shadow-offset-y="0.3cm" draw:shadow-color="#808080" style:run-through="foreground"/>
    </style:style>
    <style:style style:name="gr123" style:family="graphic">
      <style:graphic-properties fo:margin-top="0cm" fo:margin-bottom="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draw:stroke-dash="Dashed_20__28_var_29__20_6112"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30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none" draw:stroke-dash="Dashed_20__28_var_29__20_6113"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33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6" style:family="graphic">
      <style:graphic-properties draw:stroke="none" draw:stroke-dash="Dashed_20__28_var_29__20_6114"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8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solid" draw:stroke-dash="Dashed_20__28_var_29__20_6115" svg:stroke-width="0.019cm" svg:stroke-color="#000000" draw:marker-start-width="0.217cm" draw:marker-start-center="false"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2cm" fo:padding-bottom="0.012cm" fo:padding-left="0.012cm" fo:padding-right="0.01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8" style:family="graphic">
      <style:graphic-properties draw:stroke="solid" draw:stroke-dash="Dashed_20__28_var_29__20_6116" svg:stroke-width="0.019cm" svg:stroke-color="#000000" draw:marker-start-width="0.217cm" draw:marker-start-center="false"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9" style:family="graphic">
      <style:graphic-properties draw:stroke="solid" draw:stroke-dash="Dashed_20__28_var_29__20_6117" svg:stroke-width="0.019cm" svg:stroke-color="#000000" draw:marker-start-width="0.217cm" draw:marker-start-center="false"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solid" draw:stroke-dash="Dashed_20__28_var_29__20_6118" svg:stroke-width="0.019cm" svg:stroke-color="#000000" draw:marker-start-width="0.217cm" draw:marker-start-center="false" draw:marker-end-width="0.217cm" draw:marker-end-center="false" svg:stroke-opacity="100%" draw:stroke-linejoin="round"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3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3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 draw:z-index="39" draw:style-name="gr46">
        <draw:line draw:style-name="gr47" draw:text-style-name="P144" svg:x1="16.986cm" svg:y1="19.284cm" svg:x2="20.217cm" svg:y2="19.284cm">
          <text:p/>
        </draw:line>
        <draw:line draw:style-name="gr48" draw:text-style-name="P144" svg:x1="16.986cm" svg:y1="19.286cm" svg:x2="17.98cm" svg:y2="17.9cm">
          <text:p/>
        </draw:line>
        <draw:line draw:style-name="gr49" draw:text-style-name="P144" svg:x1="17.98cm" svg:y1="17.9cm" svg:x2="20.216cm" svg:y2="19.286cm">
          <text:p/>
        </draw:line>
        <draw:line draw:style-name="gr50" draw:text-style-name="P144" svg:x1="17.98cm" svg:y1="17.9cm" svg:x2="17.98cm" svg:y2="19.286cm">
          <text:p/>
        </draw:line>
        <draw:polyline draw:style-name="gr51" draw:text-style-name="P145" svg:width="0.206cm" svg:height="0.19cm" svg:x="17.98cm" svg:y="19.095cm" svg:viewBox="0 0 207 191" draw:points="0,0 207,0 207,191">
          <text:p/>
        </draw:polyline>
        <draw:frame draw:style-name="gr52" draw:text-style-name="P146" svg:width="0.237cm" svg:height="0.415cm" svg:x="17.874cm" svg:y="17.507cm">
          <draw:text-box>
            <text:p text:style-name="P124"><text:span text:style-name="T64">C</text:span></text:p>
          </draw:text-box>
        </draw:frame>
        <draw:frame draw:style-name="gr53" draw:text-style-name="P146" svg:width="0.205cm" svg:height="0.415cm" svg:x="20.251cm" svg:y="19.063cm">
          <draw:text-box>
            <text:p text:style-name="P124"><text:span text:style-name="T64">B</text:span></text:p>
          </draw:text-box>
        </draw:frame>
        <draw:frame draw:style-name="gr54" draw:text-style-name="P146" svg:width="0.207cm" svg:height="0.414cm" svg:x="16.743cm" svg:y="19.117cm">
          <draw:text-box>
            <text:p text:style-name="P124"><text:span text:style-name="T64">A</text:span></text:p>
          </draw:text-box>
        </draw:frame>
        <draw:frame draw:style-name="gr55" draw:text-style-name="P146" svg:width="0.246cm" svg:height="0.414cm" svg:x="17.872cm" svg:y="19.292cm">
          <draw:text-box>
            <text:p text:style-name="P124"><text:span text:style-name="T64">D</text:span></text:p>
          </draw:text-box>
        </draw:frame>
        <draw:rect draw:style-name="gr56" draw:text-style-name="P147" svg:width="0.179cm" svg:height="0.182cm" draw:transform="skewX (0.0291469985083053) rotate (-0.58800142499689) translate (17.9828472222222cm 17.8946527777778cm)">
          <text:p/>
        </draw:rect>
      </draw:g>
      <draw:g text:anchor-type="page" text:anchor-page-number="4" draw:z-index="32" draw:style-name="gr46">
        <draw:frame draw:style-name="gr59" draw:text-style-name="P150" svg:width="1.632cm" svg:height="1.206cm" draw:transform="rotate (0.373151394076388) translate (3.222625cm 17.6776944444444cm)">
          <draw:text-box>
            <text:p text:style-name="P126"><text:span text:style-name="T67">15 km</text:span></text:p>
          </draw:text-box>
        </draw:frame>
        <draw:g draw:style-name="gr25">
          <draw:frame draw:style-name="gr60" draw:text-style-name="P151" svg:width="0.826cm" svg:height="0.703cm" svg:x="4.944cm" svg:y="17.194cm">
            <draw:text-box>
              <text:p text:style-name="P126"><text:span text:style-name="T68">A</text:span></text:p>
            </draw:text-box>
          </draw:frame>
          <draw:g draw:style-name="gr25">
            <draw:line draw:style-name="gr19" draw:text-style-name="P152" svg:x1="3.096cm" svg:y1="18.447cm" svg:x2="5.101cm" svg:y2="17.642cm">
              <text:p/>
            </draw:line>
            <draw:line draw:style-name="gr19" draw:text-style-name="P152" svg:x1="5.745cm" svg:y1="19.531cm" svg:x2="5.103cm" svg:y2="17.642cm">
              <text:p/>
            </draw:line>
            <draw:line draw:style-name="gr19" draw:text-style-name="P152" svg:x1="5.743cm" svg:y1="19.528cm" svg:x2="8.212cm" svg:y2="18.445cm">
              <text:p/>
            </draw:line>
            <draw:line draw:style-name="gr61" draw:text-style-name="P152" svg:x1="4.933cm" svg:y1="17.713cm" svg:x2="4.999cm" svg:y2="17.896cm">
              <text:p/>
            </draw:line>
            <draw:line draw:style-name="gr62" draw:text-style-name="P152" svg:x1="5.176cm" svg:y1="17.829cm" svg:x2="4.997cm" svg:y2="17.902cm">
              <text:p/>
            </draw:line>
            <draw:line draw:style-name="gr63" draw:text-style-name="P152" svg:x1="5.851cm" svg:y1="19.281cm" svg:x2="5.672cm" svg:y2="19.354cm">
              <text:p/>
            </draw:line>
            <draw:line draw:style-name="gr64" draw:text-style-name="P152" svg:x1="5.851cm" svg:y1="19.281cm" svg:x2="5.927cm" svg:y2="19.467cm">
              <text:p/>
            </draw:line>
            <draw:path draw:style-name="gr65" draw:text-style-name="P153" svg:width="0.414cm" svg:height="0.642cm" svg:x="2.725cm" svg:y="18.17cm" svg:viewBox="0 0 415 643" svg:d="M366 271c20-61 69-133 24-187-44-55-112-74-183-84-71 0-156 26-170 90-14 63-37 96-37 181 36 51 20 127 56 180 39 56-4 138 42 179 47 41 124-25 182-52 67-32 118-85 135-153l-8-59-28-58-13-56z">
              <text:p/>
            </draw:path>
            <draw:path draw:style-name="gr66" draw:text-style-name="P154" svg:width="2.08cm" svg:height="2.12cm" svg:x="4.672cm" svg:y="17.923cm" svg:viewBox="0 0 2081 2121" svg:d="M256 22c15 64-15 125-38 181s-54 119-71 181c-17 61-67 110-67 180 0 64-46 119-58 182-11 64-9 121-22 181 0 64 15 127 49 179 37 63 12 143 85 180s110 105 146 168c36 64 91 129 164 159s97 98 138 160c39 56 48 134 106 179 59 46 120 79 181 110 62 32 125 32 188 28 64-5 122 15 183 15 62 0 122 6 183 6 62 0 120 3 183 5 64 2 130 19 188-29 59-49 123-103 176-163 39-49 121-76 110-169-12-83-53-131-99-180-40-47-114 4-181 12-68 7-129-30-183 0-54 29-110 75-183 67-61-9-121 15-182 9-61-7-119 9-182 7-62-2-125-5-182 0-73 9-114-57-141-118-25-58-124-87-109-170 11-60 6-123-18-185-25-63-31-123-19-181 14-71-27-115-30-183-4-61-14-118-14-179 0-60-3-122-16-180-12-59-23-120-30-179-10-64-56-120-72-181-21-70-85-112-148-114l-41 30z">
              <text:p/>
            </draw:path>
            <draw:path draw:style-name="gr65" draw:text-style-name="P153" svg:width="0.727cm" svg:height="1.038cm" svg:x="7.985cm" svg:y="17.986cm" svg:viewBox="0 0 728 1039" svg:d="M232 472c59-92-70-72-79-160-9-75-148-32-153-125 0-73 44-136 105-170 60-34 137-13 186 31 63 52 93 144 164 185 62 35 131 65 172 127 35 52 33 118 54 179s88 132 11 181c-58 37-121 89-133 170-7 61-41 154-115 149s-131-81-139-149c-10-63 3-126-14-181s22-131-30-182l-46-55z">
              <text:p/>
            </draw:path>
            <draw:path draw:style-name="gr67" draw:text-style-name="P155" svg:width="2.526cm" svg:height="1.689cm" svg:x="5.609cm" svg:y="17.456cm" svg:viewBox="0 0 2527 1690" svg:d="M407 1516c-34-62-49-138-102-181-63-51-42-119-63-181-21-61-35-123-64-178-32-63-75-122-81-190-5-67-54-113-60-178-7-59-15-122-24-181-10-59-13-127-13-179 32-67 43-141 108-180 56-34 117-68 183-68 65 0 114 52 183 43 59-9 121 0 183 0 66 0 115 52 188 41 59-8 123 6 183 0 60-7 122-8 183-16 60-9 120-9 181-9 60 0 121 21 183 14 66-5 120 41 182 59 63 18 125 32 189 54 63 22 122 43 188 49 59 4 123 7 183 17 64 12 128 43 183 92 72 64-17 159-73 150-66-13-131-23-183-54-59-39-122-22-183-32s-123-1-183 6c-60 8-130-9-186-41s-120-65-185-84c-66-19-130-1-181 30-51 32-117 62-183 54-65-7-137-29-183 13-57 54-110 85-164 131-54 45-42 113-127 145-63 24-46 121-68 179-23 59-19 121-6 181 14 60-30 115 6 181 33 57 70 112 87 181 11 57 56 117 42 178-14 51-29 154-117 122-78-30-87-124-169-139l-43-56z">
              <text:p/>
            </draw:path>
            <draw:line draw:style-name="gr68" draw:text-style-name="P152" svg:x1="3.096cm" svg:y1="18.445cm" svg:x2="8.211cm" svg:y2="18.445cm">
              <text:p/>
            </draw:line>
            <draw:frame draw:style-name="gr69" draw:text-style-name="P156" svg:width="1.461cm" svg:height="0.701cm" svg:x="2.893cm" svg:y="18.589cm">
              <draw:text-box>
                <text:p text:style-name="P126"><text:span text:style-name="T69">Sèse</text:span></text:p>
              </draw:text-box>
            </draw:frame>
            <draw:frame draw:style-name="gr70" draw:text-style-name="P150" svg:width="1.507cm" svg:height="0.66cm" svg:x="7.264cm" svg:y="19.007cm">
              <draw:text-box>
                <text:p text:style-name="P126"><text:span text:style-name="T67">Mate</text:span></text:p>
              </draw:text-box>
            </draw:frame>
            <draw:frame draw:style-name="gr71" draw:text-style-name="P150" svg:width="1.541cm" svg:height="1.362cm" draw:transform="rotate (-1.17216312563939) translate (5.77497222222222cm 18.1204305555556cm)">
              <draw:text-box>
                <text:p text:style-name="P126"><text:span text:style-name="T67">8 km</text:span></text:p>
              </draw:text-box>
            </draw:frame>
            <draw:line draw:style-name="gr72" draw:text-style-name="P152" svg:x1="5.29cm" svg:y1="18.491cm" svg:x2="5.669cm" svg:y2="19.533cm">
              <text:p/>
            </draw:line>
            <draw:line draw:style-name="gr73" draw:text-style-name="P152" svg:x1="3.096cm" svg:y1="18.351cm" svg:x2="5.021cm" svg:y2="17.575cm">
              <text:p/>
            </draw:line>
            <draw:frame draw:style-name="gr70" draw:text-style-name="P150" svg:width="1.149cm" svg:height="0.66cm" svg:x="3.632cm" svg:y="17.981cm">
              <draw:text-box>
                <text:p text:style-name="P126"><text:span text:style-name="T67">25°</text:span></text:p>
              </draw:text-box>
            </draw:frame>
            <draw:custom-shape draw:style-name="gr74" draw:text-style-name="P157" svg:width="0.406cm" svg:height="0.167cm" svg:x="6.807cm" svg:y="18.24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75" draw:text-style-name="P151" svg:width="0.747cm" svg:height="0.699cm" svg:x="5.149cm" svg:y="17.947cm">
              <draw:text-box>
                <text:p text:style-name="P126"><text:span text:style-name="T68">P</text:span></text:p>
              </draw:text-box>
            </draw:frame>
            <draw:frame draw:style-name="gr76" draw:text-style-name="P158" svg:width="0.78cm" svg:height="0.703cm" svg:x="5.481cm" svg:y="19.521cm">
              <draw:text-box>
                <text:p text:style-name="P126"><text:span text:style-name="T68">R</text:span></text:p>
              </draw:text-box>
            </draw:frame>
            <draw:frame draw:style-name="gr60" draw:text-style-name="P151" svg:width="0.846cm" svg:height="0.703cm" svg:x="8.028cm" svg:y="18.136cm">
              <draw:text-box>
                <text:p text:style-name="P126"><text:span text:style-name="T68">M</text:span></text:p>
              </draw:text-box>
            </draw:frame>
            <draw:ellipse draw:style-name="gr19" draw:text-style-name="P159" svg:width="0.685cm" svg:height="0.618cm" svg:x="3.002cm" svg:y="18.143cm" draw:kind="arc" draw:start-angle="359.88" draw:end-angle="39.34">
              <text:p/>
            </draw:ellipse>
            <draw:frame draw:style-name="gr75" draw:text-style-name="P151" svg:width="0.803cm" svg:height="0.699cm" svg:x="2.572cm" svg:y="18.113cm">
              <draw:text-box>
                <text:p text:style-name="P126"><text:span text:style-name="T68">S</text:span></text:p>
              </draw:text-box>
            </draw:frame>
          </draw:g>
        </draw:g>
      </draw:g>
      <draw:g text:anchor-type="page" text:anchor-page-number="2" draw:z-index="23" draw:style-name="gr105">
        <draw:polygon draw:style-name="gr106" draw:text-style-name="P176" svg:width="1.931cm" svg:height="2.062cm" svg:x="18.228cm" svg:y="13.425cm" svg:viewBox="0 0 1932 2063" draw:points="0,2063 1932,1232 1307,0 0,2062">
          <text:p/>
        </draw:polygon>
        <draw:line draw:style-name="gr107" draw:text-style-name="P177" svg:x1="18.219cm" svg:y1="15.499cm" svg:x2="20.16cm" svg:y2="14.654cm">
          <text:p/>
        </draw:line>
        <draw:line draw:style-name="gr107" draw:text-style-name="P177" svg:x1="20.161cm" svg:y1="14.656cm" svg:x2="19.535cm" svg:y2="13.409cm">
          <text:p/>
        </draw:line>
        <draw:line draw:style-name="gr107" draw:text-style-name="P177" svg:x1="18.219cm" svg:y1="15.495cm" svg:x2="19.538cm" svg:y2="13.409cm">
          <text:p/>
        </draw:line>
        <draw:frame draw:style-name="gr108" draw:text-style-name="P178" svg:width="0.294cm" svg:height="0.414cm" svg:x="17.891cm" svg:y="15.319cm">
          <draw:text-box>
            <text:p text:style-name="P126"><text:span text:style-name="T74">M</text:span></text:p>
          </draw:text-box>
        </draw:frame>
        <draw:frame draw:style-name="gr109" draw:text-style-name="P178" svg:width="0.258cm" svg:height="0.414cm" svg:x="20.209cm" svg:y="14.523cm">
          <draw:text-box>
            <text:p text:style-name="P126"><text:span text:style-name="T74">O</text:span></text:p>
          </draw:text-box>
        </draw:frame>
        <draw:frame draw:style-name="gr110" draw:text-style-name="P178" svg:width="0.276cm" svg:height="0.414cm" svg:x="19.424cm" svg:y="13.033cm">
          <draw:text-box>
            <text:p text:style-name="P126"><text:span text:style-name="T74">N</text:span></text:p>
          </draw:text-box>
        </draw:frame>
        <draw:rect draw:style-name="gr56" draw:text-style-name="P147" svg:width="0.179cm" svg:height="0.168cm" draw:transform="skewX (-0.0630063859969954) rotate (0.428303798439409) translate (19.9213611111111cm 14.57325cm)">
          <text:p/>
        </draw:rect>
      </draw:g>
      <text:h text:style-name="P118" text:outline-level="1"><draw:g text:anchor-type="paragraph" draw:z-index="24" draw:style-name="gr6"><draw:custom-shape draw:style-name="gr104" draw:text-style-name="P175" svg:width="3.964cm" svg:height="0.641cm" draw:transform="skewX (0.00279252680319092) rotate (0.0872664625997165) translate (-0.370416666666667cm -0.0934861111111111cm)"><text:p text:style-name="P174"><text:span text:style-name="T73">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text:span text:style-name="Enonce_5f_Niv2"><text:span text:style-name="T8"><draw:frame draw:style-name="fr1" draw:name="Cadre3" text:anchor-type="as-char" svg:width="9.135cm" draw:z-index="33"><draw:text-box fo:min-height="3.93cm"><text:section text:style-name="Sect1" text:name="Section4"><text:p text:style-name="P31"/><text:p text:style-name="P29"><text:span text:style-name="knumerotitreA"><text:span text:style-name="T11">Le triangle </text:span></text:span><text:span text:style-name="knumerotitreA"><text:span text:style-name="T14">ABC</text:span></text:span><text:span text:style-name="knumerotitreA"><text:span text:style-name="T11"> est rectangle en </text:span></text:span><text:span text:style-name="knumerotitreA"><text:span text:style-name="T14">C</text:span></text:span><text:span text:style-name="knumerotitreA"><text:span text:style-name="T11"> </text:span></text:span><text:span text:style-name="knumerotitreA"><text:span text:style-name="T12">avec C</text:span></text:span><text:span text:style-name="knumerotitreA"><text:span text:style-name="T14">A </text:span></text:span><text:span text:style-name="_5f_Symbole"><text:span text:style-name="T47">=</text:span></text:span><text:span text:style-name="knumerotitreA"><text:span text:style-name="T12"> 4 cm et </text:span></text:span><text:span text:style-name="knumerotitreA"><text:span text:style-name="T14">AB </text:span></text:span><text:span text:style-name="_5f_Symbole"><text:span text:style-name="T47">=</text:span></text:span><text:span text:style-name="knumerotitreA"><text:span text:style-name="T12"> 5 cm.</text:span></text:span></text:p><text:list xml:id="list2776269423" text:style-name="liste_5f_abc"><text:list-item><text:p text:style-name="P76"><text:span text:style-name="knumerotitreA"><text:span text:style-name="T11">Écris </text:span></text:span><text:span text:style-name="knumerotitreA"><text:span text:style-name="T13">la formule donnant le cosinus de l’angle </text:span></text:span><draw:frame draw:style-name="fr10" draw:name="Objet3" text:anchor-type="as-char" svg:y="-0.37cm" svg:width="0.727cm" svg:height="0.462cm" draw:z-index="54"><draw:object xlink:href="./Object 1" xlink:type="simple" xlink:show="embed" xlink:actuate="onLoad"/><draw:image xlink:href="./ObjectReplacements/Object 1" xlink:type="simple" xlink:show="embed" xlink:actuate="onLoad"/><svg:desc>formule</svg:desc></draw:frame>.</text:p></text:list-item><text:list-item><text:p text:style-name="P80">Détermine une valeur arrondie au degré de l’angle <draw:frame draw:style-name="fr10" draw:name="Objet5" text:anchor-type="as-char" svg:y="-0.37cm" svg:width="0.727cm" svg:height="0.462cm" draw:z-index="55"><draw:object xlink:href="./Object 2" xlink:type="simple" xlink:show="embed" xlink:actuate="onLoad"/><draw:image xlink:href="./ObjectReplacements/Object 2" xlink:type="simple" xlink:show="embed" xlink:actuate="onLoad"/><svg:desc>formule</svg:desc></draw:frame>.</text:p><text:p text:style-name="P81"><draw:g text:anchor-type="paragraph" draw:z-index="40" draw:name="Forme2" draw:style-name="gr6"><draw:line draw:style-name="gr39" draw:text-style-name="P141" svg:x1="1.929cm" svg:y1="2.793cm" svg:x2="4.1cm" svg:y2="0.553cm"><text:p/></draw:line><draw:line draw:style-name="gr40" draw:text-style-name="P141" svg:x1="4.1cm" svg:y1="0.553cm" svg:x2="5.786cm" svg:y2="2.176cm"><text:p/></draw:line><draw:line draw:style-name="gr41" draw:text-style-name="P141" svg:x1="5.787cm" svg:y1="2.176cm" svg:x2="1.929cm" svg:y2="2.794cm"><text:p/></draw:line><draw:frame draw:style-name="gr42" draw:text-style-name="P143" svg:width="0.825cm" svg:height="0.756cm" svg:x="1.309cm" svg:y="2.521cm"><draw:text-box><text:p text:style-name="P142"><text:span text:style-name="T63">A</text:span></text:p></draw:text-box></draw:frame><draw:frame draw:style-name="gr43" draw:text-style-name="P143" svg:width="0.802cm" svg:height="0.754cm" svg:x="3.731cm" svg:y="-0.053cm"><draw:text-box><text:p text:style-name="P142"><text:span text:style-name="T63">C</text:span></text:p></draw:text-box></draw:frame><draw:frame draw:style-name="gr44" draw:text-style-name="P143" svg:width="0.796cm" svg:height="0.754cm" svg:x="5.622cm" svg:y="1.843cm"><draw:text-box><text:p text:style-name="P142"><text:span text:style-name="T63">B</text:span></text:p></draw:text-box></draw:frame><draw:line draw:style-name="gr45" draw:text-style-name="P141" svg:x1="4.213cm" svg:y1="0.661cm" svg:x2="4.104cm" svg:y2="0.773cm"><text:p/></draw:line><draw:line draw:style-name="gr45" draw:text-style-name="P141" svg:x1="3.991cm" svg:y1="0.665cm" svg:x2="4.104cm" svg:y2="0.773cm"><text:p/></draw:line><draw:line draw:style-name="gr45" draw:text-style-name="P141" svg:x1="5.786cm" svg:y1="2.176cm" svg:x2="4.1cm" svg:y2="0.553cm"><text:p/></draw:line></draw:g><text:span text:style-name="Bold_5f_niv2"><text:span text:style-name="T31">Correction</text:span></text:span></text:p><text:p text:style-name="P84"><draw:frame text:anchor-type="paragraph" draw:z-index="35" draw:name="Forme4" draw:style-name="gr57" draw:text-style-name="P148" svg:width="2.5cm" svg:height="1.176cm" svg:x="0.861cm" svg:y="0.175cm"><draw:text-box><text:p><text:span text:style-name="T65">Côté adjacent </text:span></text:p><text:p><text:span text:style-name="T65">à l’angle </text:span></text:p></draw:text-box></draw:frame></text:p></text:list-item></text:list><text:p text:style-name="P39"><text:span text:style-name="Bold_5f_niv3"><text:span text:style-name="T31"><text:s text:c="7"/></text:span></text:span><text:span text:style-name="Bold_5f_niv3"><text:span text:style-name="T31"><draw:frame draw:style-name="fr6" draw:name="Objet8" text:anchor-type="as-char" svg:width="0.727cm" svg:height="0.462cm" draw:z-index="56"><draw:object xlink:href="./Object 17" xlink:type="simple" xlink:show="embed" xlink:actuate="onLoad"/><draw:image xlink:href="./ObjectReplacements/Object 17" xlink:type="simple" xlink:show="embed" xlink:actuate="onLoad"/></draw:frame></text:span></text:span></text:p><text:p text:style-name="P39"><draw:frame text:anchor-type="paragraph" draw:z-index="34" draw:name="Forme3" draw:style-name="gr58" draw:text-style-name="P149" svg:width="2.225cm" svg:height="0.541cm" svg:x="3.189cm" svg:y="0.406cm"><draw:text-box><text:p><text:span text:style-name="T66">Hypoténuse</text:span></text:p></draw:text-box></draw:frame><text:span text:style-name="Bold_5f_niv3"><text:span text:style-name="T31"/></text:span></text:p><text:list xml:id="list103340170489642" text:continue-list="list2776269423" text:style-name="liste_5f_abc"><text:list-item text:start-value="1"><text:p text:style-name="P85"><text:span text:style-name="_5f_BVS"><text:span text:style-name="T27">Le t</text:span></text:span><text:span text:style-name="_5f_BVS"><text:span text:style-name="T26">riangle </text:span></text:span><text:span text:style-name="_5f_BVS"><text:span text:style-name="T28">ABC</text:span></text:span><text:span text:style-name="_5f_BVS"><text:span text:style-name="T26"> est rectangle en </text:span></text:span><text:span text:style-name="_5f_BVS"><text:span text:style-name="T28">C</text:span></text:span><text:span text:style-name="_5f_BVS"><text:span text:style-name="T26"> d</text:span></text:span><text:span text:style-name="_5f_BVS">onc</text:span></text:p><text:p text:style-name="P69"><text:span text:style-name="_5f_BVS">cos </text:span><text:span text:style-name="_5f_BVS"><text:span text:style-name="T49"><draw:frame draw:style-name="fr10" draw:name="Objet7" text:anchor-type="as-char" svg:y="-0.37cm" svg:width="0.727cm" svg:height="0.462cm" draw:z-index="57"><draw:object xlink:href="./Object 9" xlink:type="simple" xlink:show="embed" xlink:actuate="onLoad"/><draw:image xlink:href="./ObjectReplacements/Object 9" xlink:type="simple" xlink:show="embed" xlink:actuate="onLoad"/><svg:desc>formule</svg:desc></draw:frame></text:span></text:span><text:span text:style-name="knumerotitreA"><text:span text:style-name="T12"> </text:span></text:span><text:span text:style-name="_5f_pointillés_20_gris"><text:span text:style-name="T15">=</text:span></text:span><text:span text:style-name="_5f_BVS"><draw:frame draw:style-name="fr5" draw:name="Objet56" text:anchor-type="as-char" svg:y="-0.58cm" svg:width="3.817cm" svg:height="0.923cm" draw:z-index="58"><draw:object xlink:href="./Object 7" xlink:type="simple" xlink:show="embed" xlink:actuate="onLoad"/><draw:image xlink:href="./ObjectReplacements/Object 7" xlink:type="simple" xlink:show="embed" xlink:actuate="onLoad"/><svg:desc>formule</svg:desc></draw:frame></text:span><text:span text:style-name="_5f_pointillés_20_gris"><text:span text:style-name="T15">=</text:span></text:span><text:span text:style-name="_5f_BVS"><draw:frame draw:style-name="fr5" draw:name="Objet58" text:anchor-type="as-char" svg:y="-0.512cm" svg:width="0.771cm" svg:height="0.87cm" draw:z-index="59"><draw:object xlink:href="./Object 8" xlink:type="simple" xlink:show="embed" xlink:actuate="onLoad"/><draw:image xlink:href="./ObjectReplacements/Object 8" xlink:type="simple" xlink:show="embed" xlink:actuate="onLoad"/><svg:desc>formule</svg:desc></draw:frame></text:span></text:p></text:list-item><text:list-item><text:p text:style-name="P77"><text:span text:style-name="_5f_BVS"><text:span text:style-name="T34">D’après la question précédente, en remplaçant par les longueurs correspondantes, on a l’égalité suivante : </text:span></text:span><text:span text:style-name="_5f_BVS"><draw:frame draw:style-name="fr5" draw:name="Objet12" text:anchor-type="as-char" svg:y="-0.522cm" svg:width="2.178cm" svg:height="0.87cm" draw:z-index="60"><draw:object xlink:href="./Object 5" xlink:type="simple" xlink:show="embed" xlink:actuate="onLoad"/><draw:image xlink:href="./ObjectReplacements/Object 5" xlink:type="simple" xlink:show="embed" xlink:actuate="onLoad"/><svg:desc>formule</svg:desc></draw:frame></text:span></text:p><text:p text:style-name="P78"><text:span text:style-name="_5f_BVS"><text:span text:style-name="T35">En utilisant les touches de la calculatrice : </text:span></text:span></text:p><text:p text:style-name="P86"><draw:g text:anchor-type="paragraph" draw:z-index="41" draw:name="Forme5" draw:style-name="gr6"><draw:custom-shape draw:style-name="gr32" draw:text-style-name="P139" svg:width="0.9cm" svg:height="0.41cm" svg:x="0.037cm" svg:y="0cm"><text:p/><draw:enhanced-geometry svg:viewBox="0 0 21600 21600" draw:type="rectangle" draw:enhanced-path="M 0 0 L 21600 0 21600 21600 0 21600 0 0 Z N"/></draw:custom-shape><draw:frame draw:style-name="gr33" draw:text-style-name="P140" svg:width="1.301cm" svg:height="0.595cm" svg:x="-0.101cm" svg:y="-0.101cm"><draw:text-box><text:p text:style-name="P126"><text:span text:style-name="T62">2nde</text:span></text:p></draw:text-box></draw:frame><draw:custom-shape draw:style-name="gr34" draw:text-style-name="P139" svg:width="0.699cm" svg:height="0.412cm" svg:x="1.021cm" svg:y="0cm"><text:p/><draw:enhanced-geometry svg:viewBox="0 0 21600 21600" draw:type="rectangle" draw:enhanced-path="M 0 0 L 21600 0 21600 21600 0 21600 0 0 Z N"/></draw:custom-shape><draw:frame draw:style-name="gr35" draw:text-style-name="P140" svg:width="1.001cm" svg:height="0.939cm" svg:x="0.878cm" svg:y="-0.099cm"><draw:text-box><text:p text:style-name="P126"><text:span text:style-name="T62">cos</text:span></text:p></draw:text-box></draw:frame><draw:custom-shape draw:style-name="gr36" draw:text-style-name="P139" svg:width="0.251cm" svg:height="0.412cm" svg:x="1.841cm" svg:y="0.005cm"><text:p/><draw:enhanced-geometry svg:viewBox="0 0 21600 21600" draw:type="rectangle" draw:enhanced-path="M 0 0 L 21600 0 21600 21600 0 21600 0 0 Z N"/></draw:custom-shape><draw:frame draw:style-name="gr37" draw:text-style-name="P140" svg:width="0.401cm" svg:height="0.597cm" svg:x="1.756cm" svg:y="-0.096cm"><draw:text-box><text:p text:style-name="P126"><text:span text:style-name="T62">(</text:span></text:p></draw:text-box></draw:frame><draw:custom-shape draw:style-name="gr36" draw:text-style-name="P139" svg:width="0.301cm" svg:height="0.412cm" svg:x="2.22cm" svg:y="0.005cm"><text:p/><draw:enhanced-geometry svg:viewBox="0 0 21600 21600" draw:type="rectangle" draw:enhanced-path="M 0 0 L 21600 0 21600 21600 0 21600 0 0 Z N"/></draw:custom-shape><draw:frame draw:style-name="gr33" draw:text-style-name="P140" svg:width="0.401cm" svg:height="0.595cm" svg:x="2.136cm" svg:y="-0.094cm"><draw:text-box><text:p text:style-name="P126"><text:span text:style-name="T62">4</text:span></text:p></draw:text-box></draw:frame><draw:custom-shape draw:style-name="gr36" draw:text-style-name="P139" svg:width="0.301cm" svg:height="0.412cm" svg:x="2.979cm" svg:y="0.005cm"><text:p/><draw:enhanced-geometry svg:viewBox="0 0 21600 21600" draw:type="rectangle" draw:enhanced-path="M 0 0 L 21600 0 21600 21600 0 21600 0 0 Z N"/></draw:custom-shape><draw:frame draw:style-name="gr33" draw:text-style-name="P140" svg:width="0.401cm" svg:height="0.595cm" svg:x="2.894cm" svg:y="-0.092cm"><draw:text-box><text:p text:style-name="P126"><text:span text:style-name="T62">5</text:span></text:p></draw:text-box></draw:frame><draw:custom-shape draw:style-name="gr36" draw:text-style-name="P139" svg:width="0.249cm" svg:height="0.412cm" svg:x="2.621cm" svg:y="0.005cm"><text:p/><draw:enhanced-geometry svg:viewBox="0 0 21600 21600" draw:type="rectangle" draw:enhanced-path="M 0 0 L 21600 0 21600 21600 0 21600 0 0 Z N"/></draw:custom-shape><draw:frame draw:style-name="gr33" draw:text-style-name="P140" svg:width="0.401cm" svg:height="0.595cm" svg:x="2.55cm" svg:y="-0.094cm"><draw:text-box><text:p text:style-name="P126"><text:span text:style-name="T62">:</text:span></text:p></draw:text-box></draw:frame><draw:custom-shape draw:style-name="gr38" draw:text-style-name="P139" svg:width="0.251cm" svg:height="0.41cm" svg:x="3.377cm" svg:y="0.007cm"><text:p/><draw:enhanced-geometry svg:viewBox="0 0 21600 21600" draw:type="rectangle" draw:enhanced-path="M 0 0 L 21600 0 21600 21600 0 21600 0 0 Z N"/></draw:custom-shape><draw:frame draw:style-name="gr33" draw:text-style-name="P140" svg:width="0.399cm" svg:height="0.595cm" svg:x="3.294cm" svg:y="-0.094cm"><draw:text-box><text:p text:style-name="P126"><text:span text:style-name="T62">)</text:span></text:p></draw:text-box></draw:frame></draw:g><text:span text:style-name="_5f_BVS"/></text:p></text:list-item></text:list><text:p text:style-name="P100"><text:span text:style-name="_5f_BVS"><text:span text:style-name="T35">ou </text:span></text:span></text:p><text:p text:style-name="P40"><draw:g text:anchor-type="paragraph" draw:z-index="45" draw:name="Forme6" draw:style-name="gr6"><draw:custom-shape draw:style-name="gr32" draw:text-style-name="P139" svg:width="0.9cm" svg:height="0.41cm" svg:x="0.037cm" svg:y="0.101cm"><text:p/><draw:enhanced-geometry svg:viewBox="0 0 21600 21600" draw:type="rectangle" draw:enhanced-path="M 0 0 L 21600 0 21600 21600 0 21600 0 0 Z N"/></draw:custom-shape><draw:frame draw:style-name="gr33" draw:text-style-name="P140" svg:width="1.301cm" svg:height="0.595cm" svg:x="-0.101cm" svg:y="0cm"><draw:text-box><text:p text:style-name="P126"><text:span text:style-name="T62">Shift</text:span></text:p></draw:text-box></draw:frame><draw:custom-shape draw:style-name="gr34" draw:text-style-name="P139" svg:width="0.699cm" svg:height="0.412cm" svg:x="1.021cm" svg:y="0.101cm"><text:p/><draw:enhanced-geometry svg:viewBox="0 0 21600 21600" draw:type="rectangle" draw:enhanced-path="M 0 0 L 21600 0 21600 21600 0 21600 0 0 Z N"/></draw:custom-shape><draw:frame draw:style-name="gr35" draw:text-style-name="P140" svg:width="1.001cm" svg:height="0.939cm" svg:x="0.878cm" svg:y="0.002cm"><draw:text-box><text:p text:style-name="P126"><text:span text:style-name="T62">cos</text:span></text:p></draw:text-box></draw:frame><draw:custom-shape draw:style-name="gr36" draw:text-style-name="P139" svg:width="0.251cm" svg:height="0.412cm" svg:x="1.841cm" svg:y="0.106cm"><text:p/><draw:enhanced-geometry svg:viewBox="0 0 21600 21600" draw:type="rectangle" draw:enhanced-path="M 0 0 L 21600 0 21600 21600 0 21600 0 0 Z N"/></draw:custom-shape><draw:frame draw:style-name="gr37" draw:text-style-name="P140" svg:width="0.401cm" svg:height="0.597cm" svg:x="1.756cm" svg:y="0.005cm"><draw:text-box><text:p text:style-name="P126"><text:span text:style-name="T62">(</text:span></text:p></draw:text-box></draw:frame><draw:custom-shape draw:style-name="gr36" draw:text-style-name="P139" svg:width="0.301cm" svg:height="0.412cm" svg:x="2.22cm" svg:y="0.106cm"><text:p/><draw:enhanced-geometry svg:viewBox="0 0 21600 21600" draw:type="rectangle" draw:enhanced-path="M 0 0 L 21600 0 21600 21600 0 21600 0 0 Z N"/></draw:custom-shape><draw:frame draw:style-name="gr33" draw:text-style-name="P140" svg:width="0.401cm" svg:height="0.595cm" svg:x="2.136cm" svg:y="0.007cm"><draw:text-box><text:p text:style-name="P126"><text:span text:style-name="T62">4</text:span></text:p></draw:text-box></draw:frame><draw:custom-shape draw:style-name="gr36" draw:text-style-name="P139" svg:width="0.301cm" svg:height="0.412cm" svg:x="2.979cm" svg:y="0.106cm"><text:p/><draw:enhanced-geometry svg:viewBox="0 0 21600 21600" draw:type="rectangle" draw:enhanced-path="M 0 0 L 21600 0 21600 21600 0 21600 0 0 Z N"/></draw:custom-shape><draw:frame draw:style-name="gr33" draw:text-style-name="P140" svg:width="0.401cm" svg:height="0.595cm" svg:x="2.894cm" svg:y="0.009cm"><draw:text-box><text:p text:style-name="P126"><text:span text:style-name="T62">5</text:span></text:p></draw:text-box></draw:frame><draw:custom-shape draw:style-name="gr36" draw:text-style-name="P139" svg:width="0.249cm" svg:height="0.412cm" svg:x="2.621cm" svg:y="0.106cm"><text:p/><draw:enhanced-geometry svg:viewBox="0 0 21600 21600" draw:type="rectangle" draw:enhanced-path="M 0 0 L 21600 0 21600 21600 0 21600 0 0 Z N"/></draw:custom-shape><draw:frame draw:style-name="gr33" draw:text-style-name="P140" svg:width="0.401cm" svg:height="0.595cm" svg:x="2.55cm" svg:y="0.007cm"><draw:text-box><text:p text:style-name="P126"><text:span text:style-name="T62">:</text:span></text:p></draw:text-box></draw:frame><draw:custom-shape draw:style-name="gr38" draw:text-style-name="P139" svg:width="0.251cm" svg:height="0.41cm" svg:x="3.377cm" svg:y="0.108cm"><text:p/><draw:enhanced-geometry svg:viewBox="0 0 21600 21600" draw:type="rectangle" draw:enhanced-path="M 0 0 L 21600 0 21600 21600 0 21600 0 0 Z N"/></draw:custom-shape><draw:frame draw:style-name="gr33" draw:text-style-name="P140" svg:width="0.399cm" svg:height="0.595cm" svg:x="3.294cm" svg:y="0.007cm"><draw:text-box><text:p text:style-name="P126"><text:span text:style-name="T62">)</text:span></text:p></draw:text-box></draw:frame></draw:g><text:span text:style-name="_5f_BVS"/></text:p><text:list xml:id="list103341326567283" text:continue-numbering="true" text:style-name="liste_5f_abc"><text:list-header><text:p text:style-name="P78"><text:span text:style-name="_5f_BVS"><text:span text:style-name="T48">on obtient que l’angle </text:span></text:span><text:span text:style-name="_5f_BVS"><text:span text:style-name="T48"><draw:frame draw:style-name="fr10" draw:name="Objet18" text:anchor-type="as-char" svg:y="-0.37cm" svg:width="0.727cm" svg:height="0.462cm" draw:z-index="61"><draw:object xlink:href="./Object 11" xlink:type="simple" xlink:show="embed" xlink:actuate="onLoad"/><draw:image xlink:href="./ObjectReplacements/Object 11" xlink:type="simple" xlink:show="embed" xlink:actuate="onLoad"/><svg:desc>formule</svg:desc></draw:frame></text:span></text:span><text:span text:style-name="_5f_BVS"><text:span text:style-name="T48"><text:s/>mesure environ 37°.</text:span></text:span></text:p></text:list-header></text:list></text:section></draw:text-box></draw:frame></text:span></text:span></text:h>
      <text:list xml:id="list311570117" text:style-name="Num_5f_Exo">
        <text:list-item>
          <text:h text:style-name="P63" text:outline-level="1"> Repasse en couleur les côtés demandés.</text:h>
        </text:list-item>
      </text:list>
      <text:list xml:id="list103339724967923" text:continue-list="list103341326567283" text:style-name="liste_5f_abc">
        <text:list-item>
          <text:p text:style-name="P79"><draw:g text:anchor-type="char" draw:z-index="20" draw:style-name="gr123"><draw:frame draw:style-name="gr124" draw:text-style-name="P187" svg:width="0.306cm" svg:height="0.414cm" svg:x="5.203cm" svg:y="0.924cm"><draw:text-box><text:p text:style-name="P186"><text:span text:style-name="T77">O</text:span></text:p></draw:text-box></draw:frame><draw:frame draw:style-name="gr125" draw:text-style-name="P187" svg:width="0.332cm" svg:height="0.414cm" svg:x="8.872cm" svg:y="0.005cm"><draw:text-box><text:p text:style-name="P186"><text:span text:style-name="T77">M</text:span></text:p></draw:text-box></draw:frame><draw:frame draw:style-name="gr126" draw:text-style-name="P187" svg:width="0.29cm" svg:height="0.414cm" svg:x="8.011cm" svg:y="2.003cm"><draw:text-box><text:p text:style-name="P186"><text:span text:style-name="T77">N</text:span></text:p></draw:text-box></draw:frame><draw:line draw:style-name="gr127" draw:text-style-name="P188" svg:x1="8.801cm" svg:y1="0.25cm" svg:x2="8.113cm" svg:y2="1.985cm"><text:p/></draw:line><draw:line draw:style-name="gr128" draw:text-style-name="P188" svg:x1="5.61cm" svg:y1="1.106cm" svg:x2="8.117cm" svg:y2="1.978cm"><text:p/></draw:line><draw:line draw:style-name="gr129" draw:text-style-name="P188" svg:x1="8.803cm" svg:y1="0.243cm" svg:x2="5.61cm" svg:y2="1.107cm"><text:p/></draw:line><draw:rect draw:style-name="gr130" draw:text-style-name="P189" svg:width="0.225cm" svg:height="0.212cm" draw:transform="skewX (0.0582939970166105) rotate (-0.329169096926131) translate (7.98336111111111cm 1.70391666666667cm)"><text:p/></draw:rect><draw:ellipse draw:style-name="gr131" draw:text-style-name="P190" svg:width="0.779cm" svg:height="0.713cm" svg:x="5.214cm" svg:y="0.744cm" draw:kind="arc" draw:start-angle="339.25" draw:end-angle="12.32"><text:p/></draw:ellipse></draw:g>Le côté <text:span text:style-name="T36">adjacent</text:span> à l’angle <draw:frame draw:style-name="fr10" draw:name="Objet2" text:anchor-type="as-char" svg:y="-0.37cm" svg:width="0.847cm" svg:height="0.462cm" draw:z-index="17"><draw:object xlink:href="./Object 3" xlink:type="simple" xlink:show="embed" xlink:actuate="onLoad"/><draw:image xlink:href="./ObjectReplacements/Object 3" xlink:type="simple" xlink:show="embed" xlink:actuate="onLoad"/><svg:desc>formule</svg:desc></draw:frame>.</text:p>
        </text:list-item>
        <text:list-item>
          <text:p text:style-name="P87"><draw:g text:anchor-type="paragraph" draw:z-index="48" draw:name="Forme7" draw:style-name="gr6"><draw:line draw:style-name="gr20" draw:text-style-name="P131" svg:x1="5.81cm" svg:y1="3.671cm" svg:x2="8.984cm" svg:y2="3.441cm"><text:p/></draw:line><draw:line draw:style-name="gr20" draw:text-style-name="P131" svg:x1="8.981cm" svg:y1="3.444cm" svg:x2="8.847cm" svg:y2="2.185cm"><text:p/></draw:line><draw:line draw:style-name="gr20" draw:text-style-name="P131" svg:x1="5.81cm" svg:y1="3.673cm" svg:x2="8.858cm" svg:y2="2.19cm"><text:p/></draw:line><draw:frame draw:style-name="gr21" draw:text-style-name="P132" svg:width="0.265cm" svg:height="0.414cm" svg:x="5.655cm" svg:y="3.671cm"><draw:text-box><text:p text:style-name="P126"><text:span text:style-name="T60">T</text:span></text:p></draw:text-box></draw:frame><draw:frame draw:style-name="gr22" draw:text-style-name="P132" svg:width="0.204cm" svg:height="0.415cm" svg:x="8.952cm" svg:y="3.459cm"><draw:text-box><text:p text:style-name="P126"><text:span text:style-name="T60">S</text:span></text:p></draw:text-box></draw:frame><draw:frame draw:style-name="gr23" draw:text-style-name="P132" svg:width="0.249cm" svg:height="0.415cm" svg:x="8.744cm" svg:y="1.852cm"><draw:text-box><text:p text:style-name="P126"><text:span text:style-name="T60">R</text:span></text:p></draw:text-box></draw:frame><draw:rect draw:style-name="gr24" draw:text-style-name="P133" svg:width="0.186cm" svg:height="0.16cm" draw:transform="skewX (-0.022165681500328) rotate (0.066497044500984) translate (8.778875cm 3.29847222222222cm)"><text:p/></draw:rect><draw:ellipse draw:style-name="gr19" draw:text-style-name="P134" svg:width="0.738cm" svg:height="0.623cm" svg:x="8.49cm" svg:y="1.884cm" draw:kind="arc" draw:start-angle="210.05" draw:end-angle="273.87"><text:p/></draw:ellipse></draw:g>L’hypoténuse en rouge <text:line-break/>et le côté <text:span text:style-name="T37">adjacent</text:span> à l’angle<text:line-break/><draw:frame draw:style-name="fr10" draw:name="Objet1" text:anchor-type="as-char" svg:y="-0.37cm" svg:width="0.7cm" svg:height="0.462cm" draw:z-index="18"><draw:object xlink:href="./Object 4" xlink:type="simple" xlink:show="embed" xlink:actuate="onLoad"/><draw:image xlink:href="./ObjectReplacements/Object 4" xlink:type="simple" xlink:show="embed" xlink:actuate="onLoad"/><svg:desc>formule</svg:desc></draw:frame> en bleu.</text:p>
        </text:list-item>
      </text:list>
      <text:p text:style-name="P32"/>
      <text:list xml:id="list103340033201811" text:continue-numbering="true" text:style-name="liste_5f_abc">
        <text:list-item>
          <text:p text:style-name="P88"><draw:g text:anchor-type="char" draw:z-index="21" draw:style-name="gr119"><draw:line draw:style-name="gr107" draw:text-style-name="P184" svg:x1="8.818cm" svg:y1="1.173cm" svg:x2="5.807cm" svg:y2="1.646cm"><text:p/></draw:line><draw:line draw:style-name="gr107" draw:text-style-name="P184" svg:x1="5.813cm" svg:y1="1.644cm" svg:x2="6.071cm" svg:y2="2.882cm"><text:p/></draw:line><draw:line draw:style-name="gr107" draw:text-style-name="P184" svg:x1="8.823cm" svg:y1="1.173cm" svg:x2="6.061cm" svg:y2="2.877cm"><text:p/></draw:line><draw:frame draw:style-name="gr120" draw:text-style-name="P185" svg:width="0.253cm" svg:height="0.414cm" svg:x="5.964cm" svg:y="2.963cm"><draw:text-box><text:p text:style-name="P126"><text:span text:style-name="T76">X</text:span></text:p></draw:text-box></draw:frame><draw:frame draw:style-name="gr121" draw:text-style-name="P185" svg:width="0.198cm" svg:height="0.414cm" svg:x="8.927cm" svg:y="0.878cm"><draw:text-box><text:p text:style-name="P126"><text:span text:style-name="T76">Y</text:span></text:p></draw:text-box></draw:frame><draw:frame draw:style-name="gr122" draw:text-style-name="P185" svg:width="0.354cm" svg:height="0.414cm" svg:x="5.505cm" svg:y="1.33cm"><draw:text-box><text:p text:style-name="P126"><text:span text:style-name="T76">W</text:span></text:p></draw:text-box></draw:frame><draw:rect draw:style-name="gr56" draw:text-style-name="P173" svg:width="0.179cm" svg:height="0.161cm" draw:transform="skewX (-0.0329867228626928) rotate (-2.98294222458351) translate (6.02015277777778cm 1.77094444444444cm)"><text:p/></draw:rect></draw:g>L’hypoténuse en rouge <text:line-break/>et le côté adjacent <text:line-break/>à l’angle <draw:frame draw:style-name="fr10" draw:name="Objet4" text:anchor-type="as-char" svg:y="-0.37cm" svg:width="0.834cm" svg:height="0.46cm" draw:z-index="27"><draw:object xlink:href="./Object 6" xlink:type="simple" xlink:show="embed" xlink:actuate="onLoad"/><draw:image xlink:href="./ObjectReplacements/Object 6" xlink:type="simple" xlink:show="embed" xlink:actuate="onLoad"/><svg:desc>formule</svg:desc></draw:frame><text:s/>en bleu.</text:p>
        </text:list-item>
        <text:list-item>
          <text:p text:style-name="P89"><draw:g text:anchor-type="paragraph" draw:z-index="47" draw:name="Forme1" draw:style-name="gr6"><draw:g draw:style-name="gr25"><draw:line draw:style-name="gr26" draw:text-style-name="P135" svg:x1="5.937cm" svg:y1="2.48cm" svg:x2="6.031cm" svg:y2="2.574cm"><text:p/></draw:line><draw:line draw:style-name="gr26" draw:text-style-name="P135" svg:x1="5.937cm" svg:y1="2.574cm" svg:x2="6.031cm" svg:y2="2.48cm"><text:p/></draw:line></draw:g><draw:frame draw:style-name="gr27" draw:text-style-name="P136" svg:width="0.699cm" svg:height="0.625cm" svg:x="5.477cm" svg:y="2.24cm"><draw:text-box><text:p text:style-name="P126"><text:span text:style-name="T61">T</text:span></text:p></draw:text-box></draw:frame><draw:g draw:style-name="gr25"><draw:line draw:style-name="gr26" draw:text-style-name="P135" svg:x1="7.491cm" svg:y1="1.291cm" svg:x2="7.585cm" svg:y2="1.385cm"><text:p/></draw:line><draw:line draw:style-name="gr26" draw:text-style-name="P135" svg:x1="7.491cm" svg:y1="1.385cm" svg:x2="7.585cm" svg:y2="1.291cm"><text:p/></draw:line></draw:g><draw:frame draw:style-name="gr28" draw:text-style-name="P136" svg:width="0.743cm" svg:height="0.625cm" svg:x="7.169cm" svg:y="0.831cm"><draw:text-box><text:p text:style-name="P126"><text:span text:style-name="T61">H</text:span></text:p></draw:text-box></draw:frame><draw:line draw:style-name="gr26" draw:text-style-name="P135" svg:x1="5.986cm" svg:y1="2.529cm" svg:x2="7.539cm" svg:y2="1.336cm"><text:p/></draw:line><draw:g draw:style-name="gr25"><draw:line draw:style-name="gr26" draw:text-style-name="P135" svg:x1="8.877cm" svg:y1="3.087cm" svg:x2="8.971cm" svg:y2="3.181cm"><text:p/></draw:line><draw:line draw:style-name="gr26" draw:text-style-name="P135" svg:x1="8.877cm" svg:y1="3.181cm" svg:x2="8.971cm" svg:y2="3.087cm"><text:p/></draw:line></draw:g><draw:frame draw:style-name="gr29" draw:text-style-name="P136" svg:width="0.715cm" svg:height="0.623cm" svg:x="8.731cm" svg:y="2.902cm"><draw:text-box><text:p text:style-name="P126"><text:span text:style-name="T61">E</text:span></text:p></draw:text-box></draw:frame><draw:line draw:style-name="gr26" draw:text-style-name="P135" svg:x1="5.986cm" svg:y1="2.531cm" svg:x2="8.925cm" svg:y2="3.136cm"><text:p/></draw:line><draw:g draw:style-name="gr25"><draw:line draw:style-name="gr26" draw:text-style-name="P135" svg:x1="7.193cm" svg:y1="2.738cm" svg:x2="7.287cm" svg:y2="2.832cm"><text:p/></draw:line><draw:line draw:style-name="gr26" draw:text-style-name="P135" svg:x1="7.193cm" svg:y1="2.832cm" svg:x2="7.287cm" svg:y2="2.738cm"><text:p/></draw:line></draw:g><draw:frame draw:style-name="gr29" draw:text-style-name="P136" svg:width="0.715cm" svg:height="0.623cm" svg:x="6.872cm" svg:y="2.784cm"><draw:text-box><text:p text:style-name="P126"><text:span text:style-name="T61">S</text:span></text:p></draw:text-box></draw:frame><draw:line draw:style-name="gr26" draw:text-style-name="P135" svg:x1="7.538cm" svg:y1="1.336cm" svg:x2="8.924cm" svg:y2="3.134cm"><text:p/></draw:line><draw:line draw:style-name="gr26" draw:text-style-name="P135" svg:x1="7.539cm" svg:y1="1.336cm" svg:x2="7.238cm" svg:y2="2.786cm"><text:p/></draw:line><draw:polyline draw:style-name="gr30" draw:text-style-name="P137" svg:width="0.263cm" svg:height="0.148cm" svg:x="7.389cm" svg:y="1.449cm" svg:viewBox="0 0 264 149" draw:points="264,34 115,149 0,0"><text:p/></draw:polyline><draw:polyline draw:style-name="gr30" draw:text-style-name="P137" svg:width="0.184cm" svg:height="0.221cm" svg:x="7.274cm" svg:y="2.599cm" svg:viewBox="0 0 185 222" draw:points="0,0 185,38 146,222"><text:p/></draw:polyline><draw:frame draw:name="DescriptionOOoTep" draw:style-name="gr31" draw:text-style-name="P138" svg:width="0.004cm" svg:height="0.004cm" svg:x="5.939cm" svg:y="2.478cm"><draw:text-box><text:p/></draw:text-box><svg:desc>@options;

@figure;
  T = point( -5.07 , 0.43 );
  H = point( -1.77 , 2.97 );
  sTH = segment( T , H );
  perpHsTH = perpendiculaire( H , sTH )  { i };
  E = pointsur( perpHsTH , -4.83 );
  sTE = segment( T , E );
  perpHsTE = perpendiculaire( H , sTE )  { i };
  S = intersection( perpHsTE , sTE );
  sHE = segment( H , E );
  sHS = segment( H , S );
  angleTHE = angle( T , H , E );
  angleHSA = angle( H , S , E );

</svg:desc></draw:frame></draw:g>Le côté adjacent à l’angle <draw:frame draw:style-name="fr10" draw:name="Objet59" text:anchor-type="as-char" svg:y="-0.37cm" svg:width="0.707cm" svg:height="0.462cm" draw:z-index="62"><draw:object xlink:href="./Object 10" xlink:type="simple" xlink:show="embed" xlink:actuate="onLoad"/><draw:image xlink:href="./ObjectReplacements/Object 10" xlink:type="simple" xlink:show="embed" xlink:actuate="onLoad"/><svg:desc>formule</svg:desc></draw:frame><text:s/></text:p>
          <text:p text:style-name="P66">en bleu dans le triangle THE.</text:p>
          <text:p text:style-name="P67">Le côté <text:span text:style-name="T37">adjacent</text:span> à l’angle <draw:frame draw:style-name="fr8" draw:name="Objet6" text:anchor-type="as-char" svg:y="-0.37cm" svg:width="0.723cm" svg:height="0.466cm" draw:z-index="63"><draw:object xlink:href="./Object 14" xlink:type="simple" xlink:show="embed" xlink:actuate="onLoad"/><draw:image xlink:href="./ObjectReplacements/Object 14" xlink:type="simple" xlink:show="embed" xlink:actuate="onLoad"/><svg:desc>formule</svg:desc></draw:frame><text:s/></text:p>
          <text:p text:style-name="P67">en rouge dans le triangle SHT. </text:p>
        </text:list-item>
      </text:list>
      <text:list xml:id="list103339634144274" text:continue-list="list311570117" text:style-name="Num_5f_Exo">
        <text:list-item>
          <text:h text:style-name="P51" text:outline-level="1"><draw:g text:anchor-type="char" draw:z-index="22" draw:style-name="gr111"><draw:frame draw:style-name="gr112" draw:text-style-name="P180" svg:width="0.251cm" svg:height="0.414cm" svg:x="8.673cm" svg:y="0.27cm"><draw:text-box><text:p text:style-name="P179"><text:span text:style-name="T75">C</text:span></text:p></draw:text-box></draw:frame><draw:frame draw:style-name="gr113" draw:text-style-name="P181" svg:width="0.246cm" svg:height="0.414cm" svg:x="7.309cm" svg:y="2.551cm"><draw:text-box><text:p text:style-name="P126"><text:span text:style-name="T75">A</text:span></text:p></draw:text-box></draw:frame><draw:frame draw:style-name="gr114" draw:text-style-name="P180" svg:width="0.253cm" svg:height="0.414cm" svg:x="5.995cm" svg:y="1.574cm"><draw:text-box><text:p text:style-name="P179"><text:span text:style-name="T75">B</text:span></text:p></draw:text-box></draw:frame><draw:line draw:style-name="gr115" draw:text-style-name="P182" svg:x1="6.267cm" svg:y1="1.789cm" svg:x2="7.449cm" svg:y2="2.523cm"><text:p/></draw:line><draw:line draw:style-name="gr116" draw:text-style-name="P182" svg:x1="8.645cm" svg:y1="0.542cm" svg:x2="7.447cm" svg:y2="2.525cm"><text:p/></draw:line><draw:line draw:style-name="gr117" draw:text-style-name="P182" svg:x1="6.267cm" svg:y1="1.791cm" svg:x2="8.646cm" svg:y2="0.542cm"><text:p/></draw:line><draw:rect draw:style-name="gr118" draw:text-style-name="P183" svg:width="0.279cm" svg:height="0.283cm" draw:transform="skewX (0.0186750229963393) rotate (1.02503186969627) translate (7.20901388888889cm 2.37595833333333cm)"><text:p/></draw:rect></draw:g> Complète les <text:span text:style-name="T42">phrases suivantes.</text:span></text:h>
        </text:list-item>
      </text:list>
      <text:p text:style-name="P7">ABC est un triangle rectangle en <text:span text:style-name="_5f_pointillés_20_gris">...</text:span> .</text:p>
      <text:list xml:id="list43826037" text:style-name="L1">
        <text:list-item text:start-value="1">
          <text:p text:style-name="P104">L’hypoténuse est <text:span text:style-name="_5f_pointillés_20_gris">.........</text:span> .</text:p>
        </text:list-item>
        <text:list-item>
          <text:p text:style-name="P106">Le côté adjacent à l’angle <text:s/><draw:frame draw:style-name="fr9" draw:name="Objet33" text:anchor-type="as-char" svg:y="-0.37cm" svg:width="0.737cm" svg:height="0.464cm" draw:z-index="64"><draw:object xlink:href="./Object 22" xlink:type="simple" xlink:show="embed" xlink:actuate="onLoad"/><draw:image xlink:href="./ObjectReplacements/Object 22" xlink:type="simple" xlink:show="embed" xlink:actuate="onLoad"/><svg:desc>formule</svg:desc></draw:frame><text:s/>est <text:span text:style-name="_5f_pointillés_20_gris">.........</text:span> .</text:p>
        </text:list-item>
      </text:list>
      <text:list xml:id="list623299694" text:style-name="_5f_Numérotation_20_des_20_exercices_20_livrets">
        <text:list-item>
          <text:list>
            <text:list-header>
              <text:p text:style-name="P82">On en déduit l’égalité <text:span text:style-name="T42">cos </text:span><text:span text:style-name="T42"><draw:frame draw:style-name="fr9" draw:name="Objet10" text:anchor-type="as-char" svg:y="-0.37cm" svg:width="0.737cm" svg:height="0.464cm" draw:z-index="65"><draw:object xlink:href="./Object 19" xlink:type="simple" xlink:show="embed" xlink:actuate="onLoad"/><draw:image xlink:href="./ObjectReplacements/Object 19" xlink:type="simple" xlink:show="embed" xlink:actuate="onLoad"/><svg:desc>formule</svg:desc></draw:frame></text:span><text:span text:style-name="T42"> </text:span><text:span text:style-name="_5f_pointillés_20_gris"><text:span text:style-name="T15">=</text:span></text:span><text:span text:style-name="T42"> </text:span><text:span text:style-name="T42"><draw:frame draw:style-name="fr7" draw:name="Objet11" text:anchor-type="as-char" svg:width="0.852cm" svg:height="0.87cm" draw:z-index="66"><draw:object xlink:href="./Object 21" xlink:type="simple" xlink:show="embed" xlink:actuate="onLoad"/><draw:image xlink:href="./ObjectReplacements/Object 21" xlink:type="simple" xlink:show="embed" xlink:actuate="onLoad"/><svg:desc>formule</svg:desc></draw:frame></text:span><text:span text:style-name="T42">.</text:span></text:p>
            </text:list-header>
          </text:list>
        </text:list-item>
      </text:list>
      <text:list xml:id="list103340028407899" text:continue-list="list103339634144274" text:style-name="Num_5f_Exo">
        <text:list-item>
          <text:h text:style-name="P56" text:outline-level="1"><draw:g text:anchor-type="paragraph" draw:z-index="25" draw:style-name="gr6"><draw:polygon draw:style-name="gr101" draw:text-style-name="P170" svg:width="2.095cm" svg:height="2.396cm" svg:x="6.65cm" svg:y="0.738cm" svg:viewBox="0 0 2096 2397" draw:points="0,2397 2096,1431 1418,0 0,2395"><text:p/></draw:polygon><draw:line draw:style-name="gr20" draw:text-style-name="P171" svg:x1="6.641cm" svg:y1="3.154cm" svg:x2="8.747cm" svg:y2="2.173cm"><text:p/></draw:line><draw:line draw:style-name="gr20" draw:text-style-name="P171" svg:x1="8.747cm" svg:y1="2.178cm" svg:x2="8.068cm" svg:y2="0.73cm"><text:p/></draw:line><draw:line draw:style-name="gr20" draw:text-style-name="P171" svg:x1="6.641cm" svg:y1="3.152cm" svg:x2="8.072cm" svg:y2="0.73cm"><text:p/></draw:line><draw:frame draw:style-name="gr102" draw:text-style-name="P172" svg:width="0.228cm" svg:height="0.669cm" svg:x="6.421cm" svg:y="2.815cm"><draw:text-box><text:p text:style-name="P126"><text:span text:style-name="T72">I</text:span></text:p></draw:text-box></draw:frame><draw:frame draw:style-name="gr102" draw:text-style-name="P172" svg:width="0.232cm" svg:height="0.669cm" svg:x="8.799cm" svg:y="2.02cm"><draw:text-box><text:p text:style-name="P126"><text:span text:style-name="T72">K</text:span></text:p></draw:text-box></draw:frame><draw:frame draw:style-name="gr102" draw:text-style-name="P172" svg:width="0.957cm" svg:height="0.669cm" svg:x="7.682cm" svg:y="0.203cm"><draw:text-box><text:p text:style-name="P126"><text:span text:style-name="T72">J</text:span></text:p></draw:text-box></draw:frame><draw:ellipse draw:style-name="gr20" draw:text-style-name="P171" svg:width="0.653cm" svg:height="0.648cm" svg:x="7.751cm" svg:y="0.411cm" draw:kind="arc" draw:start-angle="239.53" draw:end-angle="294.92"><text:p/></draw:ellipse><draw:rect draw:style-name="gr103" draw:text-style-name="P173" svg:width="0.195cm" svg:height="0.191cm" draw:transform="skewX (0.00925024503557004) rotate (0.459545192050107) translate (8.48783333333333cm 2.079625cm)"><text:p/></draw:rect></draw:g> <text:span text:style-name="T38">Complète les phrases suivantes :</text:span></text:h>
        </text:list-item>
      </text:list>
      <text:list xml:id="list103340050468947" text:continue-list="list623299694" text:style-name="_5f_Numérotation_20_des_20_exercices_20_livrets">
        <text:list-header>
          <text:p text:style-name="P68"><text:span text:style-name="T42">I</text:span>JK est un triangle rectangle en <text:span text:style-name="_5f_pointillés_20_gris"><text:span text:style-name="T42">...</text:span></text:span><text:span text:style-name="T42"> .</text:span></text:p>
        </text:list-header>
      </text:list>
      <text:list xml:id="list103340709060856" text:continue-list="list43826037" text:style-name="L1">
        <text:list-item text:start-value="1">
          <text:p text:style-name="P105">L’hypoténuse est <text:span text:style-name="_5f_pointillés_20_gris">.........</text:span> .</text:p>
        </text:list-item>
        <text:list-item>
          <text:p text:style-name="P106">Le côté adjacent à l’angle <draw:frame draw:style-name="fr9" draw:name="Object2" text:anchor-type="as-char" svg:y="-0.37cm" svg:width="0.462cm" svg:height="0.459cm" draw:z-index="67"><draw:object xlink:href="./Object 15" xlink:type="simple" xlink:show="embed" xlink:actuate="onLoad"/><draw:image xlink:href="./ObjectReplacements/Object 15" xlink:type="simple" xlink:show="embed" xlink:actuate="onLoad"/><svg:desc>formule</svg:desc></draw:frame><text:s text:c="2"/>est <text:span text:style-name="_5f_pointillés_20_gris">.........</text:span> .</text:p>
        </text:list-item>
      </text:list>
      <text:list xml:id="list103339959836271" text:continue-list="list103340050468947" text:style-name="_5f_Numérotation_20_des_20_exercices_20_livrets">
        <text:list-item>
          <text:list>
            <text:list-header>
              <text:p text:style-name="P83">On en déduit l’égalité cos <draw:frame draw:style-name="fr9" draw:name="Objet13" text:anchor-type="as-char" svg:y="-0.37cm" svg:width="0.462cm" svg:height="0.459cm" draw:z-index="68"><draw:object xlink:href="./Object 12" xlink:type="simple" xlink:show="embed" xlink:actuate="onLoad"/><draw:image xlink:href="./ObjectReplacements/Object 12" xlink:type="simple" xlink:show="embed" xlink:actuate="onLoad"/><svg:desc>formule</svg:desc></draw:frame> <text:span text:style-name="_5f_pointillés_20_gris"><text:span text:style-name="T15">=</text:span></text:span> <text:span text:style-name="T42"><draw:frame draw:style-name="fr7" draw:name="Objet14" text:anchor-type="as-char" svg:width="0.852cm" svg:height="0.87cm" draw:z-index="69"><draw:object xlink:href="./Object 13" xlink:type="simple" xlink:show="embed" xlink:actuate="onLoad"/><draw:image xlink:href="./ObjectReplacements/Object 13" xlink:type="simple" xlink:show="embed" xlink:actuate="onLoad"/><svg:desc>formule</svg:desc></draw:frame></text:span>.</text:p>
            </text:list-header>
          </text:list>
        </text:list-item>
      </text:list>
      <text:list xml:id="list103341084166659" text:continue-list="list103340028407899" text:style-name="Num_5f_Exo">
        <text:list-item>
          <text:h text:style-name="P57" text:outline-level="1"><text:span text:style-name="Bold_5f_niv3"><text:span text:style-name="T46"> </text:span></text:span>Dans le triangle MNO rectangle en O, exprime :</text:h>
        </text:list-item>
      </text:list>
      <text:list xml:id="list103339973066946" text:continue-list="list103340033201811" text:style-name="liste_5f_abc">
        <text:list-item text:start-value="1">
          <text:p text:style-name="P90">le cosinus de l’angle <draw:frame draw:style-name="fr8" draw:name="Objet15" text:anchor-type="as-char" svg:y="-0.37cm" svg:width="0.847cm" svg:height="0.462cm" draw:z-index="70"><draw:object xlink:href="./Object 27" xlink:type="simple" xlink:show="embed" xlink:actuate="onLoad"/><draw:image xlink:href="./ObjectReplacements/Object 27" xlink:type="simple" xlink:show="embed" xlink:actuate="onLoad"/><svg:desc>formule</svg:desc></draw:frame>.</text:p>
        </text:list-item>
      </text:list>
      <text:p text:style-name="P46"><text:tab/></text:p>
      <text:list xml:id="list103340931926469" text:continue-numbering="true" text:style-name="liste_5f_abc">
        <text:list-item>
          <text:p text:style-name="P91">le cosinus de l’angle <draw:frame draw:style-name="fr8" draw:name="Objet38" text:anchor-type="as-char" svg:y="-0.37cm" svg:width="0.847cm" svg:height="0.462cm" draw:z-index="71"><draw:object xlink:href="./Object 48" xlink:type="simple" xlink:show="embed" xlink:actuate="onLoad"/><draw:image xlink:href="./ObjectReplacements/Object 48" xlink:type="simple" xlink:show="embed" xlink:actuate="onLoad"/><svg:desc>formule</svg:desc></draw:frame>.</text:p>
        </text:list-item>
      </text:list>
      <text:p text:style-name="P41"><text:tab/></text:p>
      <text:list xml:id="list103340173827558" text:continue-list="list103341084166659" text:style-name="Num_5f_Exo">
        <text:list-item>
          <text:h text:style-name="P58" text:outline-level="1"> À l’aide de la figure ci‑c<text:span text:style-name="T52">ontre</text:span>, complète les phrases <text:span text:style-name="T33">suivantes</text:span>.</text:h>
        </text:list-item>
      </text:list>
      <text:list xml:id="list103339588209223" text:continue-list="list103340931926469" text:style-name="liste_5f_abc">
        <text:list-item text:start-value="1">
          <text:p text:style-name="P71">Dans le triangle ABC rectangle en C, on a :</text:p>
        </text:list-item>
      </text:list>
      <text:section text:style-name="Sect2" text:name="Section2">
        <text:p text:style-name="P44"><text:span text:style-name="T32">c</text:span>os <draw:frame draw:style-name="fr5" draw:name="Object19" text:anchor-type="as-char" svg:y="-0.37cm" svg:width="0.727cm" svg:height="0.462cm" draw:z-index="29"><draw:object xlink:href="./Object 30" xlink:type="simple" xlink:show="embed" xlink:actuate="onLoad"/><draw:image xlink:href="./ObjectReplacements/Object 30" xlink:type="simple" xlink:show="embed" xlink:actuate="onLoad"/><svg:desc>formule</svg:desc></draw:frame><text:s/><text:span text:style-name="T29">=</text:span><text:span text:style-name="T7"> </text:span><text:span text:style-name="_5f_pointillés_20_gris">….............</text:span></text:p>
        <text:p text:style-name="P45">cos <draw:frame draw:style-name="fr5" draw:name="Objet9" text:anchor-type="as-char" svg:y="-0.37cm" svg:width="0.741cm" svg:height="0.464cm" draw:z-index="30"><draw:object xlink:href="./Object 18" xlink:type="simple" xlink:show="embed" xlink:actuate="onLoad"/><draw:image xlink:href="./ObjectReplacements/Object 18" xlink:type="simple" xlink:show="embed" xlink:actuate="onLoad"/><svg:desc>formule</svg:desc></draw:frame><text:s/><text:span text:style-name="T29">=</text:span><text:span text:style-name="T7"> </text:span><text:span text:style-name="_5f_pointillés_20_gris">…..............</text:span></text:p>
      </text:section>
      <text:list xml:id="list103341077060525" text:continue-numbering="true" text:style-name="liste_5f_abc">
        <text:list-item>
          <text:p text:style-name="P72">Dans le triangle A<text:span text:style-name="T43">D</text:span>C rectangle en <text:span text:style-name="T43">D</text:span>, on a :</text:p>
        </text:list-item>
      </text:list>
      <text:section text:style-name="Sect2" text:name="Section1">
        <text:p text:style-name="P44"><text:span text:style-name="T43">c</text:span>os <draw:frame draw:style-name="fr5" draw:name="Objet35" text:anchor-type="as-char" svg:y="-0.37cm" svg:width="0.727cm" svg:height="0.464cm" draw:z-index="72"><draw:object xlink:href="./Object 45" xlink:type="simple" xlink:show="embed" xlink:actuate="onLoad"/><draw:image xlink:href="./ObjectReplacements/Object 45" xlink:type="simple" xlink:show="embed" xlink:actuate="onLoad"/><svg:desc>formule</svg:desc></draw:frame><text:s/><text:span text:style-name="T29">=</text:span><text:span text:style-name="T7"> </text:span><text:span text:style-name="_5f_pointillés_20_gris">….............</text:span></text:p>
        <text:p text:style-name="P45">cos <draw:frame draw:style-name="fr5" draw:name="Objet34" text:anchor-type="as-char" svg:y="-0.37cm" svg:width="0.771cm" svg:height="0.464cm" draw:z-index="73"><draw:object xlink:href="./Object 44" xlink:type="simple" xlink:show="embed" xlink:actuate="onLoad"/><draw:image xlink:href="./ObjectReplacements/Object 44" xlink:type="simple" xlink:show="embed" xlink:actuate="onLoad"/><svg:desc>formule</svg:desc></draw:frame><text:s/><text:span text:style-name="T29">=</text:span><text:span text:style-name="T7"> </text:span><text:span text:style-name="_5f_pointillés_20_gris">…..............</text:span></text:p>
      </text:section>
      <text:list xml:id="list103340009211788" text:continue-numbering="true" text:style-name="liste_5f_abc">
        <text:list-item>
          <text:p text:style-name="P72">Dans le triangle <text:span text:style-name="T43">BDC</text:span> rectangle en <text:span text:style-name="T43">D</text:span>, on a :</text:p>
        </text:list-item>
      </text:list>
      <text:section text:style-name="Sect2" text:name="Section3">
        <text:p text:style-name="P44"><text:span text:style-name="T43">c</text:span>os <draw:frame draw:style-name="fr5" draw:name="Objet36" text:anchor-type="as-char" svg:y="-0.37cm" svg:width="0.741cm" svg:height="0.464cm" draw:z-index="74"><draw:object xlink:href="./Object 46" xlink:type="simple" xlink:show="embed" xlink:actuate="onLoad"/><draw:image xlink:href="./ObjectReplacements/Object 46" xlink:type="simple" xlink:show="embed" xlink:actuate="onLoad"/><svg:desc>formule</svg:desc></draw:frame><text:s/><text:span text:style-name="T29">=</text:span><text:span text:style-name="T7"> </text:span><text:span text:style-name="_5f_pointillés_20_gris">….............</text:span></text:p>
        <text:p text:style-name="P45">cos <draw:frame draw:style-name="fr5" draw:name="Objet37" text:anchor-type="as-char" svg:y="-0.37cm" svg:width="0.757cm" svg:height="0.464cm" draw:z-index="75"><draw:object xlink:href="./Object 47" xlink:type="simple" xlink:show="embed" xlink:actuate="onLoad"/><draw:image xlink:href="./ObjectReplacements/Object 47" xlink:type="simple" xlink:show="embed" xlink:actuate="onLoad"/><svg:desc>formule</svg:desc></draw:frame><text:s/><text:span text:style-name="T29">=</text:span><text:span text:style-name="T7"> </text:span><text:span text:style-name="_5f_pointillés_20_gris">…..............</text:span></text:p>
      </text:section>
      <text:list xml:id="list103339510590296" text:continue-list="list103340173827558" text:style-name="Num_5f_Exo">
        <text:list-item>
          <text:h text:style-name="P59" text:outline-level="1"> <text:span text:style-name="T53">À l’aide de ta calculatrice, calcule la valeur arrondie au centième du cosinus des angles suivants.</text:span></text:h>
        </text:list-item>
      </text:list>
      <table:table table:name="Table1" table:style-name="Table1">
        <table:table-column table:style-name="Table1.A"/>
        <table:table-column table:style-name="Table1.B" table:number-columns-repeated="3"/>
        <table:table-column table:style-name="Table1.E"/>
        <table:table-column table:style-name="Table1.F"/>
        <table:table-column table:style-name="Table1.G"/>
        <table:table-header-rows>
          <table:table-row table:style-name="Table1.1">
            <table:table-cell table:style-name="Table1.A1" office:value-type="string">
              <text:list xml:id="list103339587841280" text:continue-numbering="true" text:style-name="Num_5f_Exo">
                <text:list-header>
                  <text:p text:style-name="P73">Angle</text:p>
                </text:list-header>
              </text:list>
            </table:table-cell>
            <table:table-cell table:style-name="Table1.D1" office:value-type="string">
              <text:list xml:id="list103340971770597" text:continue-numbering="true" text:style-name="Num_5f_Exo">
                <text:list-header>
                  <text:p text:style-name="P74">30°</text:p>
                </text:list-header>
              </text:list>
            </table:table-cell>
            <table:table-cell table:style-name="Table1.D1" office:value-type="string">
              <text:list xml:id="list103340582527775" text:continue-numbering="true" text:style-name="Num_5f_Exo">
                <text:list-header>
                  <text:p text:style-name="P74">45°</text:p>
                </text:list-header>
              </text:list>
            </table:table-cell>
            <table:table-cell table:style-name="Table1.D1" office:value-type="string">
              <text:list xml:id="list103339570112427" text:continue-numbering="true" text:style-name="Num_5f_Exo">
                <text:list-header>
                  <text:p text:style-name="P74">52°</text:p>
                </text:list-header>
              </text:list>
            </table:table-cell>
            <table:table-cell table:style-name="Table1.E1" office:value-type="string">
              <text:list xml:id="list103340612280630" text:continue-numbering="true" text:style-name="Num_5f_Exo">
                <text:list-header>
                  <text:p text:style-name="P74">15°</text:p>
                </text:list-header>
              </text:list>
            </table:table-cell>
            <table:table-cell table:style-name="Table1.F1" office:value-type="string">
              <text:list xml:id="list103341096288708" text:continue-numbering="true" text:style-name="Num_5f_Exo">
                <text:list-header>
                  <text:p text:style-name="P74">60°</text:p>
                </text:list-header>
              </text:list>
            </table:table-cell>
            <table:table-cell table:style-name="Table1.G1" office:value-type="string">
              <text:list xml:id="list103341262851104" text:continue-numbering="true" text:style-name="Num_5f_Exo">
                <text:list-header>
                  <text:p text:style-name="P74">22°</text:p>
                </text:list-header>
              </text:list>
            </table:table-cell>
          </table:table-row>
        </table:table-header-rows>
        <table:table-row table:style-name="Table1.2">
          <table:table-cell table:style-name="Table1.A2" office:value-type="string">
            <text:list xml:id="list103341043016161" text:continue-numbering="true" text:style-name="Num_5f_Exo">
              <text:list-header>
                <text:p text:style-name="P73">Cosinus</text:p>
              </text:list-header>
            </text:list>
          </table:table-cell>
          <table:table-cell table:style-name="Table1.D2" office:value-type="string">
            <text:list xml:id="list103340387995291" text:continue-numbering="true" text:style-name="Num_5f_Exo">
              <text:list-header>
                <text:p text:style-name="P107"><text:span text:style-name="_5f_pointillés_20_gris"><text:span text:style-name="T50">........</text:span></text:span></text:p>
              </text:list-header>
            </text:list>
          </table:table-cell>
          <table:table-cell table:style-name="Table1.D2" office:value-type="string">
            <text:list xml:id="list103340679843822" text:continue-numbering="true" text:style-name="Num_5f_Exo">
              <text:list-header>
                <text:p text:style-name="P107"><text:span text:style-name="_5f_pointillés_20_gris"><text:span text:style-name="T50">........</text:span></text:span></text:p>
              </text:list-header>
            </text:list>
          </table:table-cell>
          <table:table-cell table:style-name="Table1.D2" office:value-type="string">
            <text:list xml:id="list103339876288354" text:continue-numbering="true" text:style-name="Num_5f_Exo">
              <text:list-header>
                <text:p text:style-name="P107"><text:span text:style-name="_5f_pointillés_20_gris"><text:span text:style-name="T50">........</text:span></text:span></text:p>
              </text:list-header>
            </text:list>
          </table:table-cell>
          <table:table-cell table:style-name="Table1.E2" office:value-type="string">
            <text:list xml:id="list103340251122827" text:continue-numbering="true" text:style-name="Num_5f_Exo">
              <text:list-header>
                <text:p text:style-name="P107"><text:span text:style-name="_5f_pointillés_20_gris"><text:span text:style-name="T50">........</text:span></text:span></text:p>
              </text:list-header>
            </text:list>
          </table:table-cell>
          <table:table-cell table:style-name="Table1.F2" office:value-type="string">
            <text:list xml:id="list103341121503165" text:continue-numbering="true" text:style-name="Num_5f_Exo">
              <text:list-header>
                <text:p text:style-name="P107"><text:span text:style-name="_5f_pointillés_20_gris"><text:span text:style-name="T50">.........</text:span></text:span></text:p>
              </text:list-header>
            </text:list>
          </table:table-cell>
          <table:table-cell table:style-name="Table1.G2" office:value-type="string">
            <text:list xml:id="list103341249900184" text:continue-numbering="true" text:style-name="Num_5f_Exo">
              <text:list-header>
                <text:p text:style-name="P107"><text:span text:style-name="_5f_pointillés_20_gris"><text:span text:style-name="T50">........</text:span></text:span></text:p>
              </text:list-header>
            </text:list>
          </table:table-cell>
        </table:table-row>
      </table:table>
      <text:list xml:id="list103340762351436" text:continue-numbering="true" text:style-name="Num_5f_Exo">
        <text:list-item>
          <text:h text:style-name="P116" text:outline-level="1"><draw:g text:anchor-type="paragraph" draw:z-index="26" draw:style-name="gr6"><draw:polygon draw:style-name="gr90" draw:text-style-name="P166" svg:width="2.202cm" svg:height="2.514cm" draw:transform="skewX (-0.00209439510239323) rotate (-0.258657795145561) translate (7.0202777777746cm 0.250472222223124cm)" svg:viewBox="0 0 2203 2515" draw:points="0,2503 2203,1496 1503,0 5,2515"><text:p/></draw:polygon><draw:line draw:style-name="gr91" draw:text-style-name="P167" svg:x1="6.382cm" svg:y1="2.686cm" svg:x2="8.774cm" svg:y2="2.256cm"><text:p/></draw:line><draw:line draw:style-name="gr92" draw:text-style-name="P167" svg:x1="8.772cm" svg:y1="2.263cm" svg:x2="8.47cm" svg:y2="0.616cm"><text:p/></draw:line><draw:line draw:style-name="gr93" draw:text-style-name="P167" svg:x1="6.382cm" svg:y1="2.685cm" svg:x2="8.476cm" svg:y2="0.616cm"><text:p/></draw:line><draw:ellipse draw:style-name="gr94" draw:text-style-name="P167" svg:width="0.999cm" svg:height="1.066cm" draw:transform="rotate (-0.257436064669164) translate (5.99016666666667cm 2.079625cm)" draw:kind="arc" draw:start-angle="25.03" draw:end-angle="57.69"><text:p/></draw:ellipse><draw:rect draw:style-name="gr95" draw:text-style-name="P168" svg:width="0.205cm" svg:height="0.205cm" draw:transform="skewX (0.0343829862642882) rotate (0.20926497731412) translate (8.53369444444444cm 2.0955cm)"><text:p/></draw:rect><draw:frame draw:style-name="gr96" draw:text-style-name="P169" svg:width="0.643cm" svg:height="0.664cm" svg:x="8.205cm" svg:y="0.092cm"><draw:text-box><text:p text:style-name="P124"><text:span text:style-name="T71">I</text:span></text:p></draw:text-box></draw:frame><draw:frame draw:style-name="gr97" draw:text-style-name="P169" svg:width="0.69cm" svg:height="0.664cm" svg:x="5.96cm" svg:y="2.299cm"><draw:text-box><text:p text:style-name="P124"><text:span text:style-name="T71">J</text:span></text:p></draw:text-box></draw:frame><draw:frame draw:style-name="gr98" draw:text-style-name="P169" svg:width="0.768cm" svg:height="0.664cm" svg:x="8.636cm" svg:y="1.988cm"><draw:text-box><text:p text:style-name="P124"><text:span text:style-name="T71">K</text:span></text:p></draw:text-box></draw:frame><draw:frame draw:style-name="gr99" draw:text-style-name="P169" svg:width="1.5cm" svg:height="0.71cm" svg:x="6.711cm" svg:y="2.009cm"><draw:text-box><text:p text:style-name="P124"><text:span text:style-name="T71">53°</text:span></text:p></draw:text-box></draw:frame><draw:line draw:style-name="gr19" draw:text-style-name="P159" svg:x1="6.886cm" svg:y1="2.445cm" svg:x2="6.687cm" svg:y2="2.563cm"><text:p/></draw:line><draw:frame draw:style-name="gr100" draw:text-style-name="P151" svg:width="1.38cm" svg:height="0.664cm" draw:transform="rotate (0.785398163397448) translate (6.57401388888889cm 1.61043055555556cm)"><draw:text-box><text:p text:style-name="P126"><text:span text:style-name="T70">6 cm</text:span></text:p></draw:text-box></draw:frame></draw:g><text:soft-page-break/><text:span text:style-name="Bold_5f_niv2"><text:span text:style-name="T46"> </text:span></text:span><text:span text:style-name="Bold_5f_niv2">Calcul du côté adjacent</text:span></text:h>
          <text:p text:style-name="P92">IJK est un triangle rectangle en K tel que IJ <text:span text:style-name="T29">=</text:span> 6 cm et <draw:frame draw:style-name="fr5" draw:name="Objet16" text:anchor-type="as-char" svg:y="-0.37cm" svg:width="0.462cm" svg:height="0.459cm" draw:z-index="76"><draw:object xlink:href="./Object 16" xlink:type="simple" xlink:show="embed" xlink:actuate="onLoad"/><draw:image xlink:href="./ObjectReplacements/Object 16" xlink:type="simple" xlink:show="embed" xlink:actuate="onLoad"/><svg:desc>formule</svg:desc></draw:frame> <text:span text:style-name="T29">=</text:span> 53°. <text:span text:style-name="T43">Complète pour calculer </text:span><text:span text:style-name="T23">J</text:span><text:span text:style-name="T43">K.</text:span></text:p>
        </text:list-item>
      </text:list>
      <text:p text:style-name="P30">Dans le triangle IJK rectangle <text:line-break/>en K, on a :</text:p>
      <text:list xml:id="list103340612457433" text:continue-numbering="true" text:style-name="Num_5f_Exo">
        <text:list-header>
          <text:p text:style-name="P109">cos <draw:frame draw:style-name="fr5" draw:name="Objet21" text:anchor-type="as-char" svg:y="-0.37cm" svg:width="0.462cm" svg:height="0.459cm" draw:z-index="36"><draw:object xlink:href="./Object 20" xlink:type="simple" xlink:show="embed" xlink:actuate="onLoad"/><draw:image xlink:href="./ObjectReplacements/Object 20" xlink:type="simple" xlink:show="embed" xlink:actuate="onLoad"/><svg:desc>formule</svg:desc></draw:frame> <text:span text:style-name="T29">=</text:span> <text:span text:style-name="T42"><draw:frame draw:style-name="fr7" draw:name="Objet39" text:anchor-type="as-char" svg:width="0.852cm" svg:height="0.87cm" draw:z-index="77"><draw:object xlink:href="./Object 23" xlink:type="simple" xlink:show="embed" xlink:actuate="onLoad"/><draw:image xlink:href="./ObjectReplacements/Object 23" xlink:type="simple" xlink:show="embed" xlink:actuate="onLoad"/><svg:desc>formule</svg:desc></draw:frame></text:span> ; soit cos <text:span text:style-name="_5f_pointillés_20_gris"><text:span text:style-name="T44">..........</text:span></text:span>° <text:span text:style-name="T29">=</text:span> <text:span text:style-name="T42"><draw:frame draw:style-name="fr7" draw:name="Objet40" text:anchor-type="as-char" svg:width="0.852cm" svg:height="0.87cm" draw:z-index="79"><draw:object xlink:href="./Object 24" xlink:type="simple" xlink:show="embed" xlink:actuate="onLoad"/><draw:image xlink:href="./ObjectReplacements/Object 24" xlink:type="simple" xlink:show="embed" xlink:actuate="onLoad"/><svg:desc>formule</svg:desc></draw:frame></text:span></text:p>
          <text:p text:style-name="P110">Donc, on a l’égalité suivante :</text:p>
          <text:list>
            <text:list-header>
              <text:p text:style-name="P102">JK <text:span text:style-name="T29">=</text:span> <text:span text:style-name="_5f_pointillés_20_gris">.......................</text:span> <text:span text:style-name="T30">×</text:span><text:span text:style-name="T9"> </text:span><text:span text:style-name="_5f_pointillés_20_gris"><text:span text:style-name="T44">.......................</text:span></text:span></text:p>
            </text:list-header>
          </text:list>
        </text:list-header>
      </text:list>
      <text:p text:style-name="P48">À l’aide de ta calculatrice, déduis-<text:span text:style-name="T54">en</text:span> la mesure arrondie au millimètre de la longueur JK.</text:p>
      <text:list xml:id="list103340003578288" text:continue-numbering="true" text:style-name="Num_5f_Exo">
        <text:list-header>
          <text:p text:style-name="P101">JK <text:span text:style-name="T39">≈</text:span> <text:span text:style-name="_5f_pointillés_20_gris">.............</text:span> cm</text:p>
        </text:list-header>
        <text:list-item>
          <text:h text:style-name="P117" text:outline-level="1"><draw:g text:anchor-type="paragraph" draw:z-index="50" draw:name="Forme8" draw:style-name="gr6"><draw:custom-shape draw:style-name="gr12" draw:text-style-name="P128" svg:width="1.609cm" svg:height="2.306cm" draw:transform="skewX (-0.00069813170079766) rotate (-2.34816597563317) translate (8.81415277777778cm 3.39548611111111cm)"><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frame draw:style-name="gr13" draw:text-style-name="P125" svg:width="1.244cm" svg:height="0.72cm" svg:x="6.288cm" svg:y="2.383cm"><draw:text-box><text:p text:style-name="P124"><text:span text:style-name="T58">21°</text:span></text:p></draw:text-box></draw:frame><draw:frame draw:style-name="gr14" draw:text-style-name="P125" svg:width="1.752cm" svg:height="0.664cm" draw:transform="rotate (0.840899633610868) translate (5.59581944444444cm 2.54352777777778cm)"><draw:text-box><text:p text:style-name="P124"><text:span text:style-name="T58">3,5 cm</text:span></text:p></draw:text-box></draw:frame><draw:custom-shape draw:style-name="gr15" draw:text-style-name="P129" svg:width="0.592cm" svg:height="0.592cm" draw:transform="rotate (-0.16650441064026) translate (5.793375cm 2.58409722222222cm)"><text:p/><draw:enhanced-geometry draw:mirror-horizontal="false" draw:mirror-vertical="false" draw:glue-point-type="segments" draw:type="mso-spt100" draw:modifiers="-0.119117873106896 -54.294386783474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6" draw:text-style-name="P125" svg:width="0.784cm" svg:height="0.664cm" svg:x="8.674cm" svg:y="3.122cm"><draw:text-box><text:p text:style-name="P124"><text:span text:style-name="T58">U</text:span></text:p></draw:text-box></draw:frame><draw:frame draw:style-name="gr17" draw:text-style-name="P125" svg:width="0.302cm" svg:height="0.664cm" svg:x="7.069cm" svg:y="1.196cm"><draw:text-box><text:p text:style-name="P124"><text:span text:style-name="T58">I</text:span></text:p></draw:text-box></draw:frame><draw:frame draw:style-name="gr18" draw:text-style-name="P125" svg:width="0.782cm" svg:height="0.664cm" svg:x="5.427cm" svg:y="2.616cm"><draw:text-box><text:p text:style-name="P124"><text:span text:style-name="T58">V</text:span></text:p></draw:text-box></draw:frame><draw:line draw:style-name="gr19" draw:text-style-name="P130" svg:x1="7.156cm" svg:y1="2.125cm" svg:x2="7.343cm" svg:y2="1.94cm"><text:p/></draw:line><draw:line draw:style-name="gr19" draw:text-style-name="P130" svg:x1="6.998cm" svg:y1="1.964cm" svg:x2="7.169cm" svg:y2="2.123cm"><text:p/></draw:line></draw:g><text:span text:style-name="Bold_5f_niv2"><text:span text:style-name="T46"> </text:span></text:span><text:span text:style-name="Bold_5f_niv2">Calcul de l’hypoténuse</text:span></text:h>
          <text:list>
            <text:list-header>
              <text:p text:style-name="P93">VUI est un triangle rectangle en I tel que VI <text:span text:style-name="T29">=</text:span> 3,5 cm et <text:line-break/><draw:frame draw:style-name="fr5" draw:name="Object3" text:anchor-type="as-char" svg:y="-0.37cm" svg:width="0.601cm" svg:height="0.459cm" draw:z-index="37"><draw:object xlink:href="./Object 25" xlink:type="simple" xlink:show="embed" xlink:actuate="onLoad"/><draw:image xlink:href="./ObjectReplacements/Object 25" xlink:type="simple" xlink:show="embed" xlink:actuate="onLoad"/><svg:desc>formule</svg:desc></draw:frame> <text:span text:style-name="T29">=</text:span> 21°. C<text:span text:style-name="T43">omplète pour c</text:span>alcule<text:span text:style-name="T54">r</text:span> VU.</text:p>
            </text:list-header>
          </text:list>
          <text:p text:style-name="P111">Dans le triangle VUI rectangle en I, on a :</text:p>
          <text:p text:style-name="P103">cos <text:span text:style-name="_5f_pointillés_20_gris">..........</text:span> <text:span text:style-name="T29">=</text:span> <text:span text:style-name="T42"><draw:frame draw:style-name="fr7" draw:name="Objet41" text:anchor-type="as-char" svg:width="0.852cm" svg:height="0.87cm" draw:z-index="80"><draw:object xlink:href="./Object 26" xlink:type="simple" xlink:show="embed" xlink:actuate="onLoad"/><draw:image xlink:href="./ObjectReplacements/Object 26" xlink:type="simple" xlink:show="embed" xlink:actuate="onLoad"/><svg:desc>formule</svg:desc></draw:frame></text:span> ; soit cos <text:span text:style-name="_5f_pointillés_20_gris">..........</text:span>° <text:span text:style-name="T29">=</text:span> <text:span text:style-name="T42"><draw:frame draw:style-name="fr7" draw:name="Objet42" text:anchor-type="as-char" svg:width="0.852cm" svg:height="0.87cm" draw:z-index="81"><draw:object xlink:href="./Object 28" xlink:type="simple" xlink:show="embed" xlink:actuate="onLoad"/><draw:image xlink:href="./ObjectReplacements/Object 28" xlink:type="simple" xlink:show="embed" xlink:actuate="onLoad"/><svg:desc>formule</svg:desc></draw:frame></text:span></text:p>
          <text:list>
            <text:list-header>
              <text:p text:style-name="P111">D’<text:span text:style-name="T40">où : </text:span>VU <text:span text:style-name="T39">×</text:span> cos <text:span text:style-name="_5f_pointillés_20_gris">..........</text:span>° <text:span text:style-name="T39">=</text:span> <text:span text:style-name="_5f_pointillés_20_gris">.....................</text:span></text:p>
              <text:p text:style-name="P102">VU <text:span text:style-name="T29">=</text:span> <text:span text:style-name="_5f_pointillés_20_gris">.......................</text:span> <text:span text:style-name="T29">÷</text:span> <text:span text:style-name="_5f_pointillés_20_gris">.......................</text:span></text:p>
            </text:list-header>
          </text:list>
        </text:list-item>
      </text:list>
      <text:p text:style-name="P49">À l’aide de ta calculatrice, déduis-en la mesure arrondie au millimètre de la longueur VU.</text:p>
      <text:list xml:id="list103340128570288" text:continue-numbering="true" text:style-name="Num_5f_Exo">
        <text:list-item>
          <text:list>
            <text:list-header>
              <text:p text:style-name="P101">VU <text:span text:style-name="T39">≈</text:span> <text:span text:style-name="_5f_pointillés_20_gris">.............</text:span> cm</text:p>
            </text:list-header>
            <text:list-item>
              <text:h text:style-name="P60" text:outline-level="1"><text:span text:style-name="Bold_5f_niv2"><text:span text:style-name="T46"> </text:span></text:span><text:span text:style-name="Bold_5f_niv2">Calcul de l’angle</text:span></text:h>
            </text:list-item>
          </text:list>
          <text:p text:style-name="P94"><draw:g text:anchor-type="paragraph" draw:z-index="52" draw:name="Forme9" draw:style-name="gr6"><draw:line draw:style-name="gr7" draw:text-style-name="P123" svg:x1="5.955cm" svg:y1="0.469cm" svg:x2="5.955cm" svg:y2="2.493cm"><text:p/></draw:line><draw:line draw:style-name="gr7" draw:text-style-name="P123" svg:x1="5.955cm" svg:y1="2.494cm" svg:x2="8.792cm" svg:y2="2.494cm"><text:p/></draw:line><draw:line draw:style-name="gr7" draw:text-style-name="P123" svg:x1="6.171cm" svg:y1="2.492cm" svg:x2="6.171cm" svg:y2="2.265cm"><text:p/></draw:line><draw:line draw:style-name="gr7" draw:text-style-name="P123" svg:x1="5.955cm" svg:y1="2.265cm" svg:x2="6.173cm" svg:y2="2.265cm"><text:p/></draw:line><draw:line draw:style-name="gr7" draw:text-style-name="P123" svg:x1="5.955cm" svg:y1="0.469cm" svg:x2="8.792cm" svg:y2="2.493cm"><text:p/></draw:line><draw:frame draw:style-name="gr8" draw:text-style-name="P125" svg:width="0.657cm" svg:height="0.664cm" svg:x="5.581cm" svg:y="-0.028cm"><draw:text-box><text:p text:style-name="P124"><text:span text:style-name="T58">E</text:span></text:p></draw:text-box></draw:frame><draw:frame draw:style-name="gr8" draw:text-style-name="P125" svg:width="0.673cm" svg:height="0.664cm" svg:x="5.453cm" svg:y="2.272cm"><draw:text-box><text:p text:style-name="P124"><text:span text:style-name="T58">F</text:span></text:p></draw:text-box></draw:frame><draw:frame draw:style-name="gr9" draw:text-style-name="P125" svg:width="0.657cm" svg:height="0.666cm" svg:x="8.661cm" svg:y="2.244cm"><draw:text-box><text:p text:style-name="P124"><text:span text:style-name="T58">G</text:span></text:p></draw:text-box></draw:frame><draw:ellipse draw:style-name="gr7" draw:text-style-name="P123" svg:width="0.389cm" svg:height="0.371cm" draw:transform="skewX (-0.1232202451908) rotate (-2.54346831893134) translate (6.35705555555556cm 0.742597222222222cm)" draw:kind="arc" draw:start-angle="14.27" draw:end-angle="142.63"><text:p/></draw:ellipse><draw:frame draw:style-name="gr10" draw:text-style-name="P127" svg:width="1.382cm" svg:height="0.664cm" draw:transform="rotate (-0.611039771123214) translate (7.16668055555556cm 0.622652777777778cm)"><draw:text-box><text:p text:style-name="P126"><text:span text:style-name="T59">7 cm</text:span></text:p></draw:text-box></draw:frame><draw:frame draw:style-name="gr11" draw:text-style-name="P127" svg:width="1.495cm" svg:height="0.664cm" draw:transform="rotate (1.5707963267949) translate (5.40455555555556cm 2.20309722222222cm)"><draw:text-box><text:p text:style-name="P126"><text:span text:style-name="T59"><text:s/></text:span><text:span text:style-name="T59">4 cm</text:span></text:p></draw:text-box></draw:frame></draw:g>Soit le triangle EFG rectangle en F tel que EF <text:span text:style-name="T29">=</text:span> 4 cm et EG <text:span text:style-name="T29">=</text:span> 7 cm. Calcule <text:span text:style-name="T54">la mesure de </text:span>l’angle <draw:frame draw:style-name="fr5" draw:name="Objet19" text:anchor-type="as-char" svg:y="-0.37cm" svg:width="0.697cm" svg:height="0.462cm" draw:z-index="82"><draw:object xlink:href="./Object 31" xlink:type="simple" xlink:show="embed" xlink:actuate="onLoad"/><draw:image xlink:href="./ObjectReplacements/Object 31" xlink:type="simple" xlink:show="embed" xlink:actuate="onLoad"/><svg:desc>formule</svg:desc></draw:frame>.</text:p>
          <text:p text:style-name="P70"/>
          <text:list>
            <text:list-header>
              <text:p text:style-name="P111">Dans le triangle EFG rectangle en F, on a :</text:p>
              <text:p text:style-name="P103"><text:span text:style-name="_5f_BVS">cos </text:span><text:span text:style-name="_5f_BVS"><draw:frame draw:style-name="fr5" draw:name="Objet20" text:anchor-type="as-char" svg:y="-0.37cm" svg:width="0.697cm" svg:height="0.462cm" draw:z-index="83"><draw:object xlink:href="./Object 32" xlink:type="simple" xlink:show="embed" xlink:actuate="onLoad"/><draw:image xlink:href="./ObjectReplacements/Object 32" xlink:type="simple" xlink:show="embed" xlink:actuate="onLoad"/><svg:desc>formule</svg:desc></draw:frame></text:span><text:span text:style-name="_5f_BVS"> </text:span><text:span text:style-name="_5f_Symbole">=</text:span><text:span text:style-name="_5f_BVS"> </text:span><text:span text:style-name="_5f_BVS"><text:span text:style-name="T42"><draw:frame draw:style-name="fr7" draw:name="Objet22" text:anchor-type="as-char" svg:width="0.852cm" svg:height="0.87cm" draw:z-index="84"><draw:object xlink:href="./Object 33" xlink:type="simple" xlink:show="embed" xlink:actuate="onLoad"/><draw:image xlink:href="./ObjectReplacements/Object 33" xlink:type="simple" xlink:show="embed" xlink:actuate="onLoad"/><svg:desc>formule</svg:desc></draw:frame></text:span></text:span><text:span text:style-name="_5f_BVS"> ; soit cos </text:span><text:span text:style-name="_5f_BVS"><draw:frame draw:style-name="fr5" draw:name="Objet23" text:anchor-type="as-char" svg:y="-0.37cm" svg:width="0.697cm" svg:height="0.462cm" draw:z-index="85"><draw:object xlink:href="./Object 34" xlink:type="simple" xlink:show="embed" xlink:actuate="onLoad"/><draw:image xlink:href="./ObjectReplacements/Object 34" xlink:type="simple" xlink:show="embed" xlink:actuate="onLoad"/><svg:desc>formule</svg:desc></draw:frame></text:span><text:span text:style-name="_5f_BVS"> </text:span><text:span text:style-name="_5f_Symbole">=</text:span><text:span text:style-name="_5f_BVS"> </text:span><text:span text:style-name="_5f_BVS"><text:span text:style-name="T42"><draw:frame draw:style-name="fr7" draw:name="Objet24" text:anchor-type="as-char" svg:width="0.852cm" svg:height="0.87cm" draw:z-index="86"><draw:object xlink:href="./Object 35" xlink:type="simple" xlink:show="embed" xlink:actuate="onLoad"/><draw:image xlink:href="./ObjectReplacements/Object 35" xlink:type="simple" xlink:show="embed" xlink:actuate="onLoad"/><svg:desc>formule</svg:desc></draw:frame></text:span></text:span></text:p>
            </text:list-header>
          </text:list>
        </text:list-item>
      </text:list>
      <text:p text:style-name="P49">À l’aide de ta calculatrice, déduis-en la mesure arrondie au degré de l’angle <draw:frame draw:style-name="fr5" draw:name="Objet25" text:anchor-type="as-char" svg:y="-0.37cm" svg:width="0.697cm" svg:height="0.462cm" draw:z-index="87"><draw:object xlink:href="./Object 36" xlink:type="simple" xlink:show="embed" xlink:actuate="onLoad"/><draw:image xlink:href="./ObjectReplacements/Object 36" xlink:type="simple" xlink:show="embed" xlink:actuate="onLoad"/><svg:desc>formule</svg:desc></draw:frame>.</text:p>
      <text:list xml:id="list103341518165096" text:continue-numbering="true" text:style-name="Num_5f_Exo">
        <text:list-item>
          <text:list>
            <text:list-header>
              <text:p text:style-name="P101"><draw:frame draw:style-name="fr5" draw:name="Objet17" text:anchor-type="as-char" svg:y="-0.37cm" svg:width="0.697cm" svg:height="0.462cm" draw:z-index="38"><draw:object xlink:href="./Object 29" xlink:type="simple" xlink:show="embed" xlink:actuate="onLoad"/><draw:image xlink:href="./ObjectReplacements/Object 29" xlink:type="simple" xlink:show="embed" xlink:actuate="onLoad"/><svg:desc>formule</svg:desc></draw:frame> <text:span text:style-name="T39">≈</text:span><text:span text:style-name="T7"> </text:span><text:span text:style-name="_5f_pointillés_20_gris">.............</text:span></text:p>
            </text:list-header>
            <text:list-item>
              <text:h text:style-name="P52" text:outline-level="1"> <text:span text:style-name="T56">À l’aide de ta calculatrice, calcule la valeur arrondie au degré de la mesure des angles suivants.</text:span></text:h>
            </text:list-item>
          </text:list>
        </text:list-item>
      </text:list>
      <table:table table:name="Tableau1" table:style-name="Tableau1">
        <table:table-column table:style-name="Tableau1.A"/>
        <table:table-column table:style-name="Tableau1.B" table:number-columns-repeated="2"/>
        <table:table-column table:style-name="Tableau1.D"/>
        <table:table-column table:style-name="Tableau1.B" table:number-columns-repeated="2"/>
        <table:table-column table:style-name="Tableau1.G"/>
        <table:table-header-rows>
          <table:table-row table:style-name="Tableau1.1">
            <table:table-cell table:style-name="Tableau1.A1" office:value-type="string">
              <text:list xml:id="list103339770895208" text:continue-numbering="true" text:style-name="Num_5f_Exo">
                <text:list-header>
                  <text:p text:style-name="P73">Cosinus</text:p>
                </text:list-header>
              </text:list>
            </table:table-cell>
            <table:table-cell table:style-name="Tableau1.F1" office:value-type="string">
              <text:list xml:id="list103340484143047" text:continue-numbering="true" text:style-name="Num_5f_Exo">
                <text:list-header>
                  <text:p text:style-name="P75">0,25</text:p>
                </text:list-header>
              </text:list>
            </table:table-cell>
            <table:table-cell table:style-name="Tableau1.F1" office:value-type="string">
              <text:list xml:id="list103339651089482" text:continue-numbering="true" text:style-name="Num_5f_Exo">
                <text:list-header>
                  <text:p text:style-name="P75">0,3</text:p>
                </text:list-header>
              </text:list>
            </table:table-cell>
            <table:table-cell table:style-name="Tableau1.D1" office:value-type="string">
              <text:list xml:id="list103339733397923" text:continue-numbering="true" text:style-name="Num_5f_Exo">
                <text:list-header>
                  <text:p text:style-name="P75">0,78</text:p>
                </text:list-header>
              </text:list>
            </table:table-cell>
            <table:table-cell table:style-name="Tableau1.F1" office:value-type="string">
              <text:list xml:id="list103341387731811" text:continue-numbering="true" text:style-name="Num_5f_Exo">
                <text:list-header>
                  <text:p text:style-name="P75">0,5</text:p>
                </text:list-header>
              </text:list>
            </table:table-cell>
            <table:table-cell table:style-name="Tableau1.F1" office:value-type="string">
              <text:list xml:id="list103341284309646" text:continue-numbering="true" text:style-name="Num_5f_Exo">
                <text:list-header>
                  <text:p text:style-name="P75">0,98</text:p>
                </text:list-header>
              </text:list>
            </table:table-cell>
            <table:table-cell table:style-name="Tableau1.G1" office:value-type="string">
              <text:list xml:id="list103339596949673" text:continue-numbering="true" text:style-name="Num_5f_Exo">
                <text:list-header>
                  <text:p text:style-name="P75">0,86</text:p>
                </text:list-header>
              </text:list>
            </table:table-cell>
          </table:table-row>
        </table:table-header-rows>
        <table:table-row table:style-name="Tableau1.1">
          <table:table-cell table:style-name="Tableau1.A2" office:value-type="string">
            <text:list xml:id="list103339904948860" text:continue-numbering="true" text:style-name="Num_5f_Exo">
              <text:list-header>
                <text:p text:style-name="P73">Angle</text:p>
              </text:list-header>
            </text:list>
          </table:table-cell>
          <table:table-cell table:style-name="Tableau1.F2" office:value-type="string">
            <text:list xml:id="list103341509064412" text:continue-numbering="true" text:style-name="Num_5f_Exo">
              <text:list-header>
                <text:p text:style-name="P108"><text:span text:style-name="_5f_pointillés_20_gris"><text:span text:style-name="T50">........</text:span></text:span></text:p>
              </text:list-header>
            </text:list>
          </table:table-cell>
          <table:table-cell table:style-name="Tableau1.F2" office:value-type="string">
            <text:list xml:id="list103340364226473" text:continue-numbering="true" text:style-name="Num_5f_Exo">
              <text:list-header>
                <text:p text:style-name="P108"><text:span text:style-name="_5f_pointillés_20_gris"><text:span text:style-name="T50">........</text:span></text:span></text:p>
              </text:list-header>
            </text:list>
          </table:table-cell>
          <table:table-cell table:style-name="Tableau1.D2" office:value-type="string">
            <text:list xml:id="list103341571045604" text:continue-numbering="true" text:style-name="Num_5f_Exo">
              <text:list-header>
                <text:p text:style-name="P108"><text:span text:style-name="_5f_pointillés_20_gris"><text:span text:style-name="T50">........</text:span></text:span></text:p>
              </text:list-header>
            </text:list>
          </table:table-cell>
          <table:table-cell table:style-name="Tableau1.F2" office:value-type="string">
            <text:list xml:id="list103341537402145" text:continue-numbering="true" text:style-name="Num_5f_Exo">
              <text:list-header>
                <text:p text:style-name="P108"><text:span text:style-name="_5f_pointillés_20_gris"><text:span text:style-name="T50">........</text:span></text:span></text:p>
              </text:list-header>
            </text:list>
          </table:table-cell>
          <table:table-cell table:style-name="Tableau1.F2" office:value-type="string">
            <text:list xml:id="list103339834761298" text:continue-numbering="true" text:style-name="Num_5f_Exo">
              <text:list-header>
                <text:p text:style-name="P108"><text:span text:style-name="_5f_pointillés_20_gris"><text:span text:style-name="T50">........</text:span></text:span></text:p>
              </text:list-header>
            </text:list>
          </table:table-cell>
          <table:table-cell table:style-name="Tableau1.G2" office:value-type="string">
            <text:list xml:id="list103340129904689" text:continue-numbering="true" text:style-name="Num_5f_Exo">
              <text:list-header>
                <text:p text:style-name="P108"><text:span text:style-name="_5f_pointillés_20_gris"><text:span text:style-name="T50">........</text:span></text:span></text:p>
              </text:list-header>
            </text:list>
          </table:table-cell>
        </table:table-row>
      </table:table>
      <text:list xml:id="list103340634191516" text:continue-numbering="true" text:style-name="Num_5f_Exo">
        <text:list-item>
          <text:h text:style-name="P54" text:outline-level="1"><text:span text:style-name="T41"> ABC est un triangle rectangle en A tel que <text:line-break/></text:span>AC  <text:span text:style-name="T29">=</text:span> 3,5 cm et BC <text:span text:style-name="T29">=</text:span> 7 cm. <text:span text:style-name="T51">Fais un schéma, puis c</text:span>alcule <text:span text:style-name="T55">la mesure de </text:span>l’angle <draw:frame draw:style-name="fr6" draw:name="Objet26" text:anchor-type="as-char" svg:width="0.737cm" svg:height="0.462cm" draw:z-index="42"><draw:object xlink:href="./Object 37" xlink:type="simple" xlink:show="embed" xlink:actuate="onLoad"/><draw:image xlink:href="./ObjectReplacements/Object 37" xlink:type="simple" xlink:show="embed" xlink:actuate="onLoad"/></draw:frame>.</text:h>
        </text:list-item>
      </text:list>
      <text:p text:style-name="Standard"/>
      <text:p text:style-name="Standard"/>
      <text:p text:style-name="Standard"/>
      <text:p text:style-name="Standard"/>
      <text:p text:style-name="Standard"/>
      <text:p text:style-name="Standard"/>
      <text:p text:style-name="Standard"/>
      <text:p text:style-name="Standard"/>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P42"><text:span text:style-name="_5f_pointillés_20_gris"><text:tab/><text:tab/></text:span></text:p>
      <text:list xml:id="list103339593159179" text:continue-numbering="true" text:style-name="Num_5f_Exo">
        <text:list-item>
          <text:h text:style-name="P55" text:outline-level="1"><text:span text:style-name="_5f_pointillés_20_gris"><text:span text:style-name="T16"> Un triangle ABC est rectangle en A tel que </text:span></text:span><text:span text:style-name="_5f_pointillés_20_gris"><text:span text:style-name="T10">BC </text:span></text:span><text:span text:style-name="_5f_pointillés_20_gris"><text:span text:style-name="T21">=</text:span></text:span><text:span text:style-name="_5f_pointillés_20_gris"><text:span text:style-name="T10"> </text:span></text:span><text:span text:style-name="_5f_pointillés_20_gris"><text:span text:style-name="T19">5 </text:span></text:span><text:span text:style-name="_5f_pointillés_20_gris"><text:span text:style-name="T10">cm et </text:span></text:span><text:span text:style-name="_5f_pointillés_20_gris"><text:span text:style-name="T10"><draw:frame draw:style-name="fr6" draw:name="Objet27" text:anchor-type="as-char" svg:width="0.737cm" svg:height="0.462cm" draw:z-index="43"><draw:object xlink:href="./Object 38" xlink:type="simple" xlink:show="embed" xlink:actuate="onLoad"/><draw:image xlink:href="./ObjectReplacements/Object 38" xlink:type="simple" xlink:show="embed" xlink:actuate="onLoad"/></draw:frame></text:span></text:span><text:span text:style-name="_5f_pointillés_20_gris"><text:span text:style-name="T10"> </text:span></text:span><text:span text:style-name="_5f_pointillés_20_gris"><text:span text:style-name="T21">=</text:span></text:span><text:span text:style-name="_5f_pointillés_20_gris"><text:span text:style-name="T10"> 53°. </text:span></text:span><text:span text:style-name="_5f_pointillés_20_gris"><text:span text:style-name="T24">F</text:span></text:span><text:span text:style-name="_5f_pointillés_20_gris"><text:span text:style-name="T25">ais un schéma, puis c</text:span></text:span><text:span text:style-name="_5f_pointillés_20_gris"><text:span text:style-name="T16">alcule AB. Arrondis ton résultat au </text:span></text:span><text:span text:style-name="_5f_pointillés_20_gris"><text:span text:style-name="T17">millimètre.</text:span></text:span></text:h>
        </text:list-item>
      </text:list>
      <text:p text:style-name="P6"/>
      <text:p text:style-name="P6"/>
      <text:p text:style-name="P6"/>
      <text:p text:style-name="P47"/>
      <text:p text:style-name="P6"/>
      <text:p text:style-name="P6"/>
      <text:p text:style-name="P6"/>
      <text:p text:style-name="P6"/>
      <text:p text:style-name="P6"/>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03341577859812" text:continue-numbering="true" text:style-name="Num_5f_Exo">
        <text:list-item>
          <text:h text:style-name="P53" text:outline-level="1"><draw:g text:anchor-type="paragraph" draw:z-index="28" draw:style-name="gr78"><draw:path draw:style-name="gr79" draw:text-style-name="P161" svg:width="1.058cm" svg:height="2.123cm" svg:x="2.152cm" svg:y="1.674cm" svg:viewBox="0 0 1059 2124" svg:d="M68 18c134 0 268 32 393 0 141-18 247 23 390-18 153 0 214 177 139 266-94 110 20 207 0 328-17 104 21 214 20 327 0 107 32 221 11 329-22 107-94 231 0 327 105 105-47 215 0 331 46 117-102 227-263 144-109-55-255-17-381 9s-359 122-377 11c0-125 110-217 103-330-7-112 38-219 35-326-4-117-96-213-113-331-20-129 85-207 92-326 5-112 44-227 0-331-45-104-74-220-49-326l21-61z"><text:p/></draw:path><draw:line draw:style-name="gr80" draw:text-style-name="P162" svg:x1="6.768cm" svg:y1="1.658cm" svg:x2="6.857cm" svg:y2="1.436cm"><text:p/></draw:line><draw:ellipse draw:style-name="gr81" draw:text-style-name="P163" svg:width="2.015cm" svg:height="0.198cm" svg:x="5.749cm" svg:y="1.952cm"><text:p/></draw:ellipse><draw:custom-shape draw:style-name="gr82" draw:text-style-name="P164" svg:width="0.444cm" svg:height="0.297cm" svg:x="6.481cm" svg:y="1.658cm"><text:p/><draw:enhanced-geometry svg:viewBox="0 0 21600 21600" draw:glue-points="?f6 0 10800 ?f8 ?f11 10800 ?f9 21600 10800 ?f10 ?f5 10800" draw:text-areas="?f3 ?f3 ?f4 ?f4" draw:type="parallelogram" draw:modifiers="6303.8626609442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path draw:style-name="gr83" draw:text-style-name="P162" svg:width="5.868cm" svg:height="0.089cm" svg:x="1.993cm" svg:y="2.113cm" svg:viewBox="0 0 5869 90" svg:d="M0 16c73 5 150 16 223 16s145-4 213 9c77 11 152 25 231 25s148-9 222-14c78-3 153 14 234-3 71-17 145-23 214-44 79-5 161-5 243-5 70 4 143 0 211 19s149 30 222 30 159 0 238 0c70 0 143-7 214 0 71 6 151 35 229 37 74 1 147-13 220-20s143-25 217-25 153-7 228 0c75 8 149 11 222 8s141-12 214-17c74-5 143-11 214-6s144 0 215 0 140 8 215 47c62 34 143 6 214 0s136-31 215-32 154-30 234-36 156 29 236 21c66-7 143 44 208 15 80-36 146-7 220-22l69-3h34"><text:p/></draw:path><draw:line draw:style-name="gr84" draw:text-style-name="P162" svg:x1="3.069cm" svg:y1="1.678cm" svg:x2="6.57cm" svg:y2="1.66cm"><text:p/></draw:line><draw:line draw:style-name="gr85" draw:text-style-name="P162" svg:x1="3.076cm" svg:y1="3.766cm" svg:x2="6.621cm" svg:y2="1.66cm"><text:p/></draw:line><draw:line draw:style-name="gr86" draw:text-style-name="P162" svg:x1="4.606cm" svg:y1="1.66cm" svg:x2="4.606cm" svg:y2="2.181cm"><text:p/></draw:line><draw:polygon draw:style-name="gr83" draw:text-style-name="P162" svg:width="0.031cm" svg:height="0.008cm" svg:x="2.19cm" svg:y="4.833cm" svg:viewBox="0 0 32 9" draw:points="0,9 32,0"><text:p/></draw:polygon><draw:path draw:style-name="gr87" draw:text-style-name="P165" svg:width="6.098cm" svg:height="1.993cm" svg:x="1.861cm" svg:y="2.104cm" svg:viewBox="0 0 6099 1994" svg:d="M112 16c66 26 131 52 208 52s132-31 214-28 142 12 213 28 152-12 227-16c68-3 150 6 220 6s196-45 268-47 127 0 200 0 112 31 174 0c63-30 120 10 195 10s141-8 213 7c72 16 141 35 213 40s143 0 211 0c69 0 145 0 215 0s143 0 217 0 139 2 212 0 142-5 212-5 139-28 214-28 145 23 215 5c70-19 140-29 212-29s147-2 215 29c62 28 141 0 214 18 81 19 133-31 211-30 78 2 145 9 217 17s139 0 213 0 143 0 212-5c70-5 143-3 214-5s147-8 220-7c73 2 149-26 203 61 40 76-25 122-9 186 16 65 9 122 0 183-9 60-13 126 16 183 30 68-32 120-7 182s-16 125-37 186c-20 61 15 123-7 182-21 59-28 132-78 185-49 54-30 119-34 182-4 64-54 119-47 185 7 69-61 135-136 158-63 25-138 20-212 31s-152 28-225 51c-70 22-148 2-222 5-74 4-141-12-214-12s-142-11-213-11-152 6-226 0-137-5-205-5c-77 0-147 12-222 11s-156 1-229 0-145-18-213-34c-73-16-150-19-220-42-69-22-152-24-227-38s-153-21-229-29c-80-7-164-9-244-11s-152-7-227-7c-88 2-175 0-261-5-70-6-143 0-213-8-78-3-157 0-234 0-71 0-145-1-214 0s-149 8-220 8-142 10-213 12-149-2-222 4c-73 5-147 4-220 20s-155 23-232 28-147 0-217 4c-62 5-171 0-159-86 13-61 11-123-7-182-5-68 4-124-5-185 0-63 19-119 12-182-7-64 7-124 0-182-8-70 47-117 42-185-7-60 16-121 11-185s0-121-6-182-3-123-5-182-17-127 19-186l27-62 12-58v-5z"><text:p/></draw:path><draw:frame draw:style-name="gr88" draw:text-style-name="P151" svg:width="1.692cm" svg:height="0.687cm" svg:x="3.567cm" svg:y="1.593cm"><draw:text-box><text:p text:style-name="P126"><text:span text:style-name="T70">6 m</text:span></text:p></draw:text-box></draw:frame><draw:ellipse draw:style-name="gr19" draw:text-style-name="P159" svg:width="0.376cm" svg:height="0.391cm" svg:x="6.11cm" svg:y="1.459cm" draw:kind="arc" draw:start-angle="178.85" draw:end-angle="259.37"><text:p/></draw:ellipse><draw:frame draw:style-name="gr89" draw:text-style-name="P151" svg:width="0.803cm" svg:height="0.685cm" svg:x="2.641cm" svg:y="3.184cm"><draw:text-box><text:p text:style-name="P126"><text:span text:style-name="T68">P</text:span></text:p></draw:text-box></draw:frame><draw:frame draw:style-name="gr88" draw:text-style-name="P151" svg:width="0.8cm" svg:height="0.687cm" svg:x="2.764cm" svg:y="1.152cm"><draw:text-box><text:p text:style-name="P126"><text:span text:style-name="T68">I</text:span></text:p></draw:text-box></draw:frame><draw:frame draw:style-name="gr89" draw:text-style-name="P151" svg:width="0.802cm" svg:height="0.685cm" svg:x="6.25cm" svg:y="1.081cm"><draw:text-box><text:p text:style-name="P126"><text:span text:style-name="T68">S</text:span></text:p></draw:text-box></draw:frame><draw:line draw:style-name="gr19" draw:text-style-name="P159" svg:x1="3.398cm" svg:y1="1.688cm" svg:x2="3.398cm" svg:y2="1.952cm"><text:p/></draw:line><draw:line draw:style-name="gr19" draw:text-style-name="P159" svg:x1="3.392cm" svg:y1="1.935cm" svg:x2="3.153cm" svg:y2="1.935cm"><text:p/></draw:line></draw:g><text:soft-page-break/><text:span text:style-name="_5f_pointillés_20_gris"> </text:span>Un sous-marin (S), situé à 1 853 m d’un iceberg (I), veut plonger pour passer sous celui-ci.</text:h>
        </text:list-item>
      </text:list>
      <text:p text:style-name="P33"/>
      <text:p text:style-name="P33"/>
      <text:p text:style-name="P34"/>
      <text:p text:style-name="P43"/>
      <text:p text:style-name="P43"/>
      <text:p text:style-name="P35"/>
      <text:list xml:id="list103341420296387" text:continue-list="list103340009211788" text:style-name="liste_5f_abc">
        <text:list-item text:start-value="1">
          <text:p text:style-name="P96">Pour 1 m au-dessus de l’eau, il y a environ 8 m en-dessous. <text:span text:style-name="T45">C</text:span>alcule la hauteur de la partie immergée de l’iceberg puis sa hauteur totale.</text:p>
        </text:list-item>
      </text:list>
      <text:list xml:id="list103339932946399" text:continue-list="list103339959836271" text:style-name="_5f_Numérotation_20_des_20_exercices_20_livrets">
        <text:list-item>
          <text:list>
            <text:list-header>
              <text:p text:style-name="P64"><text:tab/></text:p>
              <text:p text:style-name="P64"><text:tab/></text:p>
            </text:list-header>
          </text:list>
        </text:list-item>
      </text:list>
      <text:list xml:id="list103339610329760" text:continue-list="list103341420296387" text:style-name="liste_5f_abc">
        <text:list-item>
          <text:p text:style-name="P95">Calcule la mesure de l’angle <draw:frame draw:style-name="fr5" draw:name="Objet29" text:anchor-type="as-char" svg:y="-0.379cm" svg:width="0.543cm" svg:height="0.462cm" draw:z-index="44"><draw:object xlink:href="./Object 40" xlink:type="simple" xlink:show="embed" xlink:actuate="onLoad"/><draw:image xlink:href="./ObjectReplacements/Object 40" xlink:type="simple" xlink:show="embed" xlink:actuate="onLoad"/><svg:desc>formule</svg:desc></draw:frame><text:s/>de plongée du sous-marin arrondie au degré.</text:p>
        </text:list-item>
      </text:list>
      <text:list xml:id="list103340242602976" text:continue-list="list103339932946399" text:style-name="_5f_Numérotation_20_des_20_exercices_20_livrets">
        <text:list-header>
          <text:p text:style-name="P64"><text:tab/><text:tab/><text:tab/><text:tab/></text:p>
        </text:list-header>
      </text:list>
      <text:p text:style-name="FILET_5f_POINTILLES"><text:tab/></text:p>
      <text:p text:style-name="FILET_5f_POINTILLES"><text:tab/></text:p>
      <text:list xml:id="list103341243509607" text:continue-list="list103341577859812" text:style-name="Num_5f_Exo">
        <text:list-item>
          <text:h text:style-name="P61" text:outline-level="1"><draw:frame text:anchor-type="paragraph" draw:z-index="31" draw:style-name="gr77" draw:text-style-name="P160" svg:width="0.378cm" svg:height="0.532cm" svg:x="4.711cm" svg:y="2.926cm"><draw:text-box><text:p/></draw:text-box></draw:frame><text:span text:style-name="Bold_5f_niv2"><text:span text:style-name="T46"> </text:span></text:span><text:span text:style-name="Bold_5f_niv2">À vol d’oiseau</text:span></text:h>
        </text:list-item>
      </text:list>
      <text:p text:style-name="P36"/>
      <text:p text:style-name="P37"/>
      <text:p text:style-name="P36"/>
      <text:p text:style-name="P36"/>
      <text:p text:style-name="P36"/>
      <text:p text:style-name="P36"/>
      <text:p text:style-name="P36"/>
      <text:p text:style-name="P38"/>
      <text:p text:style-name="P38">Antoine voudrait aller de l’île de Sèse à celle de Mate avec son ULM. Or, avec celui-ci, il peut parcourir au maximum 40 km. Son ami Simbad lui a prêté la carte marine ci-dessus.</text:p>
      <text:list xml:id="list103341096612933" text:continue-list="list103339610329760" text:style-name="liste_5f_abc">
        <text:list-item text:start-value="1">
          <text:p text:style-name="P99">Calcule la distance SP arrondie au mètre.</text:p>
        </text:list-item>
      </text:list>
      <text:p text:style-name="FILET_5f_POINTILLES"><text:tab/><text:tab/></text:p>
      <text:p text:style-name="FILET_5f_POINTILLES"><text:tab/></text:p>
      <text:list xml:id="list103340495841433" text:continue-numbering="true" text:style-name="liste_5f_abc">
        <text:list-item>
          <text:p text:style-name="P95">Combien mesure l’angle <draw:frame draw:style-name="fr4" draw:name="Objet28" text:anchor-type="as-char" svg:y="-0.379cm" svg:width="0.758cm" svg:height="0.459cm" draw:z-index="46"><draw:object xlink:href="./Object 39" xlink:type="simple" xlink:show="embed" xlink:actuate="onLoad"/><draw:image xlink:href="./ObjectReplacements/Object 39" xlink:type="simple" xlink:show="embed" xlink:actuate="onLoad"/><svg:desc>formule</svg:desc></draw:frame> ?</text:p>
        </text:list-item>
      </text:list>
      <text:p text:style-name="FILET_5f_POINTILLES"><text:tab/><text:tab/><text:tab/></text:p>
      <text:list xml:id="list103339779777772" text:continue-numbering="true" text:style-name="liste_5f_abc">
        <text:list-item>
          <text:p text:style-name="P99">Calcule la distance PM arrondie au mètre.</text:p>
        </text:list-item>
      </text:list>
      <text:p text:style-name="FILET_5f_POINTILLES"><text:tab/><text:tab/><text:tab/><text:tab/></text:p>
      <text:list xml:id="list103340932296843" text:continue-numbering="true" text:style-name="liste_5f_abc">
        <text:list-item>
          <text:p text:style-name="P97">Antoine réussira-t-il sa traversée ?</text:p>
        </text:list-item>
      </text:list>
      <text:p text:style-name="FILET_5f_POINTILLES"><text:tab/><text:tab/></text:p>
      <text:p text:style-name="FILET_5f_POINTILLES"><text:span text:style-name="_5f_pointillés_20_gris"><text:tab/></text:span></text:p>
      <text:list xml:id="list103340898720733" text:continue-list="list103341243509607" text:style-name="Num_5f_Exo">
        <text:list-item>
          <text:h text:style-name="P62" text:outline-level="1"><text:span text:style-name="_5f_pointillés_20_gris"><text:span text:style-name="T18"> </text:span></text:span><text:span text:style-name="_5f_pointillés_20_gris"><text:span text:style-name="T20">On considère </text:span></text:span><text:span text:style-name="_5f_pointillés_20_gris"><text:span text:style-name="T18">ABC </text:span></text:span><text:span text:style-name="_5f_pointillés_20_gris"><text:span text:style-name="T20">qui</text:span></text:span><text:span text:style-name="_5f_pointillés_20_gris"><text:span text:style-name="T18"> est un triangle tel que AB </text:span></text:span><text:span text:style-name="_5f_signe"><text:span text:style-name="T18">=</text:span></text:span><text:span text:style-name="_5f_pointillés_20_gris"><text:span text:style-name="T18"> 6 cm, BC </text:span></text:span><text:span text:style-name="_5f_signe"><text:span text:style-name="T18">=</text:span></text:span><text:span text:style-name="_5f_pointillés_20_gris"><text:span text:style-name="T18">  10 cm et </text:span></text:span><text:span text:style-name="_5f_pointillés_20_gris"><text:span text:style-name="T18"><draw:frame draw:style-name="fr6" draw:name="Objet30" text:anchor-type="as-char" svg:width="0.737cm" svg:height="0.462cm" draw:z-index="49"><draw:object xlink:href="./Object 41" xlink:type="simple" xlink:show="embed" xlink:actuate="onLoad"/><draw:image xlink:href="./ObjectReplacements/Object 41" xlink:type="simple" xlink:show="embed" xlink:actuate="onLoad"/></draw:frame></text:span></text:span><text:span text:style-name="_5f_pointillés_20_gris"><text:span text:style-name="T20"> </text:span></text:span><text:span text:style-name="_5f_signe"><text:span text:style-name="T18">=</text:span></text:span><text:span text:style-name="_5f_pointillés_20_gris"><text:span text:style-name="T20"> 120°</text:span></text:span><text:span text:style-name="_5f_pointillés_20_gris"><text:span text:style-name="T18">. <text:line-break/></text:span></text:span><text:span text:style-name="_5f_pointillés_20_gris"><text:span text:style-name="T22">La hauteur issue de A coupe la droite (BC) au point H.</text:span></text:span></text:h>
        </text:list-item>
      </text:list>
      <text:p text:style-name="_5f_Paragraphe_20_livret_20_"><draw:g text:anchor-type="paragraph" draw:z-index="53" draw:name="Forme10" draw:style-name="gr1"><draw:line draw:style-name="gr2" draw:text-style-name="P119" svg:x1="1.107cm" svg:y1="2.603cm" svg:x2="8.485cm" svg:y2="2.603cm"><text:p/></draw:line><draw:line draw:style-name="gr2" draw:text-style-name="P119" svg:x1="1.113cm" svg:y1="2.603cm" svg:x2="6.532cm" svg:y2="0.353cm"><text:p/></draw:line><draw:line draw:style-name="gr2" draw:text-style-name="P119" svg:x1="6.532cm" svg:y1="0.363cm" svg:x2="4.406cm" svg:y2="2.6cm"><text:p/></draw:line><draw:line draw:style-name="gr3" draw:text-style-name="P119" svg:x1="6.526cm" svg:y1="0.353cm" svg:x2="6.484cm" svg:y2="2.603cm"><text:p/></draw:line><draw:custom-shape draw:style-name="gr4" draw:text-style-name="P120" svg:width="0.207cm" svg:height="0.209cm" svg:x="6.488cm" svg:y="2.395cm"><text:p/><draw:enhanced-geometry svg:viewBox="0 0 21600 21600" draw:type="rectangle" draw:enhanced-path="M 0 0 L 21600 0 21600 21600 0 21600 0 0 Z N"/></draw:custom-shape><draw:frame draw:style-name="gr5" draw:text-style-name="P122" svg:width="0.332cm" svg:height="0.664cm" svg:x="6.576cm" svg:y="0cm"><draw:text-box><text:p text:style-name="P121"><text:span text:style-name="T57">A</text:span></text:p></draw:text-box></draw:frame><draw:frame draw:style-name="gr5" draw:text-style-name="P122" svg:width="0.542cm" svg:height="0.664cm" svg:x="4.043cm" svg:y="2.533cm"><draw:text-box><text:p text:style-name="P121"><text:span text:style-name="T57">B</text:span></text:p></draw:text-box></draw:frame><draw:frame draw:style-name="gr5" draw:text-style-name="P122" svg:width="0.75cm" svg:height="0.664cm" svg:x="0.667cm" svg:y="2.533cm"><draw:text-box><text:p text:style-name="P121"><text:span text:style-name="T57">C</text:span></text:p></draw:text-box></draw:frame><draw:frame draw:style-name="gr5" draw:text-style-name="P122" svg:width="0.419cm" svg:height="0.664cm" svg:x="6.169cm" svg:y="2.508cm"><draw:text-box><text:p text:style-name="P121"><text:span text:style-name="T57">H</text:span></text:p></draw:text-box></draw:frame></draw:g><text:span text:style-name="_5f_pointillés_20_gris"/></text:p>
      <text:p text:style-name="P50"><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list xml:id="list103340359095431" text:continue-list="list103340932296843" text:style-name="liste_5f_abc">
        <text:list-item text:start-value="1">
          <text:p text:style-name="P95"><text:span text:style-name="_5f_BVS">Calcule la mesure de l’angle </text:span><text:span text:style-name="_5f_BVS"><draw:frame draw:style-name="fr5" draw:name="Objet31" text:anchor-type="as-char" svg:y="-0.379cm" svg:width="0.758cm" svg:height="0.459cm" draw:z-index="51"><draw:object xlink:href="./Object 42" xlink:type="simple" xlink:show="embed" xlink:actuate="onLoad"/><draw:image xlink:href="./ObjectReplacements/Object 42" xlink:type="simple" xlink:show="embed" xlink:actuate="onLoad"/><svg:desc>formule</svg:desc></draw:frame></text:span><text:span text:style-name="_5f_BVS">.</text:span></text:p>
        </text:list-item>
      </text:list>
      <text:list xml:id="list103340497532471" text:continue-list="list103340242602976" text:style-name="_5f_Numérotation_20_des_20_exercices_20_livrets">
        <text:list-header>
          <text:p text:style-name="P64"><text:span text:style-name="_5f_pointillés_20_gris"><text:tab/></text:span></text:p>
          <text:list text:continue-numbering="true">
            <text:list-header>
              <text:p text:style-name="P64"><text:span text:style-name="_5f_pointillés_20_gris"><text:tab/></text:span></text:p>
            </text:list-header>
          </text:list>
        </text:list-header>
      </text:list>
      <text:list xml:id="list103340823878689" text:continue-list="list103340359095431" text:style-name="liste_5f_abc">
        <text:list-item>
          <text:p text:style-name="P95"><text:span text:style-name="_5f_BVS">Détermine la longueur BH.</text:span></text:p>
        </text:list-item>
      </text:list>
      <text:list xml:id="list103341433223300" text:continue-list="list103340497532471" text:style-name="_5f_Numérotation_20_des_20_exercices_20_livrets">
        <text:list-header>
          <text:p text:style-name="P64"><text:span text:style-name="_5f_pointillés_20_gris"><text:tab/><text:tab/></text:span></text:p>
          <text:p text:style-name="P64"><text:span text:style-name="_5f_pointillés_20_gris"><text:tab/></text:span></text:p>
        </text:list-header>
      </text:list>
      <text:list xml:id="list103339633617983" text:continue-list="list103340823878689" text:style-name="liste_5f_abc">
        <text:list-item>
          <text:p text:style-name="P98"><text:span text:style-name="_5f_BVS">Calcule la mesure de l’angle </text:span><text:span text:style-name="_5f_BVS"><draw:frame draw:style-name="fr4" draw:name="Objet43" text:anchor-type="as-char" svg:y="-0.379cm" svg:width="0.744cm" svg:height="0.457cm" draw:z-index="78"><draw:object xlink:href="./Object 49" xlink:type="simple" xlink:show="embed" xlink:actuate="onLoad"/><draw:image xlink:href="./ObjectReplacements/Object 49" xlink:type="simple" xlink:show="embed" xlink:actuate="onLoad"/><svg:desc>formule</svg:desc></draw:frame></text:span><text:span text:style-name="_5f_BVS">.</text:span></text:p>
        </text:list-item>
      </text:list>
      <text:list xml:id="list103339920199456" text:continue-list="list103341433223300" text:style-name="_5f_Numérotation_20_des_20_exercices_20_livrets">
        <text:list-header>
          <text:p text:style-name="P64"><text:span text:style-name="_5f_pointillés_20_gris"><text:tab/><text:tab/></text:span></text:p>
          <text:list text:continue-numbering="true">
            <text:list-header>
              <text:p text:style-name="P64"><text:span text:style-name="_5f_pointillés_20_gris"><text:tab/></text:span></text:p>
            </text:list-header>
          </text:list>
        </text:list-header>
      </text:list>
      <text:list xml:id="list103339610986756" text:continue-list="list103339633617983" text:style-name="liste_5f_abc">
        <text:list-item>
          <text:p text:style-name="P95"><text:span text:style-name="_5f_BVS">Détermine la longueur AH.</text:span></text:p>
        </text:list-item>
      </text:list>
      <text:list xml:id="list103339722293306" text:continue-list="list103339920199456" text:style-name="_5f_Numérotation_20_des_20_exercices_20_livrets">
        <text:list-header>
          <text:p text:style-name="P64"><text:span text:style-name="_5f_pointillés_20_gris"><text:tab/></text:span></text:p>
          <text:p text:style-name="P64"><text:span text:style-name="_5f_pointillés_20_gris"><text:tab/><text:tab/></text:span></text:p>
        </text:list-header>
      </text:list>
      <text:list xml:id="list103340604579980" text:continue-list="list103339610986756" text:style-name="liste_5f_abc">
        <text:list-item>
          <text:p text:style-name="P65"><text:span text:style-name="_5f_BVS">Calcule l’aire du triangle ABC.</text:span></text:p>
        </text:list-item>
      </text:list>
      <text:p text:style-name="FILET_5f_POINTILLES"><text:span text:style-name="_5f_pointillés_20_gris"><text:tab/><text:tab/><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OpenSymbol2" svg:font-family="OpenSymbol"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173" draw:display-name="Bitmape 173" xlink:href="Pictures/100000000000000800000008A5D87D6368619DAA.png" xlink:type="simple" xlink:show="embed" xlink:actuate="onLoad"/>
    <draw:fill-image draw:name="Bitmape_20_174" draw:display-name="Bitmape 174" xlink:href="Pictures/100000000000000800000008A5D87D6368619DAA.png" xlink:type="simple" xlink:show="embed" xlink:actuate="onLoad"/>
    <draw:fill-image draw:name="Bitmape_20_2" draw:display-name="Bitmape 2" xlink:href="Pictures/100000000000000800000008BD5449D7ED510C64.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_20_de_20_ligne_20_1" draw:display-name="Extrémité de ligne 1" svg:viewBox="0 0 1131 1580" svg:d="M1013 1491l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06cm" draw:dots2="1" draw:dots2-length="0.006cm" draw:distance="0.006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ect" draw:dots1="1" draw:dots1-length="0.011cm" draw:dots2="1" draw:dots2-length="0.011cm" draw:distance="0.011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112" draw:display-name="Dashed (var) 6112" draw:style="rect" draw:dots1="1" draw:dots1-length="0.011cm" draw:dots2="1" draw:dots2-length="0.011cm" draw:distance="0.011cm"/>
    <draw:stroke-dash draw:name="Dashed_20__28_var_29__20_6113" draw:display-name="Dashed (var) 6113" draw:style="rect" draw:dots1="1" draw:dots1-length="0.011cm" draw:dots2="1" draw:dots2-length="0.011cm" draw:distance="0.011cm"/>
    <draw:stroke-dash draw:name="Dashed_20__28_var_29__20_6114" draw:display-name="Dashed (var) 6114" draw:style="rect" draw:dots1="1" draw:dots1-length="0.011cm" draw:dots2="1" draw:dots2-length="0.011cm" draw:distance="0.011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6cm" draw:dots2="1" draw:dots2-length="0.006cm" draw:distance="0.006cm"/>
    <draw:stroke-dash draw:name="Dashed_20__28_var_29__20_6125" draw:display-name="Dashed (var) 6125" draw:style="rect" draw:dots1="1" draw:dots1-length="0.006cm" draw:dots2="1" draw:dots2-length="0.006cm" draw:distance="0.006cm"/>
    <draw:stroke-dash draw:name="Dashed_20__28_var_29__20_6126" draw:display-name="Dashed (var) 6126" draw:style="rect" draw:dots1="1" draw:dots1-length="0.006cm" draw:dots2="1" draw:dots2-length="0.006cm" draw:distance="0.006cm"/>
    <draw:stroke-dash draw:name="Dashed_20__28_var_29__20_6130" draw:display-name="Dashed (var) 6130" draw:style="rect" draw:dots1="1" draw:dots1-length="0.011cm" draw:dots2="1" draw:dots2-length="0.011cm" draw:distance="0.011cm"/>
    <draw:stroke-dash draw:name="Dashed_20__28_var_29__20_6131" draw:display-name="Dashed (var) 6131" draw:style="rect" draw:dots1="1" draw:dots1-length="0.011cm" draw:dots2="1" draw:dots2-length="0.011cm" draw:distance="0.011cm"/>
    <draw:stroke-dash draw:name="Dashed_20__28_var_29__20_6132" draw:display-name="Dashed (var) 6132" draw:style="rect" draw:dots1="1" draw:dots1-length="0.011cm" draw:dots2="1" draw:dots2-length="0.011cm" draw:distance="0.011cm"/>
    <draw:stroke-dash draw:name="Dashed_20__28_var_29__20_6133" draw:display-name="Dashed (var) 6133" draw:style="rect" draw:dots1="1" draw:dots1-length="0.006cm" draw:dots2="1" draw:dots2-length="0.006cm" draw:distance="0.006cm"/>
    <draw:stroke-dash draw:name="Dashed_20__28_var_29__20_6134" draw:display-name="Dashed (var) 6134" draw:style="rect" draw:dots1="1" draw:dots1-length="0.006cm" draw:dots2="1" draw:dots2-length="0.006cm" draw:distance="0.006cm"/>
    <draw:stroke-dash draw:name="Dashed_20__28_var_29__20_6135" draw:display-name="Dashed (var) 6135" draw:style="rect" draw:dots1="1" draw:dots1-length="0.006cm" draw:dots2="1" draw:dots2-length="0.006cm" draw:distance="0.006cm"/>
    <draw:stroke-dash draw:name="Dashed_20__28_var_29__20_6136" draw:display-name="Dashed (var) 6136" draw:style="rect" draw:dots1="1" draw:dots1-length="0.006cm" draw:dots2="1" draw:dots2-length="0.006cm" draw:distance="0.006cm"/>
    <draw:stroke-dash draw:name="Dashed_20__28_var_29__20_6137" draw:display-name="Dashed (var) 6137" draw:style="rect" draw:dots1="1" draw:dots1-length="0.011cm" draw:dots2="1" draw:dots2-length="0.011cm" draw:distance="0.011cm"/>
    <draw:stroke-dash draw:name="Dashed_20__28_var_29__20_6138" draw:display-name="Dashed (var) 6138" draw:style="rect" draw:dots1="1" draw:dots1-length="0.011cm" draw:dots2="1" draw:dots2-length="0.011cm" draw:distance="0.011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11cm" draw:dots2="1" draw:dots2-length="0.011cm" draw:distance="0.011cm"/>
    <draw:stroke-dash draw:name="Dashed_20__28_var_29__20_6145" draw:display-name="Dashed (var) 6145" draw:style="rect" draw:dots1="1" draw:dots1-length="0.011cm" draw:dots2="1" draw:dots2-length="0.011cm" draw:distance="0.011cm"/>
    <draw:stroke-dash draw:name="Dashed_20__28_var_29__20_6146" draw:display-name="Dashed (var) 6146" draw:style="rect" draw:dots1="1" draw:dots1-length="0.011cm" draw:dots2="1" draw:dots2-length="0.011cm" draw:distance="0.011cm"/>
    <draw:stroke-dash draw:name="Dashed_20__28_var_29__20_6147" draw:display-name="Dashed (var) 6147" draw:style="rect" draw:dots1="1" draw:dots1-length="0.011cm" draw:dots2="1" draw:dots2-length="0.011cm" draw:distance="0.011cm"/>
    <draw:stroke-dash draw:name="Dashed_20__28_var_29__20_6148" draw:display-name="Dashed (var) 6148" draw:style="rect" draw:dots1="1" draw:dots1-length="0.011cm" draw:dots2="1" draw:dots2-length="0.011cm" draw:distance="0.011cm"/>
    <draw:stroke-dash draw:name="Dashed_20__28_var_29__20_6149" draw:display-name="Dashed (var) 6149" draw:style="rect" draw:dots1="1" draw:dots1-length="0.011cm" draw:dots2="1" draw:dots2-length="0.011cm" draw:distance="0.011cm"/>
    <draw:stroke-dash draw:name="Dashed_20__28_var_29__20_6150" draw:display-name="Dashed (var) 6150" draw:style="rect" draw:dots1="1" draw:dots1-length="0.011cm" draw:dots2="1" draw:dots2-length="0.011cm" draw:distance="0.011cm"/>
    <draw:stroke-dash draw:name="Dashed_20__28_var_29__20_6151" draw:display-name="Dashed (var) 6151" draw:style="rect" draw:dots1="1" draw:dots1-length="0.006cm" draw:dots2="1" draw:dots2-length="0.006cm" draw:distance="0.006cm"/>
    <draw:stroke-dash draw:name="Dashed_20__28_var_29__20_6152" draw:display-name="Dashed (var) 6152" draw:style="rect" draw:dots1="1" draw:dots1-length="0.006cm" draw:dots2="1" draw:dots2-length="0.006cm" draw:distance="0.006cm"/>
    <draw:stroke-dash draw:name="Dashed_20__28_var_29__20_6153" draw:display-name="Dashed (var) 6153" draw:style="rect" draw:dots1="1" draw:dots1-length="0.006cm" draw:dots2="1" draw:dots2-length="0.006cm" draw:distance="0.006cm"/>
    <draw:stroke-dash draw:name="Dashed_20__28_var_29__20_6154" draw:display-name="Dashed (var) 6154" draw:style="rect" draw:dots1="1" draw:dots1-length="0.006cm" draw:dots2="1" draw:dots2-length="0.006cm" draw:distance="0.006cm"/>
    <draw:stroke-dash draw:name="Dashed_20__28_var_29__20_6155" draw:display-name="Dashed (var) 6155" draw:style="rect" draw:dots1="1" draw:dots1-length="0.006cm" draw:dots2="1" draw:dots2-length="0.006cm" draw:distance="0.006cm"/>
    <draw:stroke-dash draw:name="Dashed_20__28_var_29__20_6156" draw:display-name="Dashed (var) 6156" draw:style="rect" draw:dots1="1" draw:dots1-length="0.006cm" draw:dots2="1" draw:dots2-length="0.006cm" draw:distance="0.006cm"/>
    <draw:stroke-dash draw:name="Dashed_20__28_var_29__20_6158" draw:display-name="Dashed (var) 6158" draw:style="rect" draw:dots1="1" draw:dots1-length="0.006cm" draw:dots2="1" draw:dots2-length="0.006cm" draw:distance="0.006cm"/>
    <draw:stroke-dash draw:name="Dashed_20__28_var_29__20_6162" draw:display-name="Dashed (var) 6162" draw:style="rect" draw:dots1="1" draw:dots1-length="0.006cm" draw:dots2="1" draw:dots2-length="0.006cm" draw:distance="0.006cm"/>
    <draw:stroke-dash draw:name="Dashed_20__28_var_29__20_6163" draw:display-name="Dashed (var) 6163" draw:style="rect" draw:dots1="1" draw:dots1-length="0.006cm" draw:dots2="1" draw:dots2-length="0.006cm" draw:distance="0.006cm"/>
    <draw:stroke-dash draw:name="Dashed_20__28_var_29__20_6164" draw:display-name="Dashed (var) 6164" draw:style="rect" draw:dots1="1" draw:dots1-length="0.006cm" draw:dots2="1" draw:dots2-length="0.006cm" draw:distance="0.006cm"/>
    <draw:stroke-dash draw:name="Dashed_20__28_var_29__20_6165" draw:display-name="Dashed (var) 6165" draw:style="rect" draw:dots1="1" draw:dots1-length="0.006cm" draw:dots2="1" draw:dots2-length="0.006cm" draw:distance="0.006cm"/>
    <draw:stroke-dash draw:name="Dashed_20__28_var_29__20_6166" draw:display-name="Dashed (var) 6166" draw:style="rect" draw:dots1="1" draw:dots1-length="0.006cm" draw:dots2="1" draw:dots2-length="0.006cm" draw:distance="0.006cm"/>
    <draw:stroke-dash draw:name="Dashed_20__28_var_29__20_6167" draw:display-name="Dashed (var) 6167" draw:style="rect" draw:dots1="1" draw:dots1-length="0.006cm" draw:dots2="1" draw:dots2-length="0.006cm" draw:distance="0.006cm"/>
    <draw:stroke-dash draw:name="Dashed_20__28_var_29__20_6168" draw:display-name="Dashed (var) 6168" draw:style="rect" draw:dots1="1" draw:dots1-length="0.006cm" draw:dots2="1" draw:dots2-length="0.006cm" draw:distance="0.006cm"/>
    <draw:stroke-dash draw:name="Dashed_20__28_var_29__20_6172" draw:display-name="Dashed (var) 6172" draw:style="rect" draw:dots1="1" draw:dots1-length="0.011cm" draw:dots2="1" draw:dots2-length="0.011cm" draw:distance="0.011cm"/>
    <draw:stroke-dash draw:name="Dashed_20__28_var_29__20_6173" draw:display-name="Dashed (var) 6173" draw:style="rect" draw:dots1="1" draw:dots1-length="0.011cm" draw:dots2="1" draw:dots2-length="0.011cm" draw:distance="0.011cm"/>
    <draw:stroke-dash draw:name="Dashed_20__28_var_29__20_6174" draw:display-name="Dashed (var) 6174" draw:style="rect" draw:dots1="1" draw:dots1-length="0.011cm" draw:dots2="1" draw:dots2-length="0.011cm" draw:distance="0.011cm"/>
    <draw:stroke-dash draw:name="Dashed_20__28_var_29__20_6175" draw:display-name="Dashed (var) 6175" draw:style="rect" draw:dots1="1" draw:dots1-length="0.001cm" draw:dots2="1" draw:dots2-length="0.001cm" draw:distance="0.001cm"/>
    <draw:stroke-dash draw:name="Dashed_20__28_var_29__20_6176" draw:display-name="Dashed (var) 6176" draw:style="rect" draw:dots1="1" draw:dots1-length="0.001cm" draw:dots2="1" draw:dots2-length="0.001cm" draw:distance="0.001cm"/>
    <draw:stroke-dash draw:name="Dashed_20__28_var_29__20_6177" draw:display-name="Dashed (var) 6177" draw:style="rect" draw:dots1="1" draw:dots1-length="0.001cm" draw:dots2="1" draw:dots2-length="0.001cm" draw:distance="0.001cm"/>
    <draw:stroke-dash draw:name="Dashed_20__28_var_29__20_6178" draw:display-name="Dashed (var) 6178" draw:style="rect" draw:dots1="1" draw:dots1-length="0.001cm" draw:dots2="1" draw:dots2-length="0.001cm" draw:distance="0.001cm"/>
    <draw:stroke-dash draw:name="Dashed_20__28_var_29__20_6189" draw:display-name="Dashed (var) 6189" draw:style="rect" draw:dots1="1" draw:dots1-length="0.011cm" draw:dots2="1" draw:dots2-length="0.011cm" draw:distance="0.011cm"/>
    <draw:stroke-dash draw:name="Dashed_20__28_var_29__20_6190" draw:display-name="Dashed (var) 6190" draw:style="rect" draw:dots1="1" draw:dots1-length="0.011cm" draw:dots2="1" draw:dots2-length="0.011cm" draw:distance="0.011cm"/>
    <draw:stroke-dash draw:name="Dashed_20__28_var_29__20_6191" draw:display-name="Dashed (var) 6191" draw:style="rect" draw:dots1="1" draw:dots1-length="0.011cm" draw:dots2="1" draw:dots2-length="0.011cm" draw:distance="0.011cm"/>
    <draw:stroke-dash draw:name="Dashed_20__28_var_29__20_6192" draw:display-name="Dashed (var) 6192" draw:style="rect" draw:dots1="1" draw:dots1-length="0.002cm" draw:dots2="1" draw:dots2-length="0.002cm" draw:distance="0.002cm"/>
    <draw:stroke-dash draw:name="Dashed_20__28_var_29__20_6193" draw:display-name="Dashed (var) 6193" draw:style="rect" draw:dots1="1" draw:dots1-length="0.002cm" draw:dots2="1" draw:dots2-length="0.002cm" draw:distance="0.002cm"/>
    <draw:stroke-dash draw:name="Dashed_20__28_var_29__20_6194" draw:display-name="Dashed (var) 6194" draw:style="rect" draw:dots1="1" draw:dots1-length="0.002cm" draw:dots2="1" draw:dots2-length="0.002cm" draw:distance="0.002cm"/>
    <draw:stroke-dash draw:name="Dashed_20__28_var_29__20_6195" draw:display-name="Dashed (var) 6195" draw:style="rect" draw:dots1="1" draw:dots1-length="0.002cm" draw:dots2="1" draw:dots2-length="0.002cm" draw:distance="0.002cm"/>
    <draw:stroke-dash draw:name="Dashed_20__28_var_29__20_6196" draw:display-name="Dashed (var) 6196" draw:style="rect" draw:dots1="1" draw:dots1-length="0.011cm" draw:dots2="1" draw:dots2-length="0.011cm" draw:distance="0.011cm"/>
    <draw:stroke-dash draw:name="Dashed_20__28_var_29__20_6197" draw:display-name="Dashed (var) 6197" draw:style="rect" draw:dots1="1" draw:dots1-length="0.011cm" draw:dots2="1" draw:dots2-length="0.011cm" draw:distance="0.011cm"/>
    <draw:stroke-dash draw:name="Dashed_20__28_var_29__20_6198" draw:display-name="Dashed (var) 6198" draw:style="rect" draw:dots1="1" draw:dots1-length="0.011cm" draw:dots2="1" draw:dots2-length="0.011cm" draw:distance="0.011cm"/>
    <draw:stroke-dash draw:name="Dashed_20__28_var_29__20_6199" draw:display-name="Dashed (var) 6199" draw:style="rect" draw:dots1="1" draw:dots1-length="0.002cm" draw:dots2="1" draw:dots2-length="0.002cm" draw:distance="0.002cm"/>
    <draw:stroke-dash draw:name="Dashed_20__28_var_29__20_62" draw:display-name="Dashed (var) 62" draw:style="rect" draw:dots1="1" draw:dots1-length="0.006cm" draw:dots2="1" draw:dots2-length="0.006cm" draw:distance="0.006cm"/>
    <draw:stroke-dash draw:name="Dashed_20__28_var_29__20_6200" draw:display-name="Dashed (var) 6200" draw:style="rect" draw:dots1="1" draw:dots1-length="0.002cm" draw:dots2="1" draw:dots2-length="0.002cm" draw:distance="0.002cm"/>
    <draw:stroke-dash draw:name="Dashed_20__28_var_29__20_6201" draw:display-name="Dashed (var) 6201" draw:style="rect" draw:dots1="1" draw:dots1-length="0.002cm" draw:dots2="1" draw:dots2-length="0.002cm" draw:distance="0.002cm"/>
    <draw:stroke-dash draw:name="Dashed_20__28_var_29__20_6202" draw:display-name="Dashed (var) 6202" draw:style="rect" draw:dots1="1" draw:dots1-length="0.002cm" draw:dots2="1" draw:dots2-length="0.002cm" draw:distance="0.002cm"/>
    <draw:stroke-dash draw:name="Dashed_20__28_var_29__20_6203" draw:display-name="Dashed (var) 6203" draw:style="rect" draw:dots1="1" draw:dots1-length="0.011cm" draw:dots2="1" draw:dots2-length="0.011cm" draw:distance="0.011cm"/>
    <draw:stroke-dash draw:name="Dashed_20__28_var_29__20_6204" draw:display-name="Dashed (var) 6204" draw:style="rect" draw:dots1="1" draw:dots1-length="0.011cm" draw:dots2="1" draw:dots2-length="0.011cm" draw:distance="0.011cm"/>
    <draw:stroke-dash draw:name="Dashed_20__28_var_29__20_6205" draw:display-name="Dashed (var) 6205" draw:style="rect" draw:dots1="1" draw:dots1-length="0.011cm" draw:dots2="1" draw:dots2-length="0.011cm" draw:distance="0.011cm"/>
    <draw:stroke-dash draw:name="Dashed_20__28_var_29__20_6206" draw:display-name="Dashed (var) 6206" draw:style="rect" draw:dots1="1" draw:dots1-length="0.002cm" draw:dots2="1" draw:dots2-length="0.002cm" draw:distance="0.002cm"/>
    <draw:stroke-dash draw:name="Dashed_20__28_var_29__20_6207" draw:display-name="Dashed (var) 6207" draw:style="rect" draw:dots1="1" draw:dots1-length="0.002cm" draw:dots2="1" draw:dots2-length="0.002cm" draw:distance="0.002cm"/>
    <draw:stroke-dash draw:name="Dashed_20__28_var_29__20_6208" draw:display-name="Dashed (var) 6208" draw:style="rect" draw:dots1="1" draw:dots1-length="0.002cm" draw:dots2="1" draw:dots2-length="0.002cm" draw:distance="0.002cm"/>
    <draw:stroke-dash draw:name="Dashed_20__28_var_29__20_6209" draw:display-name="Dashed (var) 6209" draw:style="rect" draw:dots1="1" draw:dots1-length="0.002cm" draw:dots2="1" draw:dots2-length="0.002cm" draw:distance="0.002cm"/>
    <draw:stroke-dash draw:name="Dashed_20__28_var_29__20_6280" draw:display-name="Dashed (var) 6280" draw:style="rect" draw:dots1="1" draw:dots1-length="0.011cm" draw:dots2="1" draw:dots2-length="0.011cm" draw:distance="0.011cm"/>
    <draw:stroke-dash draw:name="Dashed_20__28_var_29__20_6281" draw:display-name="Dashed (var) 6281" draw:style="rect" draw:dots1="1" draw:dots1-length="0.011cm" draw:dots2="1" draw:dots2-length="0.011cm" draw:distance="0.011cm"/>
    <draw:stroke-dash draw:name="Dashed_20__28_var_29__20_6282" draw:display-name="Dashed (var) 6282" draw:style="rect" draw:dots1="1" draw:dots1-length="0.011cm" draw:dots2="1" draw:dots2-length="0.011cm" draw:distance="0.011cm"/>
    <draw:stroke-dash draw:name="Dashed_20__28_var_29__20_6283" draw:display-name="Dashed (var) 6283" draw:style="rect" draw:dots1="1" draw:dots1-length="0.011cm" draw:dots2="1" draw:dots2-length="0.011cm" draw:distance="0.011cm"/>
    <draw:stroke-dash draw:name="Dashed_20__28_var_29__20_6284" draw:display-name="Dashed (var) 6284" draw:style="rect" draw:dots1="1" draw:dots1-length="0.011cm" draw:dots2="1" draw:dots2-length="0.011cm" draw:distance="0.011cm"/>
    <draw:stroke-dash draw:name="Dashed_20__28_var_29__20_6285" draw:display-name="Dashed (var) 6285" draw:style="rect" draw:dots1="1" draw:dots1-length="0.011cm" draw:dots2="1" draw:dots2-length="0.011cm" draw:distance="0.011cm"/>
    <draw:stroke-dash draw:name="Dashed_20__28_var_29__20_6286" draw:display-name="Dashed (var) 6286" draw:style="rect" draw:dots1="1" draw:dots1-length="0.011cm" draw:dots2="1" draw:dots2-length="0.011cm" draw:distance="0.011cm"/>
    <draw:stroke-dash draw:name="Dashed_20__28_var_29__20_6287" draw:display-name="Dashed (var) 6287" draw:style="rect" draw:dots1="1" draw:dots1-length="0.011cm" draw:dots2="1" draw:dots2-length="0.011cm" draw:distance="0.011cm"/>
    <draw:stroke-dash draw:name="Dashed_20__28_var_29__20_6288" draw:display-name="Dashed (var) 6288" draw:style="rect" draw:dots1="1" draw:dots1-length="0.011cm" draw:dots2="1" draw:dots2-length="0.011cm" draw:distance="0.011cm"/>
    <draw:stroke-dash draw:name="Dashed_20__28_var_29__20_6289" draw:display-name="Dashed (var) 6289" draw:style="rect" draw:dots1="1" draw:dots1-length="0.011cm" draw:dots2="1" draw:dots2-length="0.011cm" draw:distance="0.011cm"/>
    <draw:stroke-dash draw:name="Dashed_20__28_var_29__20_6290" draw:display-name="Dashed (var) 6290" draw:style="rect" draw:dots1="1" draw:dots1-length="0.011cm" draw:dots2="1" draw:dots2-length="0.011cm" draw:distance="0.011cm"/>
    <draw:stroke-dash draw:name="Dashed_20__28_var_29__20_6291" draw:display-name="Dashed (var) 6291" draw:style="rect" draw:dots1="1" draw:dots1-length="0.011cm" draw:dots2="1" draw:dots2-length="0.011cm" draw:distance="0.011cm"/>
    <draw:stroke-dash draw:name="Dashed_20__28_var_29__20_6292" draw:display-name="Dashed (var) 6292" draw:style="rect" draw:dots1="1" draw:dots1-length="0.011cm" draw:dots2="1" draw:dots2-length="0.011cm" draw:distance="0.011cm"/>
    <draw:stroke-dash draw:name="Dashed_20__28_var_29__20_6293" draw:display-name="Dashed (var) 6293" draw:style="rect" draw:dots1="1" draw:dots1-length="0.011cm" draw:dots2="1" draw:dots2-length="0.011cm" draw:distance="0.011cm"/>
    <draw:stroke-dash draw:name="Dashed_20__28_var_29__20_6294" draw:display-name="Dashed (var) 6294" draw:style="rect" draw:dots1="1" draw:dots1-length="0.011cm" draw:dots2="1" draw:dots2-length="0.011cm" draw:distance="0.011cm"/>
    <draw:stroke-dash draw:name="Dashed_20__28_var_29__20_6295" draw:display-name="Dashed (var) 6295" draw:style="rect" draw:dots1="1" draw:dots1-length="0.011cm" draw:dots2="1" draw:dots2-length="0.011cm" draw:distance="0.011cm"/>
    <draw:stroke-dash draw:name="Dashed_20__28_var_29__20_6296" draw:display-name="Dashed (var) 6296" draw:style="rect" draw:dots1="1" draw:dots1-length="0.006cm" draw:dots2="1" draw:dots2-length="0.006cm" draw:distance="0.006cm"/>
    <draw:stroke-dash draw:name="Dashed_20__28_var_29__20_6297" draw:display-name="Dashed (var) 6297" draw:style="rect" draw:dots1="1" draw:dots1-length="0.006cm" draw:dots2="1" draw:dots2-length="0.006cm" draw:distance="0.006cm"/>
    <draw:stroke-dash draw:name="Dashed_20__28_var_29__20_6298" draw:display-name="Dashed (var) 6298"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302" draw:display-name="Dashed (var) 6302" draw:style="rect" draw:dots1="1" draw:dots1-length="0.011cm" draw:dots2="1" draw:dots2-length="0.011cm" draw:distance="0.011cm"/>
    <draw:stroke-dash draw:name="Dashed_20__28_var_29__20_6303" draw:display-name="Dashed (var) 6303" draw:style="rect" draw:dots1="1" draw:dots1-length="0.011cm" draw:dots2="1" draw:dots2-length="0.011cm" draw:distance="0.011cm"/>
    <draw:stroke-dash draw:name="Dashed_20__28_var_29__20_6304" draw:display-name="Dashed (var) 6304" draw:style="rect" draw:dots1="1" draw:dots1-length="0.011cm" draw:dots2="1" draw:dots2-length="0.011cm" draw:distance="0.011cm"/>
    <draw:stroke-dash draw:name="Dashed_20__28_var_29__20_6305" draw:display-name="Dashed (var) 6305" draw:style="rect" draw:dots1="1" draw:dots1-length="0.011cm" draw:dots2="1" draw:dots2-length="0.011cm" draw:distance="0.011cm"/>
    <draw:stroke-dash draw:name="Dashed_20__28_var_29__20_6306" draw:display-name="Dashed (var) 6306" draw:style="rect" draw:dots1="1" draw:dots1-length="0.011cm" draw:dots2="1" draw:dots2-length="0.011cm" draw:distance="0.011cm"/>
    <draw:stroke-dash draw:name="Dashed_20__28_var_29__20_6307" draw:display-name="Dashed (var) 6307" draw:style="rect" draw:dots1="1" draw:dots1-length="0.011cm" draw:dots2="1" draw:dots2-length="0.011cm" draw:distance="0.011cm"/>
    <draw:stroke-dash draw:name="Dashed_20__28_var_29__20_6308" draw:display-name="Dashed (var) 6308" draw:style="rect" draw:dots1="1" draw:dots1-length="0.011cm" draw:dots2="1" draw:dots2-length="0.011cm" draw:distance="0.011cm"/>
    <draw:stroke-dash draw:name="Dashed_20__28_var_29__20_6309" draw:display-name="Dashed (var) 6309" draw:style="rect" draw:dots1="1" draw:dots1-length="0.011cm" draw:dots2="1" draw:dots2-length="0.011cm" draw:distance="0.011cm"/>
    <draw:stroke-dash draw:name="Dashed_20__28_var_29__20_6310" draw:display-name="Dashed (var) 6310" draw:style="rect" draw:dots1="1" draw:dots1-length="0.011cm" draw:dots2="1" draw:dots2-length="0.011cm" draw:distance="0.011cm"/>
    <draw:stroke-dash draw:name="Dashed_20__28_var_29__20_6311" draw:display-name="Dashed (var) 6311" draw:style="rect" draw:dots1="1" draw:dots1-length="0.011cm" draw:dots2="1" draw:dots2-length="0.011cm" draw:distance="0.011cm"/>
    <draw:stroke-dash draw:name="Dashed_20__28_var_29__20_6312" draw:display-name="Dashed (var) 6312" draw:style="rect" draw:dots1="1" draw:dots1-length="0.002cm" draw:dots2="1" draw:dots2-length="0.002cm" draw:distance="0.002cm"/>
    <draw:stroke-dash draw:name="Dashed_20__28_var_29__20_6313" draw:display-name="Dashed (var) 6313" draw:style="rect" draw:dots1="1" draw:dots1-length="0.002cm" draw:dots2="1" draw:dots2-length="0.002cm" draw:distance="0.002cm"/>
    <draw:stroke-dash draw:name="Dashed_20__28_var_29__20_6314" draw:display-name="Dashed (var) 6314" draw:style="rect" draw:dots1="1" draw:dots1-length="0.002cm" draw:dots2="1" draw:dots2-length="0.002cm" draw:distance="0.002cm"/>
    <draw:stroke-dash draw:name="Dashed_20__28_var_29__20_6315" draw:display-name="Dashed (var) 6315" draw:style="rect" draw:dots1="1" draw:dots1-length="0.002cm" draw:dots2="1" draw:dots2-length="0.002cm" draw:distance="0.002cm"/>
    <draw:stroke-dash draw:name="Dashed_20__28_var_29__20_6316" draw:display-name="Dashed (var) 6316" draw:style="rect" draw:dots1="1" draw:dots1-length="0.002cm" draw:dots2="1" draw:dots2-length="0.002cm" draw:distance="0.002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0" draw:display-name="Dashed (var) 6320"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41" draw:display-name="Dashed (var) 6541" draw:style="rect" draw:dots1="1" draw:dots1-length="0.002cm" draw:dots2="1" draw:dots2-length="0.002cm" draw:distance="0.002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3cm" draw:dots2="1" draw:dots2-length="0.003cm" draw:distance="0.003cm"/>
    <draw:stroke-dash draw:name="Dashed_20__28_var_29__20_6545" draw:display-name="Dashed (var) 6545" draw:style="rect" draw:dots1="1" draw:dots1-length="0.003cm" draw:dots2="1" draw:dots2-length="0.003cm" draw:distance="0.003cm"/>
    <draw:stroke-dash draw:name="Dashed_20__28_var_29__20_6546" draw:display-name="Dashed (var) 6546" draw:style="rect" draw:dots1="1" draw:dots1-length="0.003cm" draw:dots2="1" draw:dots2-length="0.003cm" draw:distance="0.003cm"/>
    <draw:stroke-dash draw:name="Dashed_20__28_var_29__20_6547" draw:display-name="Dashed (var) 6547" draw:style="rect" draw:dots1="1" draw:dots1-length="0.001cm" draw:dots2="1" draw:dots2-length="0.001cm" draw:distance="0.001cm"/>
    <draw:stroke-dash draw:name="Dashed_20__28_var_29__20_655" draw:display-name="Dashed (var) 655" draw:style="rect" draw:dots1="1" draw:dots1-length="0.006cm" draw:dots2="1" draw:dots2-length="0.006cm" draw:distance="0.006cm"/>
    <draw:stroke-dash draw:name="Dashed_20__28_var_29__20_656" draw:display-name="Dashed (var) 656" draw:style="rect" draw:dots1="1" draw:dots1-length="0.006cm" draw:dots2="1" draw:dots2-length="0.006cm" draw:distance="0.006cm"/>
    <draw:stroke-dash draw:name="Dashed_20__28_var_29__20_657" draw:display-name="Dashed (var) 657" draw:style="rect" draw:dots1="1" draw:dots1-length="0.006cm" draw:dots2="1" draw:dots2-length="0.006cm" draw:distance="0.006cm"/>
    <draw:stroke-dash draw:name="Dashed_20__28_var_29__20_658" draw:display-name="Dashed (var) 658" draw:style="rect" draw:dots1="1" draw:dots1-length="0.006cm" draw:dots2="1" draw:dots2-length="0.006cm" draw:distance="0.006cm"/>
    <draw:stroke-dash draw:name="Dashed_20__28_var_29__20_659" draw:display-name="Dashed (var) 659" draw:style="rect" draw:dots1="1" draw:dots1-length="0.006cm" draw:dots2="1" draw:dots2-length="0.006cm" draw:distance="0.006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06cm" draw:dots2="1" draw:dots2-length="0.006cm" draw:distance="0.006cm"/>
    <draw:stroke-dash draw:name="Dashed_20__28_var_29__20_661" draw:display-name="Dashed (var) 661" draw:style="rect" draw:dots1="1" draw:dots1-length="0.006cm" draw:dots2="1" draw:dots2-length="0.006cm" draw:distance="0.006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795" draw:display-name="Dashed (var) 6795" draw:style="rect" draw:dots1="1" draw:dots1-length="0.029cm" draw:dots2="1" draw:dots2-length="0.029cm" draw:distance="0.029cm"/>
    <draw:stroke-dash draw:name="Dashed_20__28_var_29__20_6796" draw:display-name="Dashed (var) 6796" draw:style="rect" draw:dots1="1" draw:dots1-length="0.029cm" draw:dots2="1" draw:dots2-length="0.029cm" draw:distance="0.029cm"/>
    <draw:stroke-dash draw:name="Dashed_20__28_var_29__20_6797" draw:display-name="Dashed (var) 6797" draw:style="rect" draw:dots1="1" draw:dots1-length="112%" draw:distance="68%"/>
    <draw:stroke-dash draw:name="Dashed_20__28_var_29__20_6798" draw:display-name="Dashed (var) 6798" draw:style="rect" draw:dots1="1" draw:dots1-length="0.051cm" draw:dots2="1" draw:dots2-length="0.051cm" draw:distance="0.051cm"/>
    <draw:stroke-dash draw:name="Dashed_20__28_var_29__20_6799" draw:display-name="Dashed (var) 6799" draw:style="rect" draw:dots1="1" draw:dots1-length="0.051cm" draw:dots2="1" draw:dots2-length="0.051cm" draw:distance="0.051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51cm" draw:dots2="1" draw:dots2-length="0.051cm" draw:distance="0.051cm"/>
    <draw:stroke-dash draw:name="Dashed_20__28_var_29__20_6801" draw:display-name="Dashed (var) 6801" draw:style="rect" draw:dots1="1" draw:dots1-length="0.051cm" draw:dots2="1" draw:dots2-length="0.051cm" draw:distance="0.051cm"/>
    <draw:stroke-dash draw:name="Dashed_20__28_var_29__20_6802" draw:display-name="Dashed (var) 6802" draw:style="rect" draw:dots1="1" draw:dots1-length="0.051cm" draw:dots2="1" draw:dots2-length="0.051cm" draw:distance="0.051cm"/>
    <draw:stroke-dash draw:name="Dashed_20__28_var_29__20_6803" draw:display-name="Dashed (var) 6803" draw:style="rect" draw:dots1="1" draw:dots1-length="0.051cm" draw:dots2="1" draw:dots2-length="0.051cm" draw:distance="0.051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Long_20_Dash" draw:display-name="Long Dash" draw:style="rect" draw:dots1="1" draw:dots1-length="340%" draw:distance="17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4"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loext: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style:font-name="Bitstream Vera Sans4"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language="zxx" fo:country="none" officeooo:rsid="004e0c0b" officeooo:paragraph-rsid="004e0c0b" style:language-asian="zxx" style:country-asian="none"/>
    </style:style>
    <style:style style:name="MP28" style:family="paragraph">
      <loext:graphic-properties draw:fill="solid" draw:fill-color="#1ca2b8"/>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2"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aae1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2" fo:font-size="16pt" fo:font-weight="bold" style:font-size-asian="16pt" style:font-weight-asian="bold" style:font-size-complex="16pt" style:font-weight-complex="bold"/>
    </style:style>
    <style:style style:name="MT6" style:family="text">
      <style:text-properties officeooo:rsid="00264746"/>
    </style:style>
    <style:style style:name="MT7" style:family="text">
      <style:text-properties officeooo:rsid="002aae1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3">N4 : Fractions</text:p>
                    </table:table-cell>
                    <table:table-cell table:style-name="Tableau18.A1" office:value-type="string">
                      <text:p text:style-name="MP3"/>
                    </table:table-cell>
                  </table:table-row>
                  <table:table-row table:style-name="Tableau18.B1.1">
                    <table:table-cell table:style-name="Tableau18.A1" office:value-type="string">
                      <text:p text:style-name="MP4">Série 1 : Fractions et parts</text:p>
                    </table:table-cell>
                    <table:table-cell table:style-name="Tableau18.A1" office:value-type="string">
                      <text:p text:style-name="MP4"/>
                    </table:table-cell>
                  </table:table-row>
                </table:table>
              </table:table-cell>
            </table:table-row>
          </table:table-header-rows>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4">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5" draw:style-name="Mgr1" draw:text-style-name="MP28" svg:width="4.329cm" svg:height="2.24cm" svg:x="-1.499cm" svg:y="-1cm" svg:viewBox="0 0 4330 2241" svg:d="M0 2241l3984-288c209-15 363-168 345-342l-170-1611h-4159z"><text:p/></draw:path><draw:frame text:anchor-type="paragraph" draw:z-index="11" draw:style-name="Mgr2" draw:text-style-name="MP30" svg:width="2.703cm" svg:height="0.715cm" draw:transform="rotate (0.0872664625997165) translate (-0.172861111111111cm 0.218722222222222cm)"><draw:text-box><text:p text:style-name="MP29"><text:span text:style-name="MT5">Série 5</text:span></text:p></draw:text-box></draw:frame><draw:line text:anchor-type="paragraph" draw:z-index="14" draw:style-name="Mgr3" draw:text-style-name="MP29" svg:x1="12.665cm" svg:y1="0.36cm" svg:x2="20.497cm" svg:y2="0.36cm"><text:p/></draw:line>Utiliser le cosinus d’un angle</text:p>
      </style:header>
      <style:footer>
        <text:p text:style-name="MP31"><draw:frame draw:style-name="Mfr1" draw:name="Cadre1" text:anchor-type="paragraph" svg:y="-0.06cm" draw:z-index="2"><draw:text-box fo:min-height="0.499cm" fo:min-width="3cm"><draw:frame draw:style-name="Mfr2" draw:name="Cadre2" text:anchor-type="frame" svg:x="0.45cm" svg:y="0.079cm" svg:width="0.817cm" draw:z-index="8"><draw:text-box fo:min-height="0.355cm"><text:p text:style-name="MP32"><draw:g text:anchor-type="paragraph" draw:z-index="19" draw:style-name="Mgr4"><draw:path draw:style-name="Mgr5" draw:text-style-name="MP33" svg:width="0.855cm" svg:height="1.172cm" svg:x="-0.03cm" svg:y="-0.194cm" svg:viewBox="0 0 856 1173" svg:d="M856 1173h-856v-991c0-100 79-182 175-182h505c97 0 176 82 176 182z"><text:p/></draw:path></draw:g><text:page-number text:select-page="current">106</text:page-number></text:p></draw:text-box></draw:frame><text:p text:style-name="MP34"><text:span text:style-name="MT6">Triangle rectangle</text:span> • <text:span text:style-name="MT7">D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ESAMATH</meta:initial-creator>
    <meta:creation-date>2014-10-23T16:08:44.23</meta:creation-date>
    <dc:date>2021-04-23T10:33:38.705000000</dc:date>
    <meta:editing-duration>P1DT12H4M18S</meta:editing-duration>
    <meta:editing-cycles>190</meta:editing-cycles>
    <meta:generator>LibreOffice/6.3.3.2$Windows_X86_64 LibreOffice_project/a64200df03143b798afd1ec74a12ab50359878ed</meta:generator>
    <dc:subject>diviser</dc:subject>
    <dc:title>A3_3 série 1 </dc:title>
    <meta:document-statistic meta:table-count="3" meta:image-count="0" meta:object-count="48" meta:page-count="4" meta:paragraph-count="195" meta:word-count="1002" meta:character-count="5585" meta:non-whitespace-character-count="4251"/>
  </office:meta>
</office:document-meta>
</file>

<file path=Object 1/content.xml><?xml version="1.0" encoding="utf-8"?>
<math xmlns="http://www.w3.org/1998/Math/MathML" display="block">
  <semantics>
    <mover accent="true">
      <mi>CAB</mi>
      <mo stretchy="true">^</mo>
    </mover>
    <annotation encoding="StarMath 5.0">widehat {CAB}</annotation>
  </semantics>
</math>
</file>

<file path=Object 10/content.xml><?xml version="1.0" encoding="utf-8"?>
<math xmlns="http://www.w3.org/1998/Math/MathML" display="block">
  <semantics>
    <mstyle mathsize="10pt">
      <mover accent="true">
        <mi>HES</mi>
        <mo stretchy="true">^</mo>
      </mover>
    </mstyle>
    <annotation encoding="StarMath 5.0">size 10{ widehat {HES}}</annotation>
  </semantics>
</math>
</file>

<file path=Object 11/content.xml><?xml version="1.0" encoding="utf-8"?>
<math xmlns="http://www.w3.org/1998/Math/MathML" display="block">
  <semantics>
    <mover accent="true">
      <mi>CAB</mi>
      <mo stretchy="true">^</mo>
    </mover>
    <annotation encoding="StarMath 5.0">widehat {CAB}</annotation>
  </semantics>
</math>
</file>

<file path=Object 12/content.xml><?xml version="1.0" encoding="utf-8"?>
<math xmlns="http://www.w3.org/1998/Math/MathML" display="block">
  <semantics>
    <mstyle mathsize="10pt">
      <mover accent="true">
        <mi>IJK</mi>
        <mo stretchy="true">^</mo>
      </mover>
    </mstyle>
    <annotation encoding="StarMath 5.0">size 10 widehat IJK




</annotation>
  </semantics>
</math>
</file>

<file path=Object 13/content.xml><?xml version="1.0" encoding="utf-8"?>
<math xmlns="http://www.w3.org/1998/Math/MathML" display="block">
  <semantics>
    <mfrac>
      <mstyle color="silver">
        <mn>.......</mn>
      </mstyle>
      <mstyle color="silver">
        <mn>.......</mn>
      </mstyle>
    </mfrac>
    <annotation encoding="StarMath 5.0">{color silver {.......} over color silver {.......}}</annotation>
  </semantics>
</math>
</file>

<file path=Object 14/content.xml><?xml version="1.0" encoding="utf-8"?>
<math xmlns="http://www.w3.org/1998/Math/MathML" display="block">
  <semantics>
    <mover accent="true">
      <mstyle mathvariant="normal">
        <mi>THS</mi>
      </mstyle>
      <mo stretchy="true">^</mo>
    </mover>
    <annotation encoding="StarMath 5.0">widehat nitalic {THS }</annotation>
  </semantics>
</math>
</file>

<file path=Object 15/content.xml><?xml version="1.0" encoding="utf-8"?>
<math xmlns="http://www.w3.org/1998/Math/MathML" display="block">
  <semantics>
    <mstyle mathsize="10pt">
      <mover accent="true">
        <mi>IJK</mi>
        <mo stretchy="true">^</mo>
      </mover>
    </mstyle>
    <annotation encoding="StarMath 5.0">size 10 widehat IJK




</annotation>
  </semantics>
</math>
</file>

<file path=Object 16/content.xml><?xml version="1.0" encoding="utf-8"?>
<math xmlns="http://www.w3.org/1998/Math/MathML" display="block">
  <semantics>
    <mstyle mathsize="10pt">
      <mover accent="true">
        <mi>IJK</mi>
        <mo stretchy="true">^</mo>
      </mover>
    </mstyle>
    <annotation encoding="StarMath 5.0">size 10 widehat IJK




</annotation>
  </semantics>
</math>
</file>

<file path=Object 17/content.xml><?xml version="1.0" encoding="utf-8"?>
<math xmlns="http://www.w3.org/1998/Math/MathML" display="block">
  <semantics>
    <mstyle color="blue">
      <mover accent="true">
        <mi>CAB</mi>
        <mo stretchy="true">^</mo>
      </mover>
    </mstyle>
    <annotation encoding="StarMath 5.0">color blue {widehat{ CAB }}</annotation>
  </semantics>
</math>
</file>

<file path=Object 18/content.xml><?xml version="1.0" encoding="utf-8"?>
<math xmlns="http://www.w3.org/1998/Math/MathML" display="block">
  <semantics>
    <mstyle mathsize="10pt">
      <mover accent="true">
        <mi>ABC</mi>
        <mo stretchy="true">^</mo>
      </mover>
    </mstyle>
    <annotation encoding="StarMath 5.0">size 10 widehat ABC




</annotation>
  </semantics>
</math>
</file>

<file path=Object 19/content.xml><?xml version="1.0" encoding="utf-8"?>
<math xmlns="http://www.w3.org/1998/Math/MathML" display="block">
  <semantics>
    <mstyle mathsize="10pt">
      <mover accent="true">
        <mi>BCA</mi>
        <mo stretchy="true">^</mo>
      </mover>
    </mstyle>
    <annotation encoding="StarMath 5.0">size 10 widehat BCA




</annotation>
  </semantics>
</math>
</file>

<file path=Object 2/content.xml><?xml version="1.0" encoding="utf-8"?>
<math xmlns="http://www.w3.org/1998/Math/MathML" display="block">
  <semantics>
    <mover accent="true">
      <mi>CAB</mi>
      <mo stretchy="true">^</mo>
    </mover>
    <annotation encoding="StarMath 5.0">widehat {CAB}</annotation>
  </semantics>
</math>
</file>

<file path=Object 20/content.xml><?xml version="1.0" encoding="utf-8"?>
<math xmlns="http://www.w3.org/1998/Math/MathML" display="block">
  <semantics>
    <mstyle mathsize="10pt">
      <mover accent="true">
        <mi>IJK</mi>
        <mo stretchy="true">^</mo>
      </mover>
    </mstyle>
    <annotation encoding="StarMath 5.0">size 10 widehat IJK




</annotation>
  </semantics>
</math>
</file>

<file path=Object 21/content.xml><?xml version="1.0" encoding="utf-8"?>
<math xmlns="http://www.w3.org/1998/Math/MathML" display="block">
  <semantics>
    <mfrac>
      <mstyle color="silver">
        <mn>.......</mn>
      </mstyle>
      <mstyle color="silver">
        <mn>.......</mn>
      </mstyle>
    </mfrac>
    <annotation encoding="StarMath 5.0">{color silver {.......} over color silver {.......}}</annotation>
  </semantics>
</math>
</file>

<file path=Object 22/content.xml><?xml version="1.0" encoding="utf-8"?>
<math xmlns="http://www.w3.org/1998/Math/MathML" display="block">
  <semantics>
    <mstyle mathsize="10pt">
      <mover accent="true">
        <mi>BCA</mi>
        <mo stretchy="true">^</mo>
      </mover>
    </mstyle>
    <annotation encoding="StarMath 5.0">size 10 widehat BCA




</annotation>
  </semantics>
</math>
</file>

<file path=Object 23/content.xml><?xml version="1.0" encoding="utf-8"?>
<math xmlns="http://www.w3.org/1998/Math/MathML" display="block">
  <semantics>
    <mfrac>
      <mstyle color="silver">
        <mn>.......</mn>
      </mstyle>
      <mstyle color="silver">
        <mn>.......</mn>
      </mstyle>
    </mfrac>
    <annotation encoding="StarMath 5.0">{color silver {.......} over color silver {.......}}</annotation>
  </semantics>
</math>
</file>

<file path=Object 24/content.xml><?xml version="1.0" encoding="utf-8"?>
<math xmlns="http://www.w3.org/1998/Math/MathML" display="block">
  <semantics>
    <mfrac>
      <mstyle color="silver">
        <mn>.......</mn>
      </mstyle>
      <mstyle color="silver">
        <mn>.......</mn>
      </mstyle>
    </mfrac>
    <annotation encoding="StarMath 5.0">{color silver {.......} over color silver {.......}}</annotation>
  </semantics>
</math>
</file>

<file path=Object 25/content.xml><?xml version="1.0" encoding="utf-8"?>
<math xmlns="http://www.w3.org/1998/Math/MathML" display="block">
  <semantics>
    <mstyle mathsize="10pt">
      <mover accent="true">
        <mi>UVI</mi>
        <mo stretchy="true">^</mo>
      </mover>
    </mstyle>
    <annotation encoding="StarMath 5.0">size 10 widehat UVI




</annotation>
  </semantics>
</math>
</file>

<file path=Object 26/content.xml><?xml version="1.0" encoding="utf-8"?>
<math xmlns="http://www.w3.org/1998/Math/MathML" display="block">
  <semantics>
    <mfrac>
      <mstyle color="silver">
        <mn>.......</mn>
      </mstyle>
      <mstyle color="silver">
        <mn>.......</mn>
      </mstyle>
    </mfrac>
    <annotation encoding="StarMath 5.0">{color silver {.......} over color silver {.......}}</annotation>
  </semantics>
</math>
</file>

<file path=Object 27/content.xml><?xml version="1.0" encoding="utf-8"?>
<math xmlns="http://www.w3.org/1998/Math/MathML" display="block">
  <semantics>
    <mover accent="true">
      <mi>MNO</mi>
      <mo stretchy="true">^</mo>
    </mover>
    <annotation encoding="StarMath 5.0"> widehat {MNO}</annotation>
  </semantics>
</math>
</file>

<file path=Object 28/content.xml><?xml version="1.0" encoding="utf-8"?>
<math xmlns="http://www.w3.org/1998/Math/MathML" display="block">
  <semantics>
    <mfrac>
      <mstyle color="silver">
        <mn>.......</mn>
      </mstyle>
      <mstyle color="silver">
        <mn>.......</mn>
      </mstyle>
    </mfrac>
    <annotation encoding="StarMath 5.0">{color silver {.......} over color silver {.......}}</annotation>
  </semantics>
</math>
</file>

<file path=Object 29/content.xml><?xml version="1.0" encoding="utf-8"?>
<math xmlns="http://www.w3.org/1998/Math/MathML" display="block">
  <semantics>
    <mstyle mathsize="10pt">
      <mover accent="true">
        <mi>FEG</mi>
        <mo stretchy="true">^</mo>
      </mover>
    </mstyle>
    <annotation encoding="StarMath 5.0">size 10 widehat FEG




</annotation>
  </semantics>
</math>
</file>

<file path=Object 3/content.xml><?xml version="1.0" encoding="utf-8"?>
<math xmlns="http://www.w3.org/1998/Math/MathML" display="block">
  <semantics>
    <mover accent="true">
      <mi>MON</mi>
      <mo stretchy="true">^</mo>
    </mover>
    <annotation encoding="StarMath 5.0">widehat {MON}</annotation>
  </semantics>
</math>
</file>

<file path=Object 30/content.xml><?xml version="1.0" encoding="utf-8"?>
<math xmlns="http://www.w3.org/1998/Math/MathML" display="block">
  <semantics>
    <mstyle mathsize="10pt">
      <mover accent="true">
        <mi>BAC</mi>
        <mo stretchy="true">^</mo>
      </mover>
    </mstyle>
    <annotation encoding="StarMath 5.0">size 10 widehat BAC




</annotation>
  </semantics>
</math>
</file>

<file path=Object 31/content.xml><?xml version="1.0" encoding="utf-8"?>
<math xmlns="http://www.w3.org/1998/Math/MathML" display="block">
  <semantics>
    <mstyle mathsize="10pt">
      <mover accent="true">
        <mi>FEG</mi>
        <mo stretchy="true">^</mo>
      </mover>
    </mstyle>
    <annotation encoding="StarMath 5.0">size 10 {widehat FEG}




</annotation>
  </semantics>
</math>
</file>

<file path=Object 32/content.xml><?xml version="1.0" encoding="utf-8"?>
<math xmlns="http://www.w3.org/1998/Math/MathML" display="block">
  <semantics>
    <mstyle mathsize="10pt">
      <mover accent="true">
        <mi>FEG</mi>
        <mo stretchy="true">^</mo>
      </mover>
    </mstyle>
    <annotation encoding="StarMath 5.0">size 10 {widehat FEG}




</annotation>
  </semantics>
</math>
</file>

<file path=Object 33/content.xml><?xml version="1.0" encoding="utf-8"?>
<math xmlns="http://www.w3.org/1998/Math/MathML" display="block">
  <semantics>
    <mfrac>
      <mstyle color="silver">
        <mn>.......</mn>
      </mstyle>
      <mstyle color="silver">
        <mn>.......</mn>
      </mstyle>
    </mfrac>
    <annotation encoding="StarMath 5.0">{color silver {.......} over color silver {.......}}</annotation>
  </semantics>
</math>
</file>

<file path=Object 34/content.xml><?xml version="1.0" encoding="utf-8"?>
<math xmlns="http://www.w3.org/1998/Math/MathML" display="block">
  <semantics>
    <mstyle mathsize="10pt">
      <mover accent="true">
        <mi>FEG</mi>
        <mo stretchy="true">^</mo>
      </mover>
    </mstyle>
    <annotation encoding="StarMath 5.0">size 10 {widehat FEG}




</annotation>
  </semantics>
</math>
</file>

<file path=Object 35/content.xml><?xml version="1.0" encoding="utf-8"?>
<math xmlns="http://www.w3.org/1998/Math/MathML" display="block">
  <semantics>
    <mfrac>
      <mstyle color="silver">
        <mn>.......</mn>
      </mstyle>
      <mstyle color="silver">
        <mn>.......</mn>
      </mstyle>
    </mfrac>
    <annotation encoding="StarMath 5.0">{color silver {.......} over color silver {.......}}</annotation>
  </semantics>
</math>
</file>

<file path=Object 36/content.xml><?xml version="1.0" encoding="utf-8"?>
<math xmlns="http://www.w3.org/1998/Math/MathML" display="block">
  <semantics>
    <mstyle mathsize="10pt">
      <mover accent="true">
        <mi>FEG</mi>
        <mo stretchy="true">^</mo>
      </mover>
    </mstyle>
    <annotation encoding="StarMath 5.0">size 10 widehat FEG




</annotation>
  </semantics>
</math>
</file>

<file path=Object 37/content.xml><?xml version="1.0" encoding="utf-8"?>
<math xmlns="http://www.w3.org/1998/Math/MathML" display="block">
  <semantics>
    <mover accent="true">
      <mi>ACB</mi>
      <mo stretchy="true">^</mo>
    </mover>
    <annotation encoding="StarMath 5.0">widehat{ ACB }</annotation>
  </semantics>
</math>
</file>

<file path=Object 38/content.xml><?xml version="1.0" encoding="utf-8"?>
<math xmlns="http://www.w3.org/1998/Math/MathML" display="block">
  <semantics>
    <mover accent="true">
      <mi>ACB</mi>
      <mo stretchy="true">^</mo>
    </mover>
    <annotation encoding="StarMath 5.0">widehat{ ACB }</annotation>
  </semantics>
</math>
</file>

<file path=Object 39/content.xml><?xml version="1.0" encoding="utf-8"?>
<math xmlns="http://www.w3.org/1998/Math/MathML" display="block">
  <semantics>
    <mstyle mathsize="10pt">
      <mover accent="true">
        <mi>RPM</mi>
        <mo stretchy="true">^</mo>
      </mover>
    </mstyle>
    <annotation encoding="StarMath 5.0">size 10{ widehat {RPM}}</annotation>
  </semantics>
</math>
</file>

<file path=Object 4/content.xml><?xml version="1.0" encoding="utf-8"?>
<math xmlns="http://www.w3.org/1998/Math/MathML" display="block">
  <semantics>
    <mstyle mathsize="10pt">
      <mover accent="true">
        <mi>SRT</mi>
        <mo stretchy="true">^</mo>
      </mover>
    </mstyle>
    <annotation encoding="StarMath 5.0">size 10{ widehat {SRT}}</annotation>
  </semantics>
</math>
</file>

<file path=Object 40/content.xml><?xml version="1.0" encoding="utf-8"?>
<math xmlns="http://www.w3.org/1998/Math/MathML" display="block">
  <semantics>
    <mstyle mathsize="10pt">
      <mover accent="true">
        <mi>ISP</mi>
        <mo stretchy="true">^</mo>
      </mover>
    </mstyle>
    <annotation encoding="StarMath 5.0">size 10 widehat {ISP}




</annotation>
  </semantics>
</math>
</file>

<file path=Object 41/content.xml><?xml version="1.0" encoding="utf-8"?>
<math xmlns="http://www.w3.org/1998/Math/MathML" display="block">
  <semantics>
    <mover accent="true">
      <mi>ABC</mi>
      <mo stretchy="true">^</mo>
    </mover>
    <annotation encoding="StarMath 5.0">widehat{ ABC }</annotation>
  </semantics>
</math>
</file>

<file path=Object 42/content.xml><?xml version="1.0" encoding="utf-8"?>
<math xmlns="http://www.w3.org/1998/Math/MathML" display="block">
  <semantics>
    <mstyle mathsize="10pt">
      <mover accent="true">
        <mi>ABH</mi>
        <mo stretchy="true">^</mo>
      </mover>
    </mstyle>
    <annotation encoding="StarMath 5.0">size 10 widehat {ABH}




</annotation>
  </semantics>
</math>
</file>

<file path=Object 44/content.xml><?xml version="1.0" encoding="utf-8"?>
<math xmlns="http://www.w3.org/1998/Math/MathML" display="block">
  <semantics>
    <mstyle mathsize="10pt">
      <mover accent="true">
        <mi>ACD</mi>
        <mo stretchy="true">^</mo>
      </mover>
    </mstyle>
    <annotation encoding="StarMath 5.0">size 10 widehat ACD




</annotation>
  </semantics>
</math>
</file>

<file path=Object 45/content.xml><?xml version="1.0" encoding="utf-8"?>
<math xmlns="http://www.w3.org/1998/Math/MathML" display="block">
  <semantics>
    <mstyle mathsize="10pt">
      <mover accent="true">
        <mi>BAC</mi>
        <mo stretchy="true">^</mo>
      </mover>
    </mstyle>
    <annotation encoding="StarMath 5.0">size 10 widehat BAC




</annotation>
  </semantics>
</math>
</file>

<file path=Object 46/content.xml><?xml version="1.0" encoding="utf-8"?>
<math xmlns="http://www.w3.org/1998/Math/MathML" display="block">
  <semantics>
    <mstyle mathsize="10pt">
      <mover accent="true">
        <mi>CBA</mi>
        <mo stretchy="true">^</mo>
      </mover>
    </mstyle>
    <annotation encoding="StarMath 5.0">size 10 widehat CBA




</annotation>
  </semantics>
</math>
</file>

<file path=Object 47/content.xml><?xml version="1.0" encoding="utf-8"?>
<math xmlns="http://www.w3.org/1998/Math/MathML" display="block">
  <semantics>
    <mstyle mathsize="10pt">
      <mover accent="true">
        <mi>DCB</mi>
        <mo stretchy="true">^</mo>
      </mover>
    </mstyle>
    <annotation encoding="StarMath 5.0">size 10 widehat DCB




</annotation>
  </semantics>
</math>
</file>

<file path=Object 48/content.xml><?xml version="1.0" encoding="utf-8"?>
<math xmlns="http://www.w3.org/1998/Math/MathML" display="block">
  <semantics>
    <mover accent="true">
      <mi>NMO</mi>
      <mo stretchy="true">^</mo>
    </mover>
    <annotation encoding="StarMath 5.0"> widehat {NMO}</annotation>
  </semantics>
</math>
</file>

<file path=Object 49/content.xml><?xml version="1.0" encoding="utf-8"?>
<math xmlns="http://www.w3.org/1998/Math/MathML" display="block">
  <semantics>
    <mstyle mathsize="10pt">
      <mover accent="true">
        <mi>BAH</mi>
        <mo stretchy="true">^</mo>
      </mover>
    </mstyle>
    <annotation encoding="StarMath 5.0">size 10{ widehat {BAH}}</annotation>
  </semantics>
</math>
</file>

<file path=Object 5/content.xml><?xml version="1.0" encoding="utf-8"?>
<math xmlns="http://www.w3.org/1998/Math/MathML" display="block">
  <semantics>
    <mrow>
      <mi>cos</mi>
      <mrow>
        <mrow>
          <mo fence="true" stretchy="false">(</mo>
          <mrow>
            <mover accent="true">
              <mi>CAB</mi>
              <mo stretchy="true">^</mo>
            </mover>
          </mrow>
          <mo fence="true" stretchy="false">)</mo>
        </mrow>
        <mo stretchy="false">=</mo>
        <mfrac>
          <mn>4</mn>
          <mn>5</mn>
        </mfrac>
      </mrow>
    </mrow>
    <annotation encoding="StarMath 5.0">cos({widehat CAB })= 4 over 5




</annotation>
  </semantics>
</math>
</file>

<file path=Object 6/content.xml><?xml version="1.0" encoding="utf-8"?>
<math xmlns="http://www.w3.org/1998/Math/MathML" display="block">
  <semantics>
    <mover accent="true">
      <mi>WXY</mi>
      <mo stretchy="true">^</mo>
    </mover>
    <annotation encoding="StarMath 5.0">widehat {WXY}</annotation>
  </semantics>
</math>
</file>

<file path=Object 7/content.xml><?xml version="1.0" encoding="utf-8"?>
<math xmlns="http://www.w3.org/1998/Math/MathML" display="block">
  <semantics>
    <mstyle mathsize="10pt">
      <mfrac>
        <mstyle color="blue">
          <mrow>
            <mi>côté</mi>
            <mspace width="0.5em"/>
            <mi>adjacent</mi>
            <mspace width="0.5em"/>
            <mi mathvariant="normal">à</mi>
            <mspace width="0.5em"/>
            <mover accent="true">
              <mi>CAB</mi>
              <mo stretchy="true">^</mo>
            </mover>
          </mrow>
        </mstyle>
        <mstyle color="green">
          <mi>hypoténuse</mi>
        </mstyle>
      </mfrac>
    </mstyle>
    <annotation encoding="StarMath 5.0">size 10 {color blue{côté `adjacent `à `widehat CAB} over color green {hypoténuse}}</annotation>
  </semantics>
</math>
</file>

<file path=Object 8/content.xml><?xml version="1.0" encoding="utf-8"?>
<math xmlns="http://www.w3.org/1998/Math/MathML" display="block">
  <semantics>
    <mstyle mathsize="10pt">
      <mfrac>
        <mstyle color="blue">
          <mi>CA</mi>
        </mstyle>
        <mstyle color="green">
          <mi>AB</mi>
        </mstyle>
      </mfrac>
    </mstyle>
    <annotation encoding="StarMath 5.0">size 10{color blue{CA}  over color green AB}


</annotation>
  </semantics>
</math>
</file>

<file path=Object 9/content.xml><?xml version="1.0" encoding="utf-8"?>
<math xmlns="http://www.w3.org/1998/Math/MathML" display="block">
  <semantics>
    <mover accent="true">
      <mi>CAB</mi>
      <mo stretchy="true">^</mo>
    </mover>
    <annotation encoding="StarMath 5.0">widehat {CAB}</annotation>
  </semantics>
</math>
</file>